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19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transaction_id</text:p>
          </table:table-cell>
          <table:table-cell office:value-type="string" table:style-name="ce2">
            <text:p>procedure_id</text:p>
          </table:table-cell>
          <table:table-cell office:value-type="string" table:style-name="ce2">
            <text:p>trans_group_id</text:p>
          </table:table-cell>
          <table:table-cell office:value-type="string" table:style-name="ce2">
            <text:p>trans_group_ar</text:p>
          </table:table-cell>
          <table:table-cell office:value-type="string" table:style-name="ce2">
            <text:p>trans_group_en</text:p>
          </table:table-cell>
          <table:table-cell office:value-type="string" table:style-name="ce2">
            <text:p>procedure_name_ar</text:p>
          </table:table-cell>
          <table:table-cell office:value-type="string" table:style-name="ce2">
            <text:p>procedure_name_en</text:p>
          </table:table-cell>
          <table:table-cell office:value-type="string" table:style-name="ce2">
            <text:p>instance_date</text:p>
          </table:table-cell>
          <table:table-cell office:value-type="string" table:style-name="ce2">
            <text:p>property_type_id</text:p>
          </table:table-cell>
          <table:table-cell office:value-type="string" table:style-name="ce2">
            <text:p>property_type_ar</text:p>
          </table:table-cell>
          <table:table-cell office:value-type="string" table:style-name="ce2">
            <text:p>property_type_en</text:p>
          </table:table-cell>
          <table:table-cell office:value-type="string" table:style-name="ce2">
            <text:p>property_sub_type_id</text:p>
          </table:table-cell>
          <table:table-cell office:value-type="string" table:style-name="ce2">
            <text:p>property_sub_type_ar</text:p>
          </table:table-cell>
          <table:table-cell office:value-type="string" table:style-name="ce2">
            <text:p>property_sub_type_en</text:p>
          </table:table-cell>
          <table:table-cell office:value-type="string" table:style-name="ce2">
            <text:p>property_usage_ar</text:p>
          </table:table-cell>
          <table:table-cell office:value-type="string" table:style-name="ce2">
            <text:p>property_usage_en</text:p>
          </table:table-cell>
          <table:table-cell office:value-type="string" table:style-name="ce2">
            <text:p>reg_type_id</text:p>
          </table:table-cell>
          <table:table-cell office:value-type="string" table:style-name="ce2">
            <text:p>reg_type_ar</text:p>
          </table:table-cell>
          <table:table-cell office:value-type="string" table:style-name="ce2">
            <text:p>reg_type_en</text:p>
          </table:table-cell>
          <table:table-cell office:value-type="string" table:style-name="ce2">
            <text:p>area_id</text:p>
          </table:table-cell>
          <table:table-cell office:value-type="string" table:style-name="ce2">
            <text:p>area_name_ar</text:p>
          </table:table-cell>
          <table:table-cell office:value-type="string" table:style-name="ce2">
            <text:p>area_name_en</text:p>
          </table:table-cell>
          <table:table-cell office:value-type="string" table:style-name="ce2">
            <text:p>building_name_ar</text:p>
          </table:table-cell>
          <table:table-cell office:value-type="string" table:style-name="ce2">
            <text:p>building_name_en</text:p>
          </table:table-cell>
          <table:table-cell office:value-type="string" table:style-name="ce2">
            <text:p>project_number</text:p>
          </table:table-cell>
          <table:table-cell office:value-type="string" table:style-name="ce2">
            <text:p>project_name_ar</text:p>
          </table:table-cell>
          <table:table-cell office:value-type="string" table:style-name="ce2">
            <text:p>project_name_en</text:p>
          </table:table-cell>
          <table:table-cell office:value-type="string" table:style-name="ce2">
            <text:p>master_project_en</text:p>
          </table:table-cell>
          <table:table-cell office:value-type="string" table:style-name="ce2">
            <text:p>master_project_ar</text:p>
          </table:table-cell>
          <table:table-cell office:value-type="string" table:style-name="ce2">
            <text:p>nearest_landmark_ar</text:p>
          </table:table-cell>
          <table:table-cell office:value-type="string" table:style-name="ce2">
            <text:p>nearest_landmark_en</text:p>
          </table:table-cell>
          <table:table-cell office:value-type="string" table:style-name="ce2">
            <text:p>nearest_metro_ar</text:p>
          </table:table-cell>
          <table:table-cell office:value-type="string" table:style-name="ce2">
            <text:p>nearest_metro_en</text:p>
          </table:table-cell>
          <table:table-cell office:value-type="string" table:style-name="ce2">
            <text:p>nearest_mall_ar</text:p>
          </table:table-cell>
          <table:table-cell office:value-type="string" table:style-name="ce2">
            <text:p>nearest_mall_en</text:p>
          </table:table-cell>
          <table:table-cell office:value-type="string" table:style-name="ce2">
            <text:p>rooms_ar</text:p>
          </table:table-cell>
          <table:table-cell office:value-type="string" table:style-name="ce2">
            <text:p>rooms_en</text:p>
          </table:table-cell>
          <table:table-cell office:value-type="string" table:style-name="ce2">
            <text:p>has_parking</text:p>
          </table:table-cell>
          <table:table-cell office:value-type="string" table:style-name="ce2">
            <text:p>procedure_area</text:p>
          </table:table-cell>
          <table:table-cell office:value-type="string" table:style-name="ce2">
            <text:p>actual_worth</text:p>
          </table:table-cell>
          <table:table-cell office:value-type="string" table:style-name="ce2">
            <text:p>meter_sale_price</text:p>
          </table:table-cell>
          <table:table-cell office:value-type="string" table:style-name="ce2">
            <text:p>rent_value</text:p>
          </table:table-cell>
          <table:table-cell office:value-type="string" table:style-name="ce2">
            <text:p>meter_rent_price</text:p>
          </table:table-cell>
          <table:table-cell office:value-type="string" table:style-name="ce2">
            <text:p>no_of_parties_role_1</text:p>
          </table:table-cell>
          <table:table-cell office:value-type="string" table:style-name="ce2">
            <text:p>no_of_parties_role_2</text:p>
          </table:table-cell>
          <table:table-cell office:value-type="string" table:style-name="ce2">
            <text:p>no_of_parties_role_3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3-9-2006-16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Ù‡Ø¨Ø§Øª</text:p>
          </table:table-cell>
          <table:table-cell office:value-type="string" table:style-name="ce2">
            <text:p>Gifts</text:p>
          </table:table-cell>
          <table:table-cell office:value-type="string" table:style-name="ce2">
            <text:p>Ù‡Ø¨Ù‡</text:p>
          </table:table-cell>
          <table:table-cell office:value-type="string" table:style-name="ce2">
            <text:p>Grant</text:p>
          </table:table-cell>
          <table:table-cell office:value-type="date" office:date-value="2006-10-16T00:00:00" table:style-name="ce3">
            <text:p>16/10/2006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78" table:style-name="ce2">
            <text:p>278</text:p>
          </table:table-cell>
          <table:table-cell office:value-type="string" table:style-name="ce2">
            <text:p>Ù…Ù†Ø®ÙˆÙ„</text:p>
          </table:table-cell>
          <table:table-cell office:value-type="string" table:style-name="ce2">
            <text:p>Mankhool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®Ù„ÙŠÙØ©</text:p>
          </table:table-cell>
          <table:table-cell office:value-type="string" table:style-name="ce2">
            <text:p>Burj Khalifa</text:p>
          </table:table-cell>
          <table:table-cell office:value-type="string" table:style-name="ce2">
            <text:p>Ù…Ø­Ø·Ø© Ù…ØªØ±Ùˆ Ø¨Ù†Ùƒ Ø£Ø¨ÙˆØ¸Ø¨ÙŠ Ø§Ù„ØªØ¬Ø§Ø±ÙŠ</text:p>
          </table:table-cell>
          <table:table-cell office:value-type="string" table:style-name="ce2">
            <text:p>ADCB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3162.42" table:style-name="ce2">
            <text:p>3162.42</text:p>
          </table:table-cell>
          <table:table-cell office:value-type="float" office:value="12000000" table:style-name="ce2">
            <text:p>12000000</text:p>
          </table:table-cell>
          <table:table-cell office:value-type="float" office:value="3794.56" table:style-name="ce2">
            <text:p>3794.5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3-9-2019-2944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Ù‡Ø¨Ø§Øª</text:p>
          </table:table-cell>
          <table:table-cell office:value-type="string" table:style-name="ce2">
            <text:p>Gifts</text:p>
          </table:table-cell>
          <table:table-cell office:value-type="string" table:style-name="ce2">
            <text:p>Ù‡Ø¨Ù‡</text:p>
          </table:table-cell>
          <table:table-cell office:value-type="string" table:style-name="ce2">
            <text:p>Grant</text:p>
          </table:table-cell>
          <table:table-cell office:value-type="date" office:date-value="2019-11-13T00:00:00" table:style-name="ce3">
            <text:p>13/11/201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£Ø±Ø¶</text:p>
          </table:table-cell>
          <table:table-cell office:value-type="string" table:style-name="ce2">
            <text:p>Land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78" table:style-name="ce2">
            <text:p>278</text:p>
          </table:table-cell>
          <table:table-cell office:value-type="string" table:style-name="ce2">
            <text:p>Ù…Ù†Ø®ÙˆÙ„</text:p>
          </table:table-cell>
          <table:table-cell office:value-type="string" table:style-name="ce2">
            <text:p>Mankhool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®Ù„ÙŠÙØ©</text:p>
          </table:table-cell>
          <table:table-cell office:value-type="string" table:style-name="ce2">
            <text:p>Burj Khalifa</text:p>
          </table:table-cell>
          <table:table-cell office:value-type="string" table:style-name="ce2">
            <text:p>Ù…Ø­Ø·Ø© Ù…ØªØ±Ùˆ Ø¨Ù†Ùƒ Ø£Ø¨ÙˆØ¸Ø¨ÙŠ Ø§Ù„ØªØ¬Ø§Ø±ÙŠ</text:p>
          </table:table-cell>
          <table:table-cell office:value-type="string" table:style-name="ce2">
            <text:p>ADCB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09.09" table:style-name="ce2">
            <text:p>209.09</text:p>
          </table:table-cell>
          <table:table-cell office:value-type="float" office:value="916659" table:style-name="ce2">
            <text:p>916659</text:p>
          </table:table-cell>
          <table:table-cell office:value-type="float" office:value="4384.04" table:style-name="ce2">
            <text:p>4384.0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1-690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1-08-20T00:00:00" table:style-name="ce3">
            <text:p>20/08/200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 / ØªØ¬Ø§Ø±ÙŠ</text:p>
          </table:table-cell>
          <table:table-cell office:value-type="string" table:style-name="ce2">
            <text:p>Residential / 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88" table:style-name="ce2">
            <text:p>388</text:p>
          </table:table-cell>
          <table:table-cell office:value-type="string" table:style-name="ce2">
            <text:p>Ø¹ÙˆØ¯ Ù…ÙŠØ«Ø§</text:p>
          </table:table-cell>
          <table:table-cell office:value-type="string" table:style-name="ce2">
            <text:p>Oud Meth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®Ù„ÙŠÙØ©</text:p>
          </table:table-cell>
          <table:table-cell office:value-type="string" table:style-name="ce2">
            <text:p>Burj Khalifa</text:p>
          </table:table-cell>
          <table:table-cell office:value-type="string" table:style-name="ce2">
            <text:p>Ù…Ø­Ø·Ø© Ù…ØªØ±Ùˆ Ø¹ÙˆØ¯ Ù…ÙŠØ«Ø§Ø¡</text:p>
          </table:table-cell>
          <table:table-cell office:value-type="string" table:style-name="ce2">
            <text:p>Oud Metha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37.8" table:style-name="ce2">
            <text:p>1337.8</text:p>
          </table:table-cell>
          <table:table-cell office:value-type="float" office:value="4519342" table:style-name="ce2">
            <text:p>4519342</text:p>
          </table:table-cell>
          <table:table-cell office:value-type="float" office:value="3378.19" table:style-name="ce2">
            <text:p>3378.1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20-9477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20-11-30T00:00:00" table:style-name="ce3">
            <text:p>30/11/202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76" table:style-name="ce2">
            <text:p>276</text:p>
          </table:table-cell>
          <table:table-cell office:value-type="string" table:style-name="ce2">
            <text:p>Ø§Ù„Ø¨Ø¯Ø¹</text:p>
          </table:table-cell>
          <table:table-cell office:value-type="string" table:style-name="ce2">
            <text:p>Al Bad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®Ù„ÙŠÙØ©</text:p>
          </table:table-cell>
          <table:table-cell office:value-type="string" table:style-name="ce2">
            <text:p>Burj Khalifa</text:p>
          </table:table-cell>
          <table:table-cell office:value-type="string" table:style-name="ce2">
            <text:p>Ù…Ø­Ø·Ø© Ù…ØªØ±Ùˆ Ø§Ù„Ù…Ø±ÙƒØ² Ø§Ù„ØªØ¬Ø§Ø±ÙŠ</text:p>
          </table:table-cell>
          <table:table-cell office:value-type="string" table:style-name="ce2">
            <text:p>Trade Centre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78.70999999999998" table:style-name="ce2">
            <text:p>278.71</text:p>
          </table:table-cell>
          <table:table-cell office:value-type="float" office:value="2500000" table:style-name="ce2">
            <text:p>2500000</text:p>
          </table:table-cell>
          <table:table-cell office:value-type="float" office:value="8969.9" table:style-name="ce2">
            <text:p>8969.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1999-532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1999-04-26T00:00:00" table:style-name="ce3">
            <text:p>26/04/199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76" table:style-name="ce2">
            <text:p>276</text:p>
          </table:table-cell>
          <table:table-cell office:value-type="string" table:style-name="ce2">
            <text:p>Ø§Ù„Ø¨Ø¯Ø¹</text:p>
          </table:table-cell>
          <table:table-cell office:value-type="string" table:style-name="ce2">
            <text:p>Al Bad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®Ù„ÙŠÙØ©</text:p>
          </table:table-cell>
          <table:table-cell office:value-type="string" table:style-name="ce2">
            <text:p>Burj Khalifa</text:p>
          </table:table-cell>
          <table:table-cell office:value-type="string" table:style-name="ce2">
            <text:p>Ù…Ø­Ø·Ø© Ù…ØªØ±Ùˆ Ø§Ù„Ù…Ø±ÙƒØ² Ø§Ù„ØªØ¬Ø§Ø±ÙŠ</text:p>
          </table:table-cell>
          <table:table-cell office:value-type="string" table:style-name="ce2">
            <text:p>Trade Centre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3626.93" table:style-name="ce2">
            <text:p>3626.93</text:p>
          </table:table-cell>
          <table:table-cell office:value-type="float" office:value="1900000" table:style-name="ce2">
            <text:p>1900000</text:p>
          </table:table-cell>
          <table:table-cell office:value-type="float" office:value="523.86" table:style-name="ce2">
            <text:p>523.8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1998-354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1998-07-01T00:00:00" table:style-name="ce3">
            <text:p>01/07/199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 / ØªØ¬Ø§Ø±ÙŠ</text:p>
          </table:table-cell>
          <table:table-cell office:value-type="string" table:style-name="ce2">
            <text:p>Residential / 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71" table:style-name="ce2">
            <text:p>271</text:p>
          </table:table-cell>
          <table:table-cell office:value-type="string" table:style-name="ce2">
            <text:p>Ø§Ù„ÙƒØ±Ø§Ù…Ù‡</text:p>
          </table:table-cell>
          <table:table-cell office:value-type="string" table:style-name="ce2">
            <text:p>Al Karam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¨Ù†Ùƒ Ø£Ø¨ÙˆØ¸Ø¨ÙŠ Ø§Ù„ØªØ¬Ø§Ø±ÙŠ</text:p>
          </table:table-cell>
          <table:table-cell office:value-type="string" table:style-name="ce2">
            <text:p>ADCB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29.03" table:style-name="ce2">
            <text:p>929.03</text:p>
          </table:table-cell>
          <table:table-cell office:value-type="float" office:value="5000000" table:style-name="ce2">
            <text:p>5000000</text:p>
          </table:table-cell>
          <table:table-cell office:value-type="float" office:value="5381.96" table:style-name="ce2">
            <text:p>5381.9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7-1077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7-06-07T00:00:00" table:style-name="ce3">
            <text:p>07/06/200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71" table:style-name="ce2">
            <text:p>271</text:p>
          </table:table-cell>
          <table:table-cell office:value-type="string" table:style-name="ce2">
            <text:p>Ø§Ù„ÙƒØ±Ø§Ù…Ù‡</text:p>
          </table:table-cell>
          <table:table-cell office:value-type="string" table:style-name="ce2">
            <text:p>Al Karam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®Ù„ÙŠÙØ©</text:p>
          </table:table-cell>
          <table:table-cell office:value-type="string" table:style-name="ce2">
            <text:p>Burj Khalifa</text:p>
          </table:table-cell>
          <table:table-cell office:value-type="string" table:style-name="ce2">
            <text:p>Ù…Ø­Ø·Ø© Ù…ØªØ±Ùˆ Ø¨Ù†Ùƒ Ø£Ø¨ÙˆØ¸Ø¨ÙŠ Ø§Ù„ØªØ¬Ø§Ø±ÙŠ</text:p>
          </table:table-cell>
          <table:table-cell office:value-type="string" table:style-name="ce2">
            <text:p>ADCB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11.35" table:style-name="ce2">
            <text:p>211.35</text:p>
          </table:table-cell>
          <table:table-cell office:value-type="float" office:value="1849364" table:style-name="ce2">
            <text:p>1849364</text:p>
          </table:table-cell>
          <table:table-cell office:value-type="float" office:value="8750.24" table:style-name="ce2">
            <text:p>8750.2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6-578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6-05-15T00:00:00" table:style-name="ce3">
            <text:p>15/05/200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71" table:style-name="ce2">
            <text:p>271</text:p>
          </table:table-cell>
          <table:table-cell office:value-type="string" table:style-name="ce2">
            <text:p>Ø§Ù„ÙƒØ±Ø§Ù…Ù‡</text:p>
          </table:table-cell>
          <table:table-cell office:value-type="string" table:style-name="ce2">
            <text:p>Al Karam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®Ù„ÙŠÙØ©</text:p>
          </table:table-cell>
          <table:table-cell office:value-type="string" table:style-name="ce2">
            <text:p>Burj Khalifa</text:p>
          </table:table-cell>
          <table:table-cell office:value-type="string" table:style-name="ce2">
            <text:p>Ù…Ø­Ø·Ø© Ù…ØªØ±Ùˆ Ø¨Ù†Ùƒ Ø£Ø¨ÙˆØ¸Ø¨ÙŠ Ø§Ù„ØªØ¬Ø§Ø±ÙŠ</text:p>
          </table:table-cell>
          <table:table-cell office:value-type="string" table:style-name="ce2">
            <text:p>ADCB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11.35" table:style-name="ce2">
            <text:p>211.35</text:p>
          </table:table-cell>
          <table:table-cell office:value-type="float" office:value="1200000" table:style-name="ce2">
            <text:p>1200000</text:p>
          </table:table-cell>
          <table:table-cell office:value-type="float" office:value="5677.79" table:style-name="ce2">
            <text:p>5677.7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25-37635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25-09-09T00:00:00" table:style-name="ce3">
            <text:p>09/09/202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ªØ¬Ø§Ø±ÙŠ</text:p>
          </table:table-cell>
          <table:table-cell office:value-type="string" table:style-name="ce2">
            <text:p>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71" table:style-name="ce2">
            <text:p>271</text:p>
          </table:table-cell>
          <table:table-cell office:value-type="string" table:style-name="ce2">
            <text:p>Ø§Ù„ÙƒØ±Ø§Ù…Ù‡</text:p>
          </table:table-cell>
          <table:table-cell office:value-type="string" table:style-name="ce2">
            <text:p>Al Karam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®Ù„ÙŠÙØ©</text:p>
          </table:table-cell>
          <table:table-cell office:value-type="string" table:style-name="ce2">
            <text:p>Burj Khalifa</text:p>
          </table:table-cell>
          <table:table-cell office:value-type="string" table:style-name="ce2">
            <text:p>Ù…Ø­Ø·Ø© Ù…ØªØ±Ùˆ Ø¨Ù†Ùƒ Ø£Ø¨ÙˆØ¸Ø¨ÙŠ Ø§Ù„ØªØ¬Ø§Ø±ÙŠ</text:p>
          </table:table-cell>
          <table:table-cell office:value-type="string" table:style-name="ce2">
            <text:p>ADCB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11.51" table:style-name="ce2">
            <text:p>211.51</text:p>
          </table:table-cell>
          <table:table-cell office:value-type="float" office:value="13386000" table:style-name="ce2">
            <text:p>13386000</text:p>
          </table:table-cell>
          <table:table-cell office:value-type="float" office:value="63287.79" table:style-name="ce2">
            <text:p>63287.7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23-24638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23-08-18T00:00:00" table:style-name="ce3">
            <text:p>18/08/202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71" table:style-name="ce2">
            <text:p>271</text:p>
          </table:table-cell>
          <table:table-cell office:value-type="string" table:style-name="ce2">
            <text:p>Ø§Ù„ÙƒØ±Ø§Ù…Ù‡</text:p>
          </table:table-cell>
          <table:table-cell office:value-type="string" table:style-name="ce2">
            <text:p>Al Karam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®Ù„ÙŠÙØ©</text:p>
          </table:table-cell>
          <table:table-cell office:value-type="string" table:style-name="ce2">
            <text:p>Burj Khalifa</text:p>
          </table:table-cell>
          <table:table-cell office:value-type="string" table:style-name="ce2">
            <text:p>Ù…Ø­Ø·Ø© Ù…ØªØ±Ùˆ Ø¨Ù†Ùƒ Ø£Ø¨ÙˆØ¸Ø¨ÙŠ Ø§Ù„ØªØ¬Ø§Ø±ÙŠ</text:p>
          </table:table-cell>
          <table:table-cell office:value-type="string" table:style-name="ce2">
            <text:p>ADCB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11.35" table:style-name="ce2">
            <text:p>211.35</text:p>
          </table:table-cell>
          <table:table-cell office:value-type="float" office:value="5000000" table:style-name="ce2">
            <text:p>5000000</text:p>
          </table:table-cell>
          <table:table-cell office:value-type="float" office:value="23657.439999999999" table:style-name="ce2">
            <text:p>23657.4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5-88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5-02-07T00:00:00" table:style-name="ce3">
            <text:p>07/02/200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 / ØªØ¬Ø§Ø±ÙŠ</text:p>
          </table:table-cell>
          <table:table-cell office:value-type="string" table:style-name="ce2">
            <text:p>Residential / 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71" table:style-name="ce2">
            <text:p>271</text:p>
          </table:table-cell>
          <table:table-cell office:value-type="string" table:style-name="ce2">
            <text:p>Ø§Ù„ÙƒØ±Ø§Ù…Ù‡</text:p>
          </table:table-cell>
          <table:table-cell office:value-type="string" table:style-name="ce2">
            <text:p>Al Karam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®Ù„ÙŠÙØ©</text:p>
          </table:table-cell>
          <table:table-cell office:value-type="string" table:style-name="ce2">
            <text:p>Burj Khalifa</text:p>
          </table:table-cell>
          <table:table-cell office:value-type="string" table:style-name="ce2">
            <text:p>Ù…Ø­Ø·Ø© Ù…ØªØ±Ùˆ Ø¨Ù†Ùƒ Ø£Ø¨ÙˆØ¸Ø¨ÙŠ Ø§Ù„ØªØ¬Ø§Ø±ÙŠ</text:p>
          </table:table-cell>
          <table:table-cell office:value-type="string" table:style-name="ce2">
            <text:p>ADCB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969.54" table:style-name="ce2">
            <text:p>1969.54</text:p>
          </table:table-cell>
          <table:table-cell office:value-type="float" office:value="4500000" table:style-name="ce2">
            <text:p>4500000</text:p>
          </table:table-cell>
          <table:table-cell office:value-type="float" office:value="2284.8000000000002" table:style-name="ce2">
            <text:p>2284.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4-2010-301</text:p>
          </table:table-cell>
          <table:table-cell office:value-type="float" office:value="14" table:style-name="ce2">
            <text:p>1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¹Ø¯ÙŠÙ„ Ø±Ù‡Ù†</text:p>
          </table:table-cell>
          <table:table-cell office:value-type="string" table:style-name="ce2">
            <text:p>Modify Mortgage</text:p>
          </table:table-cell>
          <table:table-cell office:value-type="date" office:date-value="2010-07-01T00:00:00" table:style-name="ce3">
            <text:p>01/07/201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 / ØªØ¬Ø§Ø±ÙŠ</text:p>
          </table:table-cell>
          <table:table-cell office:value-type="string" table:style-name="ce2">
            <text:p>Residential / 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67" table:style-name="ce2">
            <text:p>367</text:p>
          </table:table-cell>
          <table:table-cell office:value-type="string" table:style-name="ce2">
            <text:p>Ø§Ù„Ø³ÙˆÙ‚ Ø§Ù„ÙƒØ¨ÙŠØ±</text:p>
          </table:table-cell>
          <table:table-cell office:value-type="string" table:style-name="ce2">
            <text:p>Al Suq Al Kabeer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ºØ¨ÙŠØ¨Ø©</text:p>
          </table:table-cell>
          <table:table-cell office:value-type="string" table:style-name="ce2">
            <text:p>Al Ghubaiba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64.15" table:style-name="ce2">
            <text:p>964.15</text:p>
          </table:table-cell>
          <table:table-cell office:value-type="float" office:value="42537080" table:style-name="ce2">
            <text:p>42537080</text:p>
          </table:table-cell>
          <table:table-cell office:value-type="float" office:value="44118.74" table:style-name="ce2">
            <text:p>44118.7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3-9-2010-187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Ù‡Ø¨Ø§Øª</text:p>
          </table:table-cell>
          <table:table-cell office:value-type="string" table:style-name="ce2">
            <text:p>Gifts</text:p>
          </table:table-cell>
          <table:table-cell office:value-type="string" table:style-name="ce2">
            <text:p>Ù‡Ø¨Ù‡</text:p>
          </table:table-cell>
          <table:table-cell office:value-type="string" table:style-name="ce2">
            <text:p>Grant</text:p>
          </table:table-cell>
          <table:table-cell office:value-type="date" office:date-value="2010-03-29T00:00:00" table:style-name="ce3">
            <text:p>29/03/201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67" table:style-name="ce2">
            <text:p>267</text:p>
          </table:table-cell>
          <table:table-cell office:value-type="string" table:style-name="ce2">
            <text:p>Ø§Ù„Ø±ÙØ§Ø¹Ù‡</text:p>
          </table:table-cell>
          <table:table-cell office:value-type="string" table:style-name="ce2">
            <text:p>Al Raff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®Ù„ÙŠÙØ©</text:p>
          </table:table-cell>
          <table:table-cell office:value-type="string" table:style-name="ce2">
            <text:p>Burj Khalifa</text:p>
          </table:table-cell>
          <table:table-cell office:value-type="string" table:style-name="ce2">
            <text:p>Ù…Ø­Ø·Ø© Ù…ØªØ±Ùˆ Ø§Ù„ØºØ¨ÙŠØ¨Ø©</text:p>
          </table:table-cell>
          <table:table-cell office:value-type="string" table:style-name="ce2">
            <text:p>Al Ghubaiba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393.44" table:style-name="ce2">
            <text:p>393.44</text:p>
          </table:table-cell>
          <table:table-cell office:value-type="float" office:value="5395711" table:style-name="ce2">
            <text:p>5395711</text:p>
          </table:table-cell>
          <table:table-cell office:value-type="float" office:value="13714.19" table:style-name="ce2">
            <text:p>13714.1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25-22014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25-05-29T00:00:00" table:style-name="ce3">
            <text:p>29/05/202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 / ØªØ¬Ø§Ø±ÙŠ</text:p>
          </table:table-cell>
          <table:table-cell office:value-type="string" table:style-name="ce2">
            <text:p>Residential / 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69" table:style-name="ce2">
            <text:p>269</text:p>
          </table:table-cell>
          <table:table-cell office:value-type="string" table:style-name="ce2">
            <text:p>Ø§Ù„Ø­Ù…Ø±ÙŠÙ‡</text:p>
          </table:table-cell>
          <table:table-cell office:value-type="string" table:style-name="ce2">
            <text:p>Al Hamriy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¨Ø±Ø¬Ù…Ø§Ù†</text:p>
          </table:table-cell>
          <table:table-cell office:value-type="string" table:style-name="ce2">
            <text:p>Burjuman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5171.22" table:style-name="ce2">
            <text:p>5171.22</text:p>
          </table:table-cell>
          <table:table-cell office:value-type="float" office:value="73500000" table:style-name="ce2">
            <text:p>73500000</text:p>
          </table:table-cell>
          <table:table-cell office:value-type="float" office:value="14213.28" table:style-name="ce2">
            <text:p>14213.2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4-2012-811</text:p>
          </table:table-cell>
          <table:table-cell office:value-type="float" office:value="14" table:style-name="ce2">
            <text:p>1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¹Ø¯ÙŠÙ„ Ø±Ù‡Ù†</text:p>
          </table:table-cell>
          <table:table-cell office:value-type="string" table:style-name="ce2">
            <text:p>Modify Mortgage</text:p>
          </table:table-cell>
          <table:table-cell office:value-type="date" office:date-value="2012-11-26T00:00:00" table:style-name="ce3">
            <text:p>26/11/201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 / ØªØ¬Ø§Ø±ÙŠ</text:p>
          </table:table-cell>
          <table:table-cell office:value-type="string" table:style-name="ce2">
            <text:p>Residential / 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69" table:style-name="ce2">
            <text:p>269</text:p>
          </table:table-cell>
          <table:table-cell office:value-type="string" table:style-name="ce2">
            <text:p>Ø§Ù„Ø­Ù…Ø±ÙŠÙ‡</text:p>
          </table:table-cell>
          <table:table-cell office:value-type="string" table:style-name="ce2">
            <text:p>Al Hamriy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¨Ø±Ø¬Ù…Ø§Ù†</text:p>
          </table:table-cell>
          <table:table-cell office:value-type="string" table:style-name="ce2">
            <text:p>Burjuman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5102.2299999999996" table:style-name="ce2">
            <text:p>5102.23</text:p>
          </table:table-cell>
          <table:table-cell office:value-type="float" office:value="46112000" table:style-name="ce2">
            <text:p>46112000</text:p>
          </table:table-cell>
          <table:table-cell office:value-type="float" office:value="9037.6200000000008" table:style-name="ce2">
            <text:p>9037.6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4-2003-54</text:p>
          </table:table-cell>
          <table:table-cell office:value-type="float" office:value="14" table:style-name="ce2">
            <text:p>1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¹Ø¯ÙŠÙ„ Ø±Ù‡Ù†</text:p>
          </table:table-cell>
          <table:table-cell office:value-type="string" table:style-name="ce2">
            <text:p>Modify Mortgage</text:p>
          </table:table-cell>
          <table:table-cell office:value-type="date" office:date-value="2003-04-14T00:00:00" table:style-name="ce3">
            <text:p>14/04/200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 / ØªØ¬Ø§Ø±ÙŠ</text:p>
          </table:table-cell>
          <table:table-cell office:value-type="string" table:style-name="ce2">
            <text:p>Residential / 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66" table:style-name="ce2">
            <text:p>266</text:p>
          </table:table-cell>
          <table:table-cell office:value-type="string" table:style-name="ce2">
            <text:p>Ø§Ù„Ø³Ø·ÙˆÙ‡</text:p>
          </table:table-cell>
          <table:table-cell office:value-type="string" table:style-name="ce2">
            <text:p>Al Satw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®Ù„ÙŠÙØ©</text:p>
          </table:table-cell>
          <table:table-cell office:value-type="string" table:style-name="ce2">
            <text:p>Burj Khalifa</text:p>
          </table:table-cell>
          <table:table-cell office:value-type="string" table:style-name="ce2">
            <text:p>Ù…Ø­Ø·Ø© Ù…ØªØ±Ùˆ Ø§Ù„Ù…Ø±ÙƒØ² Ø§Ù„ØªØ¬Ø§Ø±ÙŠ</text:p>
          </table:table-cell>
          <table:table-cell office:value-type="string" table:style-name="ce2">
            <text:p>Trade Centre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358.05" table:style-name="ce2">
            <text:p>358.05</text:p>
          </table:table-cell>
          <table:table-cell office:value-type="float" office:value="500000" table:style-name="ce2">
            <text:p>500000</text:p>
          </table:table-cell>
          <table:table-cell office:value-type="float" office:value="1396.45" table:style-name="ce2">
            <text:p>1396.4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3-9-2025-3468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Ù‡Ø¨Ø§Øª</text:p>
          </table:table-cell>
          <table:table-cell office:value-type="string" table:style-name="ce2">
            <text:p>Gifts</text:p>
          </table:table-cell>
          <table:table-cell office:value-type="string" table:style-name="ce2">
            <text:p>Ù‡Ø¨Ù‡</text:p>
          </table:table-cell>
          <table:table-cell office:value-type="string" table:style-name="ce2">
            <text:p>Grant</text:p>
          </table:table-cell>
          <table:table-cell office:value-type="date" office:date-value="2025-06-12T00:00:00" table:style-name="ce3">
            <text:p>12/06/202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66" table:style-name="ce2">
            <text:p>266</text:p>
          </table:table-cell>
          <table:table-cell office:value-type="string" table:style-name="ce2">
            <text:p>Ø§Ù„Ø³Ø·ÙˆÙ‡</text:p>
          </table:table-cell>
          <table:table-cell office:value-type="string" table:style-name="ce2">
            <text:p>Al Satw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®Ù„ÙŠÙØ©</text:p>
          </table:table-cell>
          <table:table-cell office:value-type="string" table:style-name="ce2">
            <text:p>Burj Khalifa</text:p>
          </table:table-cell>
          <table:table-cell office:value-type="string" table:style-name="ce2">
            <text:p>Ù…Ø­Ø·Ø© Ù…ØªØ±Ùˆ Ø§Ù„Ù…Ø±ÙƒØ² Ø§Ù„ØªØ¬Ø§Ø±ÙŠ</text:p>
          </table:table-cell>
          <table:table-cell office:value-type="string" table:style-name="ce2">
            <text:p>Trade Centre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05.29" table:style-name="ce2">
            <text:p>105.29</text:p>
          </table:table-cell>
          <table:table-cell office:value-type="float" office:value="2000001" table:style-name="ce2">
            <text:p>2000001</text:p>
          </table:table-cell>
          <table:table-cell office:value-type="float" office:value="18995.169999999998" table:style-name="ce2">
            <text:p>18995.1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2-249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2-02-11T00:00:00" table:style-name="ce3">
            <text:p>11/02/200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66" table:style-name="ce2">
            <text:p>266</text:p>
          </table:table-cell>
          <table:table-cell office:value-type="string" table:style-name="ce2">
            <text:p>Ø§Ù„Ø³Ø·ÙˆÙ‡</text:p>
          </table:table-cell>
          <table:table-cell office:value-type="string" table:style-name="ce2">
            <text:p>Al Satw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®Ù„ÙŠÙØ©</text:p>
          </table:table-cell>
          <table:table-cell office:value-type="string" table:style-name="ce2">
            <text:p>Burj Khalifa</text:p>
          </table:table-cell>
          <table:table-cell office:value-type="string" table:style-name="ce2">
            <text:p>Ù…Ø­Ø·Ø© Ù…ØªØ±Ùˆ Ø§Ù„Ù…Ø±ÙƒØ² Ø§Ù„ØªØ¬Ø§Ø±ÙŠ</text:p>
          </table:table-cell>
          <table:table-cell office:value-type="string" table:style-name="ce2">
            <text:p>Trade Centre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32.26" table:style-name="ce2">
            <text:p>232.26</text:p>
          </table:table-cell>
          <table:table-cell office:value-type="float" office:value="600000" table:style-name="ce2">
            <text:p>600000</text:p>
          </table:table-cell>
          <table:table-cell office:value-type="float" office:value="2583.31" table:style-name="ce2">
            <text:p>2583.3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23-19347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23-06-22T00:00:00" table:style-name="ce3">
            <text:p>22/06/202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£Ø±Ø¶</text:p>
          </table:table-cell>
          <table:table-cell office:value-type="string" table:style-name="ce2">
            <text:p>Land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66" table:style-name="ce2">
            <text:p>266</text:p>
          </table:table-cell>
          <table:table-cell office:value-type="string" table:style-name="ce2">
            <text:p>Ø§Ù„Ø³Ø·ÙˆÙ‡</text:p>
          </table:table-cell>
          <table:table-cell office:value-type="string" table:style-name="ce2">
            <text:p>Al Satw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®Ù„ÙŠÙØ©</text:p>
          </table:table-cell>
          <table:table-cell office:value-type="string" table:style-name="ce2">
            <text:p>Burj Khalifa</text:p>
          </table:table-cell>
          <table:table-cell office:value-type="string" table:style-name="ce2">
            <text:p>Ù…Ø­Ø·Ø© Ù…ØªØ±Ùˆ Ø§Ù„Ù…Ø±ÙƒØ² Ø§Ù„ØªØ¬Ø§Ø±ÙŠ</text:p>
          </table:table-cell>
          <table:table-cell office:value-type="string" table:style-name="ce2">
            <text:p>Trade Centre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95.1" table:style-name="ce2">
            <text:p>195.1</text:p>
          </table:table-cell>
          <table:table-cell office:value-type="float" office:value="4000000" table:style-name="ce2">
            <text:p>4000000</text:p>
          </table:table-cell>
          <table:table-cell office:value-type="float" office:value="20502.310000000001" table:style-name="ce2">
            <text:p>20502.3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6-254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6-02-27T00:00:00" table:style-name="ce3">
            <text:p>27/02/200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£Ø±Ø¶</text:p>
          </table:table-cell>
          <table:table-cell office:value-type="string" table:style-name="ce2">
            <text:p>Land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64" table:style-name="ce2">
            <text:p>264</text:p>
          </table:table-cell>
          <table:table-cell office:value-type="string" table:style-name="ce2">
            <text:p>Ù†Ø¯ Ø§Ù„Ø­Ù…Ø±</text:p>
          </table:table-cell>
          <table:table-cell office:value-type="string" table:style-name="ce2">
            <text:p>Nad Al Hamar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10.45" table:style-name="ce2">
            <text:p>910.45</text:p>
          </table:table-cell>
          <table:table-cell office:value-type="float" office:value="1519000" table:style-name="ce2">
            <text:p>1519000</text:p>
          </table:table-cell>
          <table:table-cell office:value-type="float" office:value="1668.41" table:style-name="ce2">
            <text:p>1668.4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13-2580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13-01-28T00:00:00" table:style-name="ce3">
            <text:p>28/01/201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£Ø±Ø¶</text:p>
          </table:table-cell>
          <table:table-cell office:value-type="string" table:style-name="ce2">
            <text:p>Land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64" table:style-name="ce2">
            <text:p>264</text:p>
          </table:table-cell>
          <table:table-cell office:value-type="string" table:style-name="ce2">
            <text:p>Ù†Ø¯ Ø§Ù„Ø­Ù…Ø±</text:p>
          </table:table-cell>
          <table:table-cell office:value-type="string" table:style-name="ce2">
            <text:p>Nad Al Hamar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428.38" table:style-name="ce2">
            <text:p>1428.38</text:p>
          </table:table-cell>
          <table:table-cell office:value-type="float" office:value="2921250" table:style-name="ce2">
            <text:p>2921250</text:p>
          </table:table-cell>
          <table:table-cell office:value-type="float" office:value="2045.15" table:style-name="ce2">
            <text:p>2045.1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4-1548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4-07-12T00:00:00" table:style-name="ce3">
            <text:p>12/07/200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£Ø±Ø¶</text:p>
          </table:table-cell>
          <table:table-cell office:value-type="string" table:style-name="ce2">
            <text:p>Land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64" table:style-name="ce2">
            <text:p>264</text:p>
          </table:table-cell>
          <table:table-cell office:value-type="string" table:style-name="ce2">
            <text:p>Ù†Ø¯ Ø§Ù„Ø­Ù…Ø±</text:p>
          </table:table-cell>
          <table:table-cell office:value-type="string" table:style-name="ce2">
            <text:p>Nad Al Hamar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800000" table:style-name="ce2">
            <text:p>800000</text:p>
          </table:table-cell>
          <table:table-cell office:value-type="float" office:value="574.07000000000005" table:style-name="ce2">
            <text:p>574.0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1999-91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1999-02-08T00:00:00" table:style-name="ce3">
            <text:p>08/02/199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64" table:style-name="ce2">
            <text:p>264</text:p>
          </table:table-cell>
          <table:table-cell office:value-type="string" table:style-name="ce2">
            <text:p>Ù†Ø¯ Ø§Ù„Ø­Ù…Ø±</text:p>
          </table:table-cell>
          <table:table-cell office:value-type="string" table:style-name="ce2">
            <text:p>Nad Al Hamar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250000" table:style-name="ce2">
            <text:p>250000</text:p>
          </table:table-cell>
          <table:table-cell office:value-type="float" office:value="179.4" table:style-name="ce2">
            <text:p>179.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3-555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3-07-28T00:00:00" table:style-name="ce3">
            <text:p>28/07/200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64" table:style-name="ce2">
            <text:p>264</text:p>
          </table:table-cell>
          <table:table-cell office:value-type="string" table:style-name="ce2">
            <text:p>Ù†Ø¯ Ø§Ù„Ø­Ù…Ø±</text:p>
          </table:table-cell>
          <table:table-cell office:value-type="string" table:style-name="ce2">
            <text:p>Nad Al Hamar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74.96" table:style-name="ce2">
            <text:p>1374.96</text:p>
          </table:table-cell>
          <table:table-cell office:value-type="float" office:value="500000" table:style-name="ce2">
            <text:p>500000</text:p>
          </table:table-cell>
          <table:table-cell office:value-type="float" office:value="363.65" table:style-name="ce2">
            <text:p>363.6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1999-174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1999-02-22T00:00:00" table:style-name="ce3">
            <text:p>22/02/199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64" table:style-name="ce2">
            <text:p>264</text:p>
          </table:table-cell>
          <table:table-cell office:value-type="string" table:style-name="ce2">
            <text:p>Ù†Ø¯ Ø§Ù„Ø­Ù…Ø±</text:p>
          </table:table-cell>
          <table:table-cell office:value-type="string" table:style-name="ce2">
            <text:p>Nad Al Hamar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500000" table:style-name="ce2">
            <text:p>500000</text:p>
          </table:table-cell>
          <table:table-cell office:value-type="float" office:value="358.8" table:style-name="ce2">
            <text:p>358.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1999-868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1999-06-09T00:00:00" table:style-name="ce3">
            <text:p>09/06/199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64" table:style-name="ce2">
            <text:p>264</text:p>
          </table:table-cell>
          <table:table-cell office:value-type="string" table:style-name="ce2">
            <text:p>Ù†Ø¯ Ø§Ù„Ø­Ù…Ø±</text:p>
          </table:table-cell>
          <table:table-cell office:value-type="string" table:style-name="ce2">
            <text:p>Nad Al Hamar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74.96" table:style-name="ce2">
            <text:p>1374.96</text:p>
          </table:table-cell>
          <table:table-cell office:value-type="float" office:value="500000" table:style-name="ce2">
            <text:p>500000</text:p>
          </table:table-cell>
          <table:table-cell office:value-type="float" office:value="363.65" table:style-name="ce2">
            <text:p>363.6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17-6703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17-08-08T00:00:00" table:style-name="ce3">
            <text:p>08/08/201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78" table:style-name="ce2">
            <text:p>378</text:p>
          </table:table-cell>
          <table:table-cell office:value-type="string" table:style-name="ce2">
            <text:p>Ø§Ù„Ù‚Ø±Ù‡ÙˆØ¯</text:p>
          </table:table-cell>
          <table:table-cell office:value-type="string" table:style-name="ce2">
            <text:p>Al Garhou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Ù…Ø¨Ù†Ù‰ Ø§Ù„Ù…Ø·Ø§Ø± Ø±Ù‚Ù… 1</text:p>
          </table:table-cell>
          <table:table-cell office:value-type="string" table:style-name="ce2">
            <text:p>Airport Terminal 1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5537.02" table:style-name="ce2">
            <text:p>5537.02</text:p>
          </table:table-cell>
          <table:table-cell office:value-type="float" office:value="20280000" table:style-name="ce2">
            <text:p>20280000</text:p>
          </table:table-cell>
          <table:table-cell office:value-type="float" office:value="3662.62" table:style-name="ce2">
            <text:p>3662.6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25-26356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25-09-15T00:00:00" table:style-name="ce3">
            <text:p>15/09/202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1" table:style-name="ce2">
            <text:p>231</text:p>
          </table:table-cell>
          <table:table-cell office:value-type="string" table:style-name="ce2">
            <text:p>Ø§Ù„Ù…Ù…Ø²Ø±</text:p>
          </table:table-cell>
          <table:table-cell office:value-type="string" table:style-name="ce2">
            <text:p>Al Mamzer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Ù‚ÙŠØ§Ø¯Ø©</text:p>
          </table:table-cell>
          <table:table-cell office:value-type="string" table:style-name="ce2">
            <text:p>Al Qiyadah Metro Station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office:value-type="float" office:value="7454.35" table:style-name="ce2">
            <text:p>7454.35</text:p>
          </table:table-cell>
          <table:table-cell office:value-type="float" office:value="15000000" table:style-name="ce2">
            <text:p>15000000</text:p>
          </table:table-cell>
          <table:table-cell office:value-type="float" office:value="2012.25" table:style-name="ce2">
            <text:p>2012.2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1998-674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1998-07-01T00:00:00" table:style-name="ce3">
            <text:p>01/07/1998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1" table:style-name="ce2">
            <text:p>231</text:p>
          </table:table-cell>
          <table:table-cell office:value-type="string" table:style-name="ce2">
            <text:p>Ø§Ù„Ù…Ù…Ø²Ø±</text:p>
          </table:table-cell>
          <table:table-cell office:value-type="string" table:style-name="ce2">
            <text:p>Al Mamzer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Ù‚ÙŠØ§Ø¯Ø©</text:p>
          </table:table-cell>
          <table:table-cell office:value-type="string" table:style-name="ce2">
            <text:p>Al Qiyadah Metro Station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office:value-type="float" office:value="1412.13" table:style-name="ce2">
            <text:p>1412.13</text:p>
          </table:table-cell>
          <table:table-cell office:value-type="float" office:value="1520000" table:style-name="ce2">
            <text:p>1520000</text:p>
          </table:table-cell>
          <table:table-cell office:value-type="float" office:value="1076.3900000000001" table:style-name="ce2">
            <text:p>1076.3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11-14707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11-09-20T00:00:00" table:style-name="ce3">
            <text:p>20/09/201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9" table:style-name="ce2">
            <text:p>239</text:p>
          </table:table-cell>
          <table:table-cell office:value-type="string" table:style-name="ce2">
            <text:p>Ø§Ù„Ø¨Ø±Ø§Ø­Ù‡</text:p>
          </table:table-cell>
          <table:table-cell office:value-type="string" table:style-name="ce2">
            <text:p>Al Barah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µÙ„Ø§Ø­ Ø§Ù„Ø¯ÙŠÙ†</text:p>
          </table:table-cell>
          <table:table-cell office:value-type="string" table:style-name="ce2">
            <text:p>Salah Al Din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52.18" table:style-name="ce2">
            <text:p>152.18</text:p>
          </table:table-cell>
          <table:table-cell office:value-type="float" office:value="3500000" table:style-name="ce2">
            <text:p>3500000</text:p>
          </table:table-cell>
          <table:table-cell office:value-type="float" office:value="22999.08" table:style-name="ce2">
            <text:p>22999.0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7-3733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7-12-10T00:00:00" table:style-name="ce3">
            <text:p>10/12/200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9" table:style-name="ce2">
            <text:p>239</text:p>
          </table:table-cell>
          <table:table-cell office:value-type="string" table:style-name="ce2">
            <text:p>Ø§Ù„Ø¨Ø±Ø§Ø­Ù‡</text:p>
          </table:table-cell>
          <table:table-cell office:value-type="string" table:style-name="ce2">
            <text:p>Al Barah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µÙ„Ø§Ø­ Ø§Ù„Ø¯ÙŠÙ†</text:p>
          </table:table-cell>
          <table:table-cell office:value-type="string" table:style-name="ce2">
            <text:p>Salah Al Din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43.96" table:style-name="ce2">
            <text:p>243.96</text:p>
          </table:table-cell>
          <table:table-cell office:value-type="float" office:value="12000000" table:style-name="ce2">
            <text:p>12000000</text:p>
          </table:table-cell>
          <table:table-cell office:value-type="float" office:value="49188.39" table:style-name="ce2">
            <text:p>49188.3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8-308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8-01-23T00:00:00" table:style-name="ce3">
            <text:p>23/01/200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9" table:style-name="ce2">
            <text:p>239</text:p>
          </table:table-cell>
          <table:table-cell office:value-type="string" table:style-name="ce2">
            <text:p>Ø§Ù„Ø¨Ø±Ø§Ø­Ù‡</text:p>
          </table:table-cell>
          <table:table-cell office:value-type="string" table:style-name="ce2">
            <text:p>Al Barah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µÙ„Ø§Ø­ Ø§Ù„Ø¯ÙŠÙ†</text:p>
          </table:table-cell>
          <table:table-cell office:value-type="string" table:style-name="ce2">
            <text:p>Salah Al Din Metro Station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office:value-type="float" office:value="225.29" table:style-name="ce2">
            <text:p>225.29</text:p>
          </table:table-cell>
          <table:table-cell office:value-type="float" office:value="11200000" table:style-name="ce2">
            <text:p>11200000</text:p>
          </table:table-cell>
          <table:table-cell office:value-type="float" office:value="49713.7" table:style-name="ce2">
            <text:p>49713.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9-942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9-06-04T00:00:00" table:style-name="ce3">
            <text:p>04/06/200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696.77" table:style-name="ce2">
            <text:p>696.77</text:p>
          </table:table-cell>
          <table:table-cell office:value-type="float" office:value="2000000" table:style-name="ce2">
            <text:p>2000000</text:p>
          </table:table-cell>
          <table:table-cell office:value-type="float" office:value="2870.39" table:style-name="ce2">
            <text:p>2870.3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7-1000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7-04-11T00:00:00" table:style-name="ce3">
            <text:p>11/04/200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ªØ¬Ø§Ø±ÙŠ</text:p>
          </table:table-cell>
          <table:table-cell office:value-type="string" table:style-name="ce2">
            <text:p>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42" table:style-name="ce2">
            <text:p>242</text:p>
          </table:table-cell>
          <table:table-cell office:value-type="string" table:style-name="ce2">
            <text:p>Ø§Ù„Ø±Ø§Ø³</text:p>
          </table:table-cell>
          <table:table-cell office:value-type="string" table:style-name="ce2">
            <text:p>Al Ras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³</text:p>
          </table:table-cell>
          <table:table-cell office:value-type="string" table:style-name="ce2">
            <text:p>Al Ras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41.08" table:style-name="ce2">
            <text:p>241.08</text:p>
          </table:table-cell>
          <table:table-cell office:value-type="float" office:value="3500000" table:style-name="ce2">
            <text:p>3500000</text:p>
          </table:table-cell>
          <table:table-cell office:value-type="float" office:value="14518" table:style-name="ce2">
            <text:p>1451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4-2005-168</text:p>
          </table:table-cell>
          <table:table-cell office:value-type="float" office:value="14" table:style-name="ce2">
            <text:p>1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¹Ø¯ÙŠÙ„ Ø±Ù‡Ù†</text:p>
          </table:table-cell>
          <table:table-cell office:value-type="string" table:style-name="ce2">
            <text:p>Modify Mortgage</text:p>
          </table:table-cell>
          <table:table-cell office:value-type="date" office:date-value="2005-07-18T00:00:00" table:style-name="ce3">
            <text:p>18/07/200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 / ØªØ¬Ø§Ø±ÙŠ</text:p>
          </table:table-cell>
          <table:table-cell office:value-type="string" table:style-name="ce2">
            <text:p>Residential / 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42" table:style-name="ce2">
            <text:p>242</text:p>
          </table:table-cell>
          <table:table-cell office:value-type="string" table:style-name="ce2">
            <text:p>Ø§Ù„Ø±Ø§Ø³</text:p>
          </table:table-cell>
          <table:table-cell office:value-type="string" table:style-name="ce2">
            <text:p>Al Ras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³</text:p>
          </table:table-cell>
          <table:table-cell office:value-type="string" table:style-name="ce2">
            <text:p>Al Ras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74.81" table:style-name="ce2">
            <text:p>274.81</text:p>
          </table:table-cell>
          <table:table-cell office:value-type="float" office:value="7000000" table:style-name="ce2">
            <text:p>7000000</text:p>
          </table:table-cell>
          <table:table-cell office:value-type="float" office:value="25472.14" table:style-name="ce2">
            <text:p>25472.1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7-3742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7-12-10T00:00:00" table:style-name="ce3">
            <text:p>10/12/200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 / ØªØ¬Ø§Ø±ÙŠ</text:p>
          </table:table-cell>
          <table:table-cell office:value-type="string" table:style-name="ce2">
            <text:p>Residential / 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42" table:style-name="ce2">
            <text:p>242</text:p>
          </table:table-cell>
          <table:table-cell office:value-type="string" table:style-name="ce2">
            <text:p>Ø§Ù„Ø±Ø§Ø³</text:p>
          </table:table-cell>
          <table:table-cell office:value-type="string" table:style-name="ce2">
            <text:p>Al Ras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³</text:p>
          </table:table-cell>
          <table:table-cell office:value-type="string" table:style-name="ce2">
            <text:p>Al Ras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07.92" table:style-name="ce2">
            <text:p>207.92</text:p>
          </table:table-cell>
          <table:table-cell office:value-type="float" office:value="5000000" table:style-name="ce2">
            <text:p>5000000</text:p>
          </table:table-cell>
          <table:table-cell office:value-type="float" office:value="24047.71" table:style-name="ce2">
            <text:p>24047.7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16-3140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16-04-26T00:00:00" table:style-name="ce3">
            <text:p>26/04/2016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04.6" table:style-name="ce2">
            <text:p>904.6</text:p>
          </table:table-cell>
          <table:table-cell office:value-type="float" office:value="5930000" table:style-name="ce2">
            <text:p>5930000</text:p>
          </table:table-cell>
          <table:table-cell office:value-type="float" office:value="6555.38" table:style-name="ce2">
            <text:p>6555.3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3-242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3-02-25T00:00:00" table:style-name="ce3">
            <text:p>25/02/200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672.34" table:style-name="ce2">
            <text:p>672.34</text:p>
          </table:table-cell>
          <table:table-cell office:value-type="float" office:value="521064" table:style-name="ce2">
            <text:p>521064</text:p>
          </table:table-cell>
          <table:table-cell office:value-type="float" office:value="775" table:style-name="ce2">
            <text:p>77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25-2174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25-05-27T00:00:00" table:style-name="ce3">
            <text:p>27/05/202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ØªØµØ§Ù„Ø§Øª</text:p>
          </table:table-cell>
          <table:table-cell office:value-type="string" table:style-name="ce2">
            <text:p>Etisalat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520.45" table:style-name="ce2">
            <text:p>1520.45</text:p>
          </table:table-cell>
          <table:table-cell office:value-type="float" office:value="5500000" table:style-name="ce2">
            <text:p>5500000</text:p>
          </table:table-cell>
          <table:table-cell office:value-type="float" office:value="3617.35" table:style-name="ce2">
            <text:p>3617.3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1-758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1-07-16T00:00:00" table:style-name="ce3">
            <text:p>16/07/200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68.65" table:style-name="ce2">
            <text:p>1368.65</text:p>
          </table:table-cell>
          <table:table-cell office:value-type="float" office:value="707136" table:style-name="ce2">
            <text:p>707136</text:p>
          </table:table-cell>
          <table:table-cell office:value-type="float" office:value="516.66999999999996" table:style-name="ce2">
            <text:p>516.6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1998-1076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1998-10-20T00:00:00" table:style-name="ce3">
            <text:p>20/10/1998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ØªØµØ§Ù„Ø§Øª</text:p>
          </table:table-cell>
          <table:table-cell office:value-type="string" table:style-name="ce2">
            <text:p>Etisalat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672.34" table:style-name="ce2">
            <text:p>672.34</text:p>
          </table:table-cell>
          <table:table-cell office:value-type="float" office:value="920000" table:style-name="ce2">
            <text:p>920000</text:p>
          </table:table-cell>
          <table:table-cell office:value-type="float" office:value="1368.36" table:style-name="ce2">
            <text:p>1368.3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1999-397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1999-06-21T00:00:00" table:style-name="ce3">
            <text:p>21/06/199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858.06" table:style-name="ce2">
            <text:p>1858.06</text:p>
          </table:table-cell>
          <table:table-cell office:value-type="float" office:value="3550000" table:style-name="ce2">
            <text:p>3550000</text:p>
          </table:table-cell>
          <table:table-cell office:value-type="float" office:value="1910.59" table:style-name="ce2">
            <text:p>1910.5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3-1462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3-10-06T00:00:00" table:style-name="ce3">
            <text:p>06/10/200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1500000" table:style-name="ce2">
            <text:p>1500000</text:p>
          </table:table-cell>
          <table:table-cell office:value-type="float" office:value="1076.3900000000001" table:style-name="ce2">
            <text:p>1076.3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32-2017-29</text:p>
          </table:table-cell>
          <table:table-cell office:value-type="float" office:value="32" table:style-name="ce2">
            <text:p>3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¹Ø¯ÙŠÙ„ Ø¥ÙŠØ¬Ø§Ø±Ø© ØªÙ†ØªÙ‡Ù‰ Ø¨Ø§Ù„ØªÙ…Ù„Ùƒ</text:p>
          </table:table-cell>
          <table:table-cell office:value-type="string" table:style-name="ce2">
            <text:p>Lease to Own Modify</text:p>
          </table:table-cell>
          <table:table-cell office:value-type="date" office:date-value="2017-10-10T00:00:00" table:style-name="ce3">
            <text:p>10/10/201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24.57" table:style-name="ce2">
            <text:p>924.57</text:p>
          </table:table-cell>
          <table:table-cell office:value-type="float" office:value="3700000" table:style-name="ce2">
            <text:p>3700000</text:p>
          </table:table-cell>
          <table:table-cell office:value-type="float" office:value="4001.86" table:style-name="ce2">
            <text:p>4001.86</text:p>
          </table:table-cell>
          <table:table-cell office:value-type="float" office:value="3700000" table:style-name="ce2">
            <text:p>3700000</text:p>
          </table:table-cell>
          <table:table-cell office:value-type="float" office:value="4001.86" table:style-name="ce2">
            <text:p>4001.8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1998-210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1998-04-27T00:00:00" table:style-name="ce3">
            <text:p>27/04/1998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05.8" table:style-name="ce2">
            <text:p>905.8</text:p>
          </table:table-cell>
          <table:table-cell office:value-type="float" office:value="355875" table:style-name="ce2">
            <text:p>355875</text:p>
          </table:table-cell>
          <table:table-cell office:value-type="float" office:value="392.88" table:style-name="ce2">
            <text:p>392.8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5-1713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5-07-27T00:00:00" table:style-name="ce3">
            <text:p>27/07/200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24.57" table:style-name="ce2">
            <text:p>924.57</text:p>
          </table:table-cell>
          <table:table-cell office:value-type="float" office:value="5400000" table:style-name="ce2">
            <text:p>5400000</text:p>
          </table:table-cell>
          <table:table-cell office:value-type="float" office:value="5840.55" table:style-name="ce2">
            <text:p>5840.5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23-22250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23-07-14T00:00:00" table:style-name="ce3">
            <text:p>14/07/202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71.09" table:style-name="ce2">
            <text:p>71.09</text:p>
          </table:table-cell>
          <table:table-cell office:value-type="float" office:value="500000" table:style-name="ce2">
            <text:p>500000</text:p>
          </table:table-cell>
          <table:table-cell office:value-type="float" office:value="7033.34" table:style-name="ce2">
            <text:p>7033.3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17-10503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17-12-14T00:00:00" table:style-name="ce3">
            <text:p>14/12/201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24.57" table:style-name="ce2">
            <text:p>924.57</text:p>
          </table:table-cell>
          <table:table-cell office:value-type="float" office:value="533000" table:style-name="ce2">
            <text:p>533000</text:p>
          </table:table-cell>
          <table:table-cell office:value-type="float" office:value="576.48" table:style-name="ce2">
            <text:p>576.4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17-6777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17-05-15T00:00:00" table:style-name="ce3">
            <text:p>15/05/201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29.03" table:style-name="ce2">
            <text:p>929.03</text:p>
          </table:table-cell>
          <table:table-cell office:value-type="float" office:value="4500000" table:style-name="ce2">
            <text:p>4500000</text:p>
          </table:table-cell>
          <table:table-cell office:value-type="float" office:value="4843.76" table:style-name="ce2">
            <text:p>4843.7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3-1414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3-09-29T00:00:00" table:style-name="ce3">
            <text:p>29/09/200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1500000" table:style-name="ce2">
            <text:p>1500000</text:p>
          </table:table-cell>
          <table:table-cell office:value-type="float" office:value="1076.3900000000001" table:style-name="ce2">
            <text:p>1076.3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9-30005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9-12-24T00:00:00" table:style-name="ce3">
            <text:p>24/12/200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ØªØµØ§Ù„Ø§Øª</text:p>
          </table:table-cell>
          <table:table-cell office:value-type="string" table:style-name="ce2">
            <text:p>Etisalat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81.73" table:style-name="ce2">
            <text:p>181.73</text:p>
          </table:table-cell>
          <table:table-cell office:value-type="float" office:value="1000000" table:style-name="ce2">
            <text:p>1000000</text:p>
          </table:table-cell>
          <table:table-cell office:value-type="float" office:value="5502.67" table:style-name="ce2">
            <text:p>5502.6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25-4060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25-02-18T00:00:00" table:style-name="ce3">
            <text:p>18/02/202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ØªØµØ§Ù„Ø§Øª</text:p>
          </table:table-cell>
          <table:table-cell office:value-type="string" table:style-name="ce2">
            <text:p>Etisalat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29.03" table:style-name="ce2">
            <text:p>929.03</text:p>
          </table:table-cell>
          <table:table-cell office:value-type="float" office:value="5040000" table:style-name="ce2">
            <text:p>5040000</text:p>
          </table:table-cell>
          <table:table-cell office:value-type="float" office:value="5425.01" table:style-name="ce2">
            <text:p>5425.0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22-18164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22-08-01T00:00:00" table:style-name="ce3">
            <text:p>01/08/202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29.03" table:style-name="ce2">
            <text:p>929.03</text:p>
          </table:table-cell>
          <table:table-cell office:value-type="float" office:value="6000000" table:style-name="ce2">
            <text:p>6000000</text:p>
          </table:table-cell>
          <table:table-cell office:value-type="float" office:value="6458.35" table:style-name="ce2">
            <text:p>6458.3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18-9876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18-10-15T00:00:00" table:style-name="ce3">
            <text:p>15/10/201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£Ø±Ø¶</text:p>
          </table:table-cell>
          <table:table-cell office:value-type="string" table:style-name="ce2">
            <text:p>Land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ØªØµØ§Ù„Ø§Øª</text:p>
          </table:table-cell>
          <table:table-cell office:value-type="string" table:style-name="ce2">
            <text:p>Etisalat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696.77" table:style-name="ce2">
            <text:p>696.77</text:p>
          </table:table-cell>
          <table:table-cell office:value-type="float" office:value="2099989" table:style-name="ce2">
            <text:p>2099989</text:p>
          </table:table-cell>
          <table:table-cell office:value-type="float" office:value="3013.89" table:style-name="ce2">
            <text:p>3013.8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13-7709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13-03-11T00:00:00" table:style-name="ce3">
            <text:p>11/03/201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6000000" table:style-name="ce2">
            <text:p>6000000</text:p>
          </table:table-cell>
          <table:table-cell office:value-type="float" office:value="4305.55" table:style-name="ce2">
            <text:p>4305.5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8-2380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8-04-30T00:00:00" table:style-name="ce3">
            <text:p>30/04/2008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ØªØµØ§Ù„Ø§Øª</text:p>
          </table:table-cell>
          <table:table-cell office:value-type="string" table:style-name="ce2">
            <text:p>Etisalat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696.77" table:style-name="ce2">
            <text:p>696.77</text:p>
          </table:table-cell>
          <table:table-cell office:value-type="float" office:value="5400000" table:style-name="ce2">
            <text:p>5400000</text:p>
          </table:table-cell>
          <table:table-cell office:value-type="float" office:value="7750.05" table:style-name="ce2">
            <text:p>7750.0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15-2209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15-03-30T00:00:00" table:style-name="ce3">
            <text:p>30/03/201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854.71" table:style-name="ce2">
            <text:p>854.71</text:p>
          </table:table-cell>
          <table:table-cell office:value-type="float" office:value="7500000" table:style-name="ce2">
            <text:p>7500000</text:p>
          </table:table-cell>
          <table:table-cell office:value-type="float" office:value="8774.91" table:style-name="ce2">
            <text:p>8774.9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13-1312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13-03-07T00:00:00" table:style-name="ce3">
            <text:p>07/03/201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89.09" table:style-name="ce2">
            <text:p>1389.09</text:p>
          </table:table-cell>
          <table:table-cell office:value-type="float" office:value="4500000" table:style-name="ce2">
            <text:p>4500000</text:p>
          </table:table-cell>
          <table:table-cell office:value-type="float" office:value="3239.53" table:style-name="ce2">
            <text:p>3239.5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8-667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8-04-17T00:00:00" table:style-name="ce3">
            <text:p>17/04/2008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743.22" table:style-name="ce2">
            <text:p>743.22</text:p>
          </table:table-cell>
          <table:table-cell office:value-type="float" office:value="3500000" table:style-name="ce2">
            <text:p>3500000</text:p>
          </table:table-cell>
          <table:table-cell office:value-type="float" office:value="4709.24" table:style-name="ce2">
            <text:p>4709.2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3-9-2010-970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Ù‡Ø¨Ø§Øª</text:p>
          </table:table-cell>
          <table:table-cell office:value-type="string" table:style-name="ce2">
            <text:p>Gifts</text:p>
          </table:table-cell>
          <table:table-cell office:value-type="string" table:style-name="ce2">
            <text:p>Ù‡Ø¨Ù‡</text:p>
          </table:table-cell>
          <table:table-cell office:value-type="string" table:style-name="ce2">
            <text:p>Grant</text:p>
          </table:table-cell>
          <table:table-cell office:value-type="date" office:date-value="2010-12-22T00:00:00" table:style-name="ce3">
            <text:p>22/12/2010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3687.23" table:style-name="ce2">
            <text:p>3687.23</text:p>
          </table:table-cell>
          <table:table-cell office:value-type="float" office:value="15000000" table:style-name="ce2">
            <text:p>15000000</text:p>
          </table:table-cell>
          <table:table-cell office:value-type="float" office:value="4068.09" table:style-name="ce2">
            <text:p>4068.0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2-959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2-06-04T00:00:00" table:style-name="ce3">
            <text:p>04/06/200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696.77" table:style-name="ce2">
            <text:p>696.77</text:p>
          </table:table-cell>
          <table:table-cell office:value-type="float" office:value="565000" table:style-name="ce2">
            <text:p>565000</text:p>
          </table:table-cell>
          <table:table-cell office:value-type="float" office:value="810.88" table:style-name="ce2">
            <text:p>810.8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24-12400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24-06-13T00:00:00" table:style-name="ce3">
            <text:p>13/06/202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29.03" table:style-name="ce2">
            <text:p>929.03</text:p>
          </table:table-cell>
          <table:table-cell office:value-type="float" office:value="2500000" table:style-name="ce2">
            <text:p>2500000</text:p>
          </table:table-cell>
          <table:table-cell office:value-type="float" office:value="2690.98" table:style-name="ce2">
            <text:p>2690.9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2-319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2-02-18T00:00:00" table:style-name="ce3">
            <text:p>18/02/200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29.03" table:style-name="ce2">
            <text:p>929.03</text:p>
          </table:table-cell>
          <table:table-cell office:value-type="float" office:value="650000" table:style-name="ce2">
            <text:p>650000</text:p>
          </table:table-cell>
          <table:table-cell office:value-type="float" office:value="699.65" table:style-name="ce2">
            <text:p>699.6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12-24386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12-12-17T00:00:00" table:style-name="ce3">
            <text:p>17/12/201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29.03" table:style-name="ce2">
            <text:p>929.03</text:p>
          </table:table-cell>
          <table:table-cell office:value-type="float" office:value="3700000" table:style-name="ce2">
            <text:p>3700000</text:p>
          </table:table-cell>
          <table:table-cell office:value-type="float" office:value="3982.65" table:style-name="ce2">
            <text:p>3982.6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1998-603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1998-06-22T00:00:00" table:style-name="ce3">
            <text:p>22/06/1998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29.03" table:style-name="ce2">
            <text:p>929.03</text:p>
          </table:table-cell>
          <table:table-cell office:value-type="float" office:value="370000" table:style-name="ce2">
            <text:p>370000</text:p>
          </table:table-cell>
          <table:table-cell office:value-type="float" office:value="398.26" table:style-name="ce2">
            <text:p>398.2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2-883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2-05-22T00:00:00" table:style-name="ce3">
            <text:p>22/05/200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40.64" table:style-name="ce2">
            <text:p>940.64</text:p>
          </table:table-cell>
          <table:table-cell office:value-type="float" office:value="658125" table:style-name="ce2">
            <text:p>658125</text:p>
          </table:table-cell>
          <table:table-cell office:value-type="float" office:value="699.66" table:style-name="ce2">
            <text:p>699.6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25-29978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25-10-16T00:00:00" table:style-name="ce3">
            <text:p>16/10/202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696.77" table:style-name="ce2">
            <text:p>696.77</text:p>
          </table:table-cell>
          <table:table-cell office:value-type="float" office:value="2750000" table:style-name="ce2">
            <text:p>2750000</text:p>
          </table:table-cell>
          <table:table-cell office:value-type="float" office:value="3946.78" table:style-name="ce2">
            <text:p>3946.7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4-2002-83</text:p>
          </table:table-cell>
          <table:table-cell office:value-type="float" office:value="14" table:style-name="ce2">
            <text:p>1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¹Ø¯ÙŠÙ„ Ø±Ù‡Ù†</text:p>
          </table:table-cell>
          <table:table-cell office:value-type="string" table:style-name="ce2">
            <text:p>Modify Mortgage</text:p>
          </table:table-cell>
          <table:table-cell office:value-type="date" office:date-value="2002-04-29T00:00:00" table:style-name="ce3">
            <text:p>29/04/200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36.18" table:style-name="ce2">
            <text:p>936.18</text:p>
          </table:table-cell>
          <table:table-cell office:value-type="float" office:value="2442326" table:style-name="ce2">
            <text:p>2442326</text:p>
          </table:table-cell>
          <table:table-cell office:value-type="float" office:value="2608.8200000000002" table:style-name="ce2">
            <text:p>2608.8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6-1146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6-07-05T00:00:00" table:style-name="ce3">
            <text:p>05/07/2006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696.77" table:style-name="ce2">
            <text:p>696.77</text:p>
          </table:table-cell>
          <table:table-cell office:value-type="float" office:value="3300000" table:style-name="ce2">
            <text:p>3300000</text:p>
          </table:table-cell>
          <table:table-cell office:value-type="float" office:value="4736.1400000000003" table:style-name="ce2">
            <text:p>4736.1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3-9-2025-3870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Ù‡Ø¨Ø§Øª</text:p>
          </table:table-cell>
          <table:table-cell office:value-type="string" table:style-name="ce2">
            <text:p>Gifts</text:p>
          </table:table-cell>
          <table:table-cell office:value-type="string" table:style-name="ce2">
            <text:p>Ù‡Ø¨Ù‡</text:p>
          </table:table-cell>
          <table:table-cell office:value-type="string" table:style-name="ce2">
            <text:p>Grant</text:p>
          </table:table-cell>
          <table:table-cell office:value-type="date" office:date-value="2025-07-03T00:00:00" table:style-name="ce3">
            <text:p>03/07/202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6967.73" table:style-name="ce2">
            <text:p>6967.73</text:p>
          </table:table-cell>
          <table:table-cell office:value-type="float" office:value="42500001" table:style-name="ce2">
            <text:p>42500001</text:p>
          </table:table-cell>
          <table:table-cell office:value-type="float" office:value="6099.55" table:style-name="ce2">
            <text:p>6099.5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14-8088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14-11-13T00:00:00" table:style-name="ce3">
            <text:p>13/11/201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40.64" table:style-name="ce2">
            <text:p>940.64</text:p>
          </table:table-cell>
          <table:table-cell office:value-type="float" office:value="6000000" table:style-name="ce2">
            <text:p>6000000</text:p>
          </table:table-cell>
          <table:table-cell office:value-type="float" office:value="6378.64" table:style-name="ce2">
            <text:p>6378.6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1999-363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1999-06-14T00:00:00" table:style-name="ce3">
            <text:p>14/06/199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696.77" table:style-name="ce2">
            <text:p>696.77</text:p>
          </table:table-cell>
          <table:table-cell office:value-type="float" office:value="200000" table:style-name="ce2">
            <text:p>200000</text:p>
          </table:table-cell>
          <table:table-cell office:value-type="float" office:value="287.04000000000002" table:style-name="ce2">
            <text:p>287.0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2-50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2-01-08T00:00:00" table:style-name="ce3">
            <text:p>08/01/200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29.03" table:style-name="ce2">
            <text:p>929.03</text:p>
          </table:table-cell>
          <table:table-cell office:value-type="float" office:value="520000" table:style-name="ce2">
            <text:p>520000</text:p>
          </table:table-cell>
          <table:table-cell office:value-type="float" office:value="559.72" table:style-name="ce2">
            <text:p>559.7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1-115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1-11-12T00:00:00" table:style-name="ce3">
            <text:p>12/11/200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787.09" table:style-name="ce2">
            <text:p>2787.09</text:p>
          </table:table-cell>
          <table:table-cell office:value-type="float" office:value="8500000" table:style-name="ce2">
            <text:p>8500000</text:p>
          </table:table-cell>
          <table:table-cell office:value-type="float" office:value="3049.78" table:style-name="ce2">
            <text:p>3049.7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1-289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1-04-02T00:00:00" table:style-name="ce3">
            <text:p>02/04/200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696.77" table:style-name="ce2">
            <text:p>696.77</text:p>
          </table:table-cell>
          <table:table-cell office:value-type="float" office:value="1000000" table:style-name="ce2">
            <text:p>1000000</text:p>
          </table:table-cell>
          <table:table-cell office:value-type="float" office:value="1435.19" table:style-name="ce2">
            <text:p>1435.1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1-905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1-09-03T00:00:00" table:style-name="ce3">
            <text:p>03/09/200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29.03" table:style-name="ce2">
            <text:p>929.03</text:p>
          </table:table-cell>
          <table:table-cell office:value-type="float" office:value="520000" table:style-name="ce2">
            <text:p>520000</text:p>
          </table:table-cell>
          <table:table-cell office:value-type="float" office:value="559.72" table:style-name="ce2">
            <text:p>559.7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3-1546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3-10-20T00:00:00" table:style-name="ce3">
            <text:p>20/10/200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1350000" table:style-name="ce2">
            <text:p>1350000</text:p>
          </table:table-cell>
          <table:table-cell office:value-type="float" office:value="968.75" table:style-name="ce2">
            <text:p>968.7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12-1178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12-04-02T00:00:00" table:style-name="ce3">
            <text:p>02/04/201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3000000" table:style-name="ce2">
            <text:p>3000000</text:p>
          </table:table-cell>
          <table:table-cell office:value-type="float" office:value="2152.7800000000002" table:style-name="ce2">
            <text:p>2152.7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0-47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0-02-01T00:00:00" table:style-name="ce3">
            <text:p>01/02/2000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696.77" table:style-name="ce2">
            <text:p>696.77</text:p>
          </table:table-cell>
          <table:table-cell office:value-type="float" office:value="1125000" table:style-name="ce2">
            <text:p>1125000</text:p>
          </table:table-cell>
          <table:table-cell office:value-type="float" office:value="1614.59" table:style-name="ce2">
            <text:p>1614.5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7-3056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7-10-29T00:00:00" table:style-name="ce3">
            <text:p>29/10/200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29.03" table:style-name="ce2">
            <text:p>929.03</text:p>
          </table:table-cell>
          <table:table-cell office:value-type="float" office:value="5700000" table:style-name="ce2">
            <text:p>5700000</text:p>
          </table:table-cell>
          <table:table-cell office:value-type="float" office:value="6135.43" table:style-name="ce2">
            <text:p>6135.4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11-3699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11-07-06T00:00:00" table:style-name="ce3">
            <text:p>06/07/201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696.77" table:style-name="ce2">
            <text:p>696.77</text:p>
          </table:table-cell>
          <table:table-cell office:value-type="float" office:value="1021349" table:style-name="ce2">
            <text:p>1021349</text:p>
          </table:table-cell>
          <table:table-cell office:value-type="float" office:value="1465.83" table:style-name="ce2">
            <text:p>1465.8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1-880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1-08-28T00:00:00" table:style-name="ce3">
            <text:p>28/08/200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705000" table:style-name="ce2">
            <text:p>705000</text:p>
          </table:table-cell>
          <table:table-cell office:value-type="float" office:value="505.9" table:style-name="ce2">
            <text:p>505.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4-919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4-09-27T00:00:00" table:style-name="ce3">
            <text:p>27/09/200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787.09" table:style-name="ce2">
            <text:p>2787.09</text:p>
          </table:table-cell>
          <table:table-cell office:value-type="float" office:value="10000000" table:style-name="ce2">
            <text:p>10000000</text:p>
          </table:table-cell>
          <table:table-cell office:value-type="float" office:value="3587.97" table:style-name="ce2">
            <text:p>3587.9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4-2005-94</text:p>
          </table:table-cell>
          <table:table-cell office:value-type="float" office:value="14" table:style-name="ce2">
            <text:p>1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¹Ø¯ÙŠÙ„ Ø±Ù‡Ù†</text:p>
          </table:table-cell>
          <table:table-cell office:value-type="string" table:style-name="ce2">
            <text:p>Modify Mortgage</text:p>
          </table:table-cell>
          <table:table-cell office:value-type="date" office:date-value="2005-04-25T00:00:00" table:style-name="ce3">
            <text:p>25/04/200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746280" table:style-name="ce2">
            <text:p>746280</text:p>
          </table:table-cell>
          <table:table-cell office:value-type="float" office:value="535.52" table:style-name="ce2">
            <text:p>535.5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3-9-2017-1155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Ù‡Ø¨Ø§Øª</text:p>
          </table:table-cell>
          <table:table-cell office:value-type="string" table:style-name="ce2">
            <text:p>Gifts</text:p>
          </table:table-cell>
          <table:table-cell office:value-type="string" table:style-name="ce2">
            <text:p>Ù‡Ø¨Ù‡</text:p>
          </table:table-cell>
          <table:table-cell office:value-type="string" table:style-name="ce2">
            <text:p>Grant</text:p>
          </table:table-cell>
          <table:table-cell office:value-type="date" office:date-value="2017-07-20T00:00:00" table:style-name="ce3">
            <text:p>20/07/201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177.42" table:style-name="ce2">
            <text:p>2177.42</text:p>
          </table:table-cell>
          <table:table-cell office:value-type="float" office:value="10623632" table:style-name="ce2">
            <text:p>10623632</text:p>
          </table:table-cell>
          <table:table-cell office:value-type="float" office:value="4879" table:style-name="ce2">
            <text:p>487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1996-72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1996-03-25T00:00:00" table:style-name="ce3">
            <text:p>25/03/1996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884.81" table:style-name="ce2">
            <text:p>884.81</text:p>
          </table:table-cell>
          <table:table-cell office:value-type="float" office:value="500000" table:style-name="ce2">
            <text:p>500000</text:p>
          </table:table-cell>
          <table:table-cell office:value-type="float" office:value="565.09" table:style-name="ce2">
            <text:p>565.0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14-25615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14-11-24T00:00:00" table:style-name="ce3">
            <text:p>24/11/201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696.77" table:style-name="ce2">
            <text:p>696.77</text:p>
          </table:table-cell>
          <table:table-cell office:value-type="float" office:value="3400000" table:style-name="ce2">
            <text:p>3400000</text:p>
          </table:table-cell>
          <table:table-cell office:value-type="float" office:value="4879.66" table:style-name="ce2">
            <text:p>4879.6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3-9-2019-395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Ù‡Ø¨Ø§Øª</text:p>
          </table:table-cell>
          <table:table-cell office:value-type="string" table:style-name="ce2">
            <text:p>Gifts</text:p>
          </table:table-cell>
          <table:table-cell office:value-type="string" table:style-name="ce2">
            <text:p>Ù‡Ø¨Ù‡</text:p>
          </table:table-cell>
          <table:table-cell office:value-type="string" table:style-name="ce2">
            <text:p>Grant</text:p>
          </table:table-cell>
          <table:table-cell office:value-type="date" office:date-value="2019-02-12T00:00:00" table:style-name="ce3">
            <text:p>12/02/2019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44" table:style-name="ce2">
            <text:p>244</text:p>
          </table:table-cell>
          <table:table-cell office:value-type="string" table:style-name="ce2">
            <text:p>Ø§Ù„Ù…Ø±Ù‚Ø¨Ø§Øª</text:p>
          </table:table-cell>
          <table:table-cell office:value-type="string" table:style-name="ce2">
            <text:p>Al Murqabat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µÙ„Ø§Ø­ Ø§Ù„Ø¯ÙŠÙ†</text:p>
          </table:table-cell>
          <table:table-cell office:value-type="string" table:style-name="ce2">
            <text:p>Salah Al Din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12.2" table:style-name="ce2">
            <text:p>112.2</text:p>
          </table:table-cell>
          <table:table-cell office:value-type="float" office:value="2666619" table:style-name="ce2">
            <text:p>2666619</text:p>
          </table:table-cell>
          <table:table-cell office:value-type="float" office:value="23766.66" table:style-name="ce2">
            <text:p>23766.6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12-4835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12-12-10T00:00:00" table:style-name="ce3">
            <text:p>10/12/201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44" table:style-name="ce2">
            <text:p>244</text:p>
          </table:table-cell>
          <table:table-cell office:value-type="string" table:style-name="ce2">
            <text:p>Ø§Ù„Ù…Ø±Ù‚Ø¨Ø§Øª</text:p>
          </table:table-cell>
          <table:table-cell office:value-type="string" table:style-name="ce2">
            <text:p>Al Murqabat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475.48" table:style-name="ce2">
            <text:p>475.48</text:p>
          </table:table-cell>
          <table:table-cell office:value-type="float" office:value="5100000" table:style-name="ce2">
            <text:p>5100000</text:p>
          </table:table-cell>
          <table:table-cell office:value-type="float" office:value="10726" table:style-name="ce2">
            <text:p>1072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0-510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0-07-04T00:00:00" table:style-name="ce3">
            <text:p>04/07/200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ªØ¬Ø§Ø±ÙŠ</text:p>
          </table:table-cell>
          <table:table-cell office:value-type="string" table:style-name="ce2">
            <text:p>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Ø¨ÙˆØ± Ø³Ø¹ÙŠØ¯</text:p>
          </table:table-cell>
          <table:table-cell office:value-type="string" table:style-name="ce2">
            <text:p>Port Saee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Ø¯ÙŠØ±Ø© Ø³ÙŠØªÙŠ Ø³Ù†ØªØ±</text:p>
          </table:table-cell>
          <table:table-cell office:value-type="string" table:style-name="ce2">
            <text:p>Deira City Centre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146.34" table:style-name="ce2">
            <text:p>2146.34</text:p>
          </table:table-cell>
          <table:table-cell office:value-type="float" office:value="17000000" table:style-name="ce2">
            <text:p>17000000</text:p>
          </table:table-cell>
          <table:table-cell office:value-type="float" office:value="7920.46" table:style-name="ce2">
            <text:p>7920.4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3-1526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3-10-13T00:00:00" table:style-name="ce3">
            <text:p>13/10/200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49" table:style-name="ce2">
            <text:p>249</text:p>
          </table:table-cell>
          <table:table-cell office:value-type="string" table:style-name="ce2">
            <text:p>Ø§Ù„Ù…Ø·ÙŠÙ†Ù‡</text:p>
          </table:table-cell>
          <table:table-cell office:value-type="string" table:style-name="ce2">
            <text:p>Al Muteen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µÙ„Ø§Ø­ Ø§Ù„Ø¯ÙŠÙ†</text:p>
          </table:table-cell>
          <table:table-cell office:value-type="string" table:style-name="ce2">
            <text:p>Salah Al Din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80.23" table:style-name="ce2">
            <text:p>180.23</text:p>
          </table:table-cell>
          <table:table-cell office:value-type="float" office:value="450000" table:style-name="ce2">
            <text:p>450000</text:p>
          </table:table-cell>
          <table:table-cell office:value-type="float" office:value="2496.81" table:style-name="ce2">
            <text:p>2496.8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7-897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7-04-02T00:00:00" table:style-name="ce3">
            <text:p>02/04/200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49" table:style-name="ce2">
            <text:p>249</text:p>
          </table:table-cell>
          <table:table-cell office:value-type="string" table:style-name="ce2">
            <text:p>Ø§Ù„Ù…Ø·ÙŠÙ†Ù‡</text:p>
          </table:table-cell>
          <table:table-cell office:value-type="string" table:style-name="ce2">
            <text:p>Al Muteen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µÙ„Ø§Ø­ Ø§Ù„Ø¯ÙŠÙ†</text:p>
          </table:table-cell>
          <table:table-cell office:value-type="string" table:style-name="ce2">
            <text:p>Salah Al Din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96.95" table:style-name="ce2">
            <text:p>196.95</text:p>
          </table:table-cell>
          <table:table-cell office:value-type="float" office:value="3600000" table:style-name="ce2">
            <text:p>3600000</text:p>
          </table:table-cell>
          <table:table-cell office:value-type="float" office:value="18278.75" table:style-name="ce2">
            <text:p>18278.7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3-9-2019-3485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Ù‡Ø¨Ø§Øª</text:p>
          </table:table-cell>
          <table:table-cell office:value-type="string" table:style-name="ce2">
            <text:p>Gifts</text:p>
          </table:table-cell>
          <table:table-cell office:value-type="string" table:style-name="ce2">
            <text:p>Ù‡Ø¨Ù‡</text:p>
          </table:table-cell>
          <table:table-cell office:value-type="string" table:style-name="ce2">
            <text:p>Grant</text:p>
          </table:table-cell>
          <table:table-cell office:value-type="date" office:date-value="2019-12-23T00:00:00" table:style-name="ce3">
            <text:p>23/12/2019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ªØ¬Ø§Ø±ÙŠ</text:p>
          </table:table-cell>
          <table:table-cell office:value-type="string" table:style-name="ce2">
            <text:p>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49" table:style-name="ce2">
            <text:p>249</text:p>
          </table:table-cell>
          <table:table-cell office:value-type="string" table:style-name="ce2">
            <text:p>Ø§Ù„Ù…Ø·ÙŠÙ†Ù‡</text:p>
          </table:table-cell>
          <table:table-cell office:value-type="string" table:style-name="ce2">
            <text:p>Al Muteen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µÙ„Ø§Ø­ Ø§Ù„Ø¯ÙŠÙ†</text:p>
          </table:table-cell>
          <table:table-cell office:value-type="string" table:style-name="ce2">
            <text:p>Salah Al Din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3545.18" table:style-name="ce2">
            <text:p>3545.18</text:p>
          </table:table-cell>
          <table:table-cell office:value-type="float" office:value="5712500" table:style-name="ce2">
            <text:p>5712500</text:p>
          </table:table-cell>
          <table:table-cell office:value-type="float" office:value="1611.34" table:style-name="ce2">
            <text:p>1611.3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1999-57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1999-01-26T00:00:00" table:style-name="ce3">
            <text:p>26/01/199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£Ø±Ø¶</text:p>
          </table:table-cell>
          <table:table-cell office:value-type="string" table:style-name="ce2">
            <text:p>Land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ªØ¬Ø§Ø±ÙŠ</text:p>
          </table:table-cell>
          <table:table-cell office:value-type="string" table:style-name="ce2">
            <text:p>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49" table:style-name="ce2">
            <text:p>249</text:p>
          </table:table-cell>
          <table:table-cell office:value-type="string" table:style-name="ce2">
            <text:p>Ø§Ù„Ù…Ø·ÙŠÙ†Ù‡</text:p>
          </table:table-cell>
          <table:table-cell office:value-type="string" table:style-name="ce2">
            <text:p>Al Muteen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µÙ„Ø§Ø­ Ø§Ù„Ø¯ÙŠÙ†</text:p>
          </table:table-cell>
          <table:table-cell office:value-type="string" table:style-name="ce2">
            <text:p>Salah Al Din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20.03" table:style-name="ce2">
            <text:p>120.03</text:p>
          </table:table-cell>
          <table:table-cell office:value-type="float" office:value="456002" table:style-name="ce2">
            <text:p>456002</text:p>
          </table:table-cell>
          <table:table-cell office:value-type="float" office:value="3799.07" table:style-name="ce2">
            <text:p>3799.0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4-2016-1332</text:p>
          </table:table-cell>
          <table:table-cell office:value-type="float" office:value="14" table:style-name="ce2">
            <text:p>1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¹Ø¯ÙŠÙ„ Ø±Ù‡Ù†</text:p>
          </table:table-cell>
          <table:table-cell office:value-type="string" table:style-name="ce2">
            <text:p>Modify Mortgage</text:p>
          </table:table-cell>
          <table:table-cell office:value-type="date" office:date-value="2016-12-06T00:00:00" table:style-name="ce3">
            <text:p>06/12/201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49" table:style-name="ce2">
            <text:p>249</text:p>
          </table:table-cell>
          <table:table-cell office:value-type="string" table:style-name="ce2">
            <text:p>Ø§Ù„Ù…Ø·ÙŠÙ†Ù‡</text:p>
          </table:table-cell>
          <table:table-cell office:value-type="string" table:style-name="ce2">
            <text:p>Al Muteen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µÙ„Ø§Ø­ Ø§Ù„Ø¯ÙŠÙ†</text:p>
          </table:table-cell>
          <table:table-cell office:value-type="string" table:style-name="ce2">
            <text:p>Salah Al Din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04.39" table:style-name="ce2">
            <text:p>204.39</text:p>
          </table:table-cell>
          <table:table-cell office:value-type="float" office:value="1200000" table:style-name="ce2">
            <text:p>1200000</text:p>
          </table:table-cell>
          <table:table-cell office:value-type="float" office:value="5871.13" table:style-name="ce2">
            <text:p>5871.1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15-1244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15-08-06T00:00:00" table:style-name="ce3">
            <text:p>06/08/201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£Ø±Ø¶</text:p>
          </table:table-cell>
          <table:table-cell office:value-type="string" table:style-name="ce2">
            <text:p>Land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49" table:style-name="ce2">
            <text:p>249</text:p>
          </table:table-cell>
          <table:table-cell office:value-type="string" table:style-name="ce2">
            <text:p>Ø§Ù„Ù…Ø·ÙŠÙ†Ù‡</text:p>
          </table:table-cell>
          <table:table-cell office:value-type="string" table:style-name="ce2">
            <text:p>Al Muteen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µÙ„Ø§Ø­ Ø§Ù„Ø¯ÙŠÙ†</text:p>
          </table:table-cell>
          <table:table-cell office:value-type="string" table:style-name="ce2">
            <text:p>Salah Al Din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73.60000000000002" table:style-name="ce2">
            <text:p>273.6</text:p>
          </table:table-cell>
          <table:table-cell office:value-type="float" office:value="3150000" table:style-name="ce2">
            <text:p>3150000</text:p>
          </table:table-cell>
          <table:table-cell office:value-type="float" office:value="11513.16" table:style-name="ce2">
            <text:p>11513.1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3-9-2005-300040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Ù‡Ø¨Ø§Øª</text:p>
          </table:table-cell>
          <table:table-cell office:value-type="string" table:style-name="ce2">
            <text:p>Gifts</text:p>
          </table:table-cell>
          <table:table-cell office:value-type="string" table:style-name="ce2">
            <text:p>Ù‡Ø¨Ù‡</text:p>
          </table:table-cell>
          <table:table-cell office:value-type="string" table:style-name="ce2">
            <text:p>Grant</text:p>
          </table:table-cell>
          <table:table-cell office:value-type="date" office:date-value="2005-02-28T00:00:00" table:style-name="ce3">
            <text:p>28/02/200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ªØ¬Ø§Ø±ÙŠ</text:p>
          </table:table-cell>
          <table:table-cell office:value-type="string" table:style-name="ce2">
            <text:p>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54" table:style-name="ce2">
            <text:p>254</text:p>
          </table:table-cell>
          <table:table-cell office:value-type="string" table:style-name="ce2">
            <text:p>Ø§Ù„Ø¨Ø·ÙŠÙ†</text:p>
          </table:table-cell>
          <table:table-cell office:value-type="string" table:style-name="ce2">
            <text:p>Al Buteen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Ù…ÙŠØ¯Ø§Ù† Ø¨Ù†ÙŠ ÙŠØ§Ø³</text:p>
          </table:table-cell>
          <table:table-cell office:value-type="string" table:style-name="ce2">
            <text:p>Baniyas Square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39.04" table:style-name="ce2">
            <text:p>39.04</text:p>
          </table:table-cell>
          <table:table-cell office:value-type="float" office:value="2730000" table:style-name="ce2">
            <text:p>2730000</text:p>
          </table:table-cell>
          <table:table-cell office:value-type="float" office:value="69928.28" table:style-name="ce2">
            <text:p>69928.2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4-2006-390</text:p>
          </table:table-cell>
          <table:table-cell office:value-type="float" office:value="14" table:style-name="ce2">
            <text:p>1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¹Ø¯ÙŠÙ„ Ø±Ù‡Ù†</text:p>
          </table:table-cell>
          <table:table-cell office:value-type="string" table:style-name="ce2">
            <text:p>Modify Mortgage</text:p>
          </table:table-cell>
          <table:table-cell office:value-type="date" office:date-value="2006-11-21T00:00:00" table:style-name="ce3">
            <text:p>21/11/200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 / ØªØ¬Ø§Ø±ÙŠ</text:p>
          </table:table-cell>
          <table:table-cell office:value-type="string" table:style-name="ce2">
            <text:p>Residential / 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8" table:style-name="ce2">
            <text:p>238</text:p>
          </table:table-cell>
          <table:table-cell office:value-type="string" table:style-name="ce2">
            <text:p>Ø§Ù„Ø¶ØºØ§ÙŠÙ‡</text:p>
          </table:table-cell>
          <table:table-cell office:value-type="string" table:style-name="ce2">
            <text:p>Al Dhagay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§Øª Ù…ØªØ±Ùˆ Ù†Ø®Ù„Ø© Ø¯ÙŠØ±Ø©</text:p>
          </table:table-cell>
          <table:table-cell office:value-type="string" table:style-name="ce2">
            <text:p>Palm Deira Metro Stations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44.37" table:style-name="ce2">
            <text:p>144.37</text:p>
          </table:table-cell>
          <table:table-cell office:value-type="float" office:value="1864289" table:style-name="ce2">
            <text:p>1864289</text:p>
          </table:table-cell>
          <table:table-cell office:value-type="float" office:value="12913.27" table:style-name="ce2">
            <text:p>12913.2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1-30005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1-07-11T00:00:00" table:style-name="ce3">
            <text:p>11/07/200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ªØ¬Ø§Ø±ÙŠ</text:p>
          </table:table-cell>
          <table:table-cell office:value-type="string" table:style-name="ce2">
            <text:p>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54" table:style-name="ce2">
            <text:p>254</text:p>
          </table:table-cell>
          <table:table-cell office:value-type="string" table:style-name="ce2">
            <text:p>Ø§Ù„Ø¨Ø·ÙŠÙ†</text:p>
          </table:table-cell>
          <table:table-cell office:value-type="string" table:style-name="ce2">
            <text:p>Al Buteen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³</text:p>
          </table:table-cell>
          <table:table-cell office:value-type="string" table:style-name="ce2">
            <text:p>Al Ras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61.59" table:style-name="ce2">
            <text:p>61.59</text:p>
          </table:table-cell>
          <table:table-cell office:value-type="float" office:value="1166666" table:style-name="ce2">
            <text:p>1166666</text:p>
          </table:table-cell>
          <table:table-cell office:value-type="float" office:value="18942.46" table:style-name="ce2">
            <text:p>18942.4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6-1318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6-09-25T00:00:00" table:style-name="ce3">
            <text:p>25/09/200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µÙ†Ø§Ø¹ÙŠ</text:p>
          </table:table-cell>
          <table:table-cell office:value-type="string" table:style-name="ce2">
            <text:p>Industr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47" table:style-name="ce2">
            <text:p>247</text:p>
          </table:table-cell>
          <table:table-cell office:value-type="string" table:style-name="ce2">
            <text:p>Ø§Ù„Ø®Ø¨ÙŠØµÙ‰</text:p>
          </table:table-cell>
          <table:table-cell office:value-type="string" table:style-name="ce2">
            <text:p>Al Khabeesi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240.8200000000002" table:style-name="ce2">
            <text:p>2240.82</text:p>
          </table:table-cell>
          <table:table-cell office:value-type="float" office:value="10000000" table:style-name="ce2">
            <text:p>10000000</text:p>
          </table:table-cell>
          <table:table-cell office:value-type="float" office:value="4462.6499999999996" table:style-name="ce2">
            <text:p>4462.6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7-1102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7-04-23T00:00:00" table:style-name="ce3">
            <text:p>23/04/200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64" table:style-name="ce2">
            <text:p>264</text:p>
          </table:table-cell>
          <table:table-cell office:value-type="string" table:style-name="ce2">
            <text:p>Ù†Ø¯ Ø§Ù„Ø­Ù…Ø±</text:p>
          </table:table-cell>
          <table:table-cell office:value-type="string" table:style-name="ce2">
            <text:p>Nad Al Hamar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546.65" table:style-name="ce2">
            <text:p>1546.65</text:p>
          </table:table-cell>
          <table:table-cell office:value-type="float" office:value="2700000" table:style-name="ce2">
            <text:p>2700000</text:p>
          </table:table-cell>
          <table:table-cell office:value-type="float" office:value="1745.71" table:style-name="ce2">
            <text:p>1745.7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12-16120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12-09-10T00:00:00" table:style-name="ce3">
            <text:p>10/09/201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3" table:style-name="ce2">
            <text:p>233</text:p>
          </table:table-cell>
          <table:table-cell office:value-type="string" table:style-name="ce2">
            <text:p>Ù‡ÙˆØ± Ø§Ù„Ø¹Ù†Ø²</text:p>
          </table:table-cell>
          <table:table-cell office:value-type="string" table:style-name="ce2">
            <text:p>Hor Al Anz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09.03" table:style-name="ce2">
            <text:p>209.03</text:p>
          </table:table-cell>
          <table:table-cell office:value-type="float" office:value="1220000" table:style-name="ce2">
            <text:p>1220000</text:p>
          </table:table-cell>
          <table:table-cell office:value-type="float" office:value="5836.48" table:style-name="ce2">
            <text:p>5836.4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3-746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3-09-23T00:00:00" table:style-name="ce3">
            <text:p>23/09/200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64" table:style-name="ce2">
            <text:p>264</text:p>
          </table:table-cell>
          <table:table-cell office:value-type="string" table:style-name="ce2">
            <text:p>Ù†Ø¯ Ø§Ù„Ø­Ù…Ø±</text:p>
          </table:table-cell>
          <table:table-cell office:value-type="string" table:style-name="ce2">
            <text:p>Nad Al Hamar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500000" table:style-name="ce2">
            <text:p>500000</text:p>
          </table:table-cell>
          <table:table-cell office:value-type="float" office:value="358.8" table:style-name="ce2">
            <text:p>358.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12-5180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12-03-28T00:00:00" table:style-name="ce3">
            <text:p>28/03/201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3" table:style-name="ce2">
            <text:p>233</text:p>
          </table:table-cell>
          <table:table-cell office:value-type="string" table:style-name="ce2">
            <text:p>Ù‡ÙˆØ± Ø§Ù„Ø¹Ù†Ø²</text:p>
          </table:table-cell>
          <table:table-cell office:value-type="string" table:style-name="ce2">
            <text:p>Hor Al Anz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office:value-type="float" office:value="332.87" table:style-name="ce2">
            <text:p>332.87</text:p>
          </table:table-cell>
          <table:table-cell office:value-type="float" office:value="3000000" table:style-name="ce2">
            <text:p>3000000</text:p>
          </table:table-cell>
          <table:table-cell office:value-type="float" office:value="9012.5300000000007" table:style-name="ce2">
            <text:p>9012.5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7-1252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7-05-03T00:00:00" table:style-name="ce3">
            <text:p>03/05/200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3" table:style-name="ce2">
            <text:p>233</text:p>
          </table:table-cell>
          <table:table-cell office:value-type="string" table:style-name="ce2">
            <text:p>Ù‡ÙˆØ± Ø§Ù„Ø¹Ù†Ø²</text:p>
          </table:table-cell>
          <table:table-cell office:value-type="string" table:style-name="ce2">
            <text:p>Hor Al Anz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office:value-type="float" office:value="192.31" table:style-name="ce2">
            <text:p>192.31</text:p>
          </table:table-cell>
          <table:table-cell office:value-type="float" office:value="1800000" table:style-name="ce2">
            <text:p>1800000</text:p>
          </table:table-cell>
          <table:table-cell office:value-type="float" office:value="9359.89" table:style-name="ce2">
            <text:p>9359.8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7-1329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7-05-10T00:00:00" table:style-name="ce3">
            <text:p>10/05/200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3" table:style-name="ce2">
            <text:p>233</text:p>
          </table:table-cell>
          <table:table-cell office:value-type="string" table:style-name="ce2">
            <text:p>Ù‡ÙˆØ± Ø§Ù„Ø¹Ù†Ø²</text:p>
          </table:table-cell>
          <table:table-cell office:value-type="string" table:style-name="ce2">
            <text:p>Hor Al Anz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office:value-type="float" office:value="192.31" table:style-name="ce2">
            <text:p>192.31</text:p>
          </table:table-cell>
          <table:table-cell office:value-type="float" office:value="2100000" table:style-name="ce2">
            <text:p>2100000</text:p>
          </table:table-cell>
          <table:table-cell office:value-type="float" office:value="10919.87" table:style-name="ce2">
            <text:p>10919.8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5-1022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5-04-18T00:00:00" table:style-name="ce3">
            <text:p>18/04/200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3" table:style-name="ce2">
            <text:p>233</text:p>
          </table:table-cell>
          <table:table-cell office:value-type="string" table:style-name="ce2">
            <text:p>Ù‡ÙˆØ± Ø§Ù„Ø¹Ù†Ø²</text:p>
          </table:table-cell>
          <table:table-cell office:value-type="string" table:style-name="ce2">
            <text:p>Hor Al Anz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office:value-type="float" office:value="235.88" table:style-name="ce2">
            <text:p>235.88</text:p>
          </table:table-cell>
          <table:table-cell office:value-type="float" office:value="1400000" table:style-name="ce2">
            <text:p>1400000</text:p>
          </table:table-cell>
          <table:table-cell office:value-type="float" office:value="5935.22" table:style-name="ce2">
            <text:p>5935.2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13-5507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13-02-22T00:00:00" table:style-name="ce3">
            <text:p>22/02/201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ªØ¬Ø§Ø±ÙŠ</text:p>
          </table:table-cell>
          <table:table-cell office:value-type="string" table:style-name="ce2">
            <text:p>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3" table:style-name="ce2">
            <text:p>233</text:p>
          </table:table-cell>
          <table:table-cell office:value-type="string" table:style-name="ce2">
            <text:p>Ù‡ÙˆØ± Ø§Ù„Ø¹Ù†Ø²</text:p>
          </table:table-cell>
          <table:table-cell office:value-type="string" table:style-name="ce2">
            <text:p>Hor Al Anz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7.55" table:style-name="ce2">
            <text:p>97.55</text:p>
          </table:table-cell>
          <table:table-cell office:value-type="float" office:value="950000" table:style-name="ce2">
            <text:p>950000</text:p>
          </table:table-cell>
          <table:table-cell office:value-type="float" office:value="9738.6" table:style-name="ce2">
            <text:p>9738.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25-40623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25-10-06T00:00:00" table:style-name="ce3">
            <text:p>06/10/202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ªØ¬Ø§Ø±ÙŠ</text:p>
          </table:table-cell>
          <table:table-cell office:value-type="string" table:style-name="ce2">
            <text:p>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3" table:style-name="ce2">
            <text:p>233</text:p>
          </table:table-cell>
          <table:table-cell office:value-type="string" table:style-name="ce2">
            <text:p>Ù‡ÙˆØ± Ø§Ù„Ø¹Ù†Ø²</text:p>
          </table:table-cell>
          <table:table-cell office:value-type="string" table:style-name="ce2">
            <text:p>Hor Al Anz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office:value-type="float" office:value="272.25" table:style-name="ce2">
            <text:p>272.25</text:p>
          </table:table-cell>
          <table:table-cell office:value-type="float" office:value="2200000" table:style-name="ce2">
            <text:p>2200000</text:p>
          </table:table-cell>
          <table:table-cell office:value-type="float" office:value="8080.81" table:style-name="ce2">
            <text:p>8080.8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4-1725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4-08-03T00:00:00" table:style-name="ce3">
            <text:p>03/08/200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ªØ¬Ø§Ø±ÙŠ</text:p>
          </table:table-cell>
          <table:table-cell office:value-type="string" table:style-name="ce2">
            <text:p>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3" table:style-name="ce2">
            <text:p>233</text:p>
          </table:table-cell>
          <table:table-cell office:value-type="string" table:style-name="ce2">
            <text:p>Ù‡ÙˆØ± Ø§Ù„Ø¹Ù†Ø²</text:p>
          </table:table-cell>
          <table:table-cell office:value-type="string" table:style-name="ce2">
            <text:p>Hor Al Anz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office:value-type="float" office:value="152.55000000000001" table:style-name="ce2">
            <text:p>152.55</text:p>
          </table:table-cell>
          <table:table-cell office:value-type="float" office:value="700000" table:style-name="ce2">
            <text:p>700000</text:p>
          </table:table-cell>
          <table:table-cell office:value-type="float" office:value="4588.66" table:style-name="ce2">
            <text:p>4588.6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1998-670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1998-07-01T00:00:00" table:style-name="ce3">
            <text:p>01/07/199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0" table:style-name="ce2">
            <text:p>230</text:p>
          </table:table-cell>
          <table:table-cell office:value-type="string" table:style-name="ce2">
            <text:p>Ø§Ø¨Ùˆ Ù‡ÙŠÙ„</text:p>
          </table:table-cell>
          <table:table-cell office:value-type="string" table:style-name="ce2">
            <text:p>Abu Hail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office:value-type="float" office:value="334.45" table:style-name="ce2">
            <text:p>334.45</text:p>
          </table:table-cell>
          <table:table-cell office:value-type="float" office:value="1450000" table:style-name="ce2">
            <text:p>1450000</text:p>
          </table:table-cell>
          <table:table-cell office:value-type="float" office:value="4335.4799999999996" table:style-name="ce2">
            <text:p>4335.4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4-172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4-01-26T00:00:00" table:style-name="ce3">
            <text:p>26/01/200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 / ØªØ¬Ø§Ø±ÙŠ</text:p>
          </table:table-cell>
          <table:table-cell office:value-type="string" table:style-name="ce2">
            <text:p>Residential / 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3" table:style-name="ce2">
            <text:p>233</text:p>
          </table:table-cell>
          <table:table-cell office:value-type="string" table:style-name="ce2">
            <text:p>Ù‡ÙˆØ± Ø§Ù„Ø¹Ù†Ø²</text:p>
          </table:table-cell>
          <table:table-cell office:value-type="string" table:style-name="ce2">
            <text:p>Hor Al Anz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670.02" table:style-name="ce2">
            <text:p>670.02</text:p>
          </table:table-cell>
          <table:table-cell office:value-type="float" office:value="1300000" table:style-name="ce2">
            <text:p>1300000</text:p>
          </table:table-cell>
          <table:table-cell office:value-type="float" office:value="1940.24" table:style-name="ce2">
            <text:p>1940.2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3-9-2004-300050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Ù‡Ø¨Ø§Øª</text:p>
          </table:table-cell>
          <table:table-cell office:value-type="string" table:style-name="ce2">
            <text:p>Gifts</text:p>
          </table:table-cell>
          <table:table-cell office:value-type="string" table:style-name="ce2">
            <text:p>Ù‡Ø¨Ù‡</text:p>
          </table:table-cell>
          <table:table-cell office:value-type="string" table:style-name="ce2">
            <text:p>Grant</text:p>
          </table:table-cell>
          <table:table-cell office:value-type="date" office:date-value="2004-05-24T00:00:00" table:style-name="ce3">
            <text:p>24/05/200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 / ØªØ¬Ø§Ø±ÙŠ</text:p>
          </table:table-cell>
          <table:table-cell office:value-type="string" table:style-name="ce2">
            <text:p>Residential / 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Ø¨ÙˆØ± Ø³Ø¹ÙŠØ¯</text:p>
          </table:table-cell>
          <table:table-cell office:value-type="string" table:style-name="ce2">
            <text:p>Port Saee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Ø¯ÙŠØ±Ø© Ø³ÙŠØªÙŠ Ø³Ù†ØªØ±</text:p>
          </table:table-cell>
          <table:table-cell office:value-type="string" table:style-name="ce2">
            <text:p>Deira City Centre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316.08999999999997" table:style-name="ce2">
            <text:p>316.09</text:p>
          </table:table-cell>
          <table:table-cell office:value-type="float" office:value="2891998" table:style-name="ce2">
            <text:p>2891998</text:p>
          </table:table-cell>
          <table:table-cell office:value-type="float" office:value="9149.2900000000009" table:style-name="ce2">
            <text:p>9149.2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20-678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20-09-01T00:00:00" table:style-name="ce3">
            <text:p>01/09/2020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64" table:style-name="ce2">
            <text:p>264</text:p>
          </table:table-cell>
          <table:table-cell office:value-type="string" table:style-name="ce2">
            <text:p>Ù†Ø¯ Ø§Ù„Ø­Ù…Ø±</text:p>
          </table:table-cell>
          <table:table-cell office:value-type="string" table:style-name="ce2">
            <text:p>Nad Al Hamar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8.47" table:style-name="ce2">
            <text:p>1398.47</text:p>
          </table:table-cell>
          <table:table-cell office:value-type="float" office:value="4900000" table:style-name="ce2">
            <text:p>4900000</text:p>
          </table:table-cell>
          <table:table-cell office:value-type="float" office:value="3503.83" table:style-name="ce2">
            <text:p>3503.8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5-1044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5-04-25T00:00:00" table:style-name="ce3">
            <text:p>25/04/200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 / ØªØ¬Ø§Ø±ÙŠ</text:p>
          </table:table-cell>
          <table:table-cell office:value-type="string" table:style-name="ce2">
            <text:p>Residential / 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3" table:style-name="ce2">
            <text:p>233</text:p>
          </table:table-cell>
          <table:table-cell office:value-type="string" table:style-name="ce2">
            <text:p>Ù‡ÙˆØ± Ø§Ù„Ø¹Ù†Ø²</text:p>
          </table:table-cell>
          <table:table-cell office:value-type="string" table:style-name="ce2">
            <text:p>Hor Al Anz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21.48" table:style-name="ce2">
            <text:p>221.48</text:p>
          </table:table-cell>
          <table:table-cell office:value-type="float" office:value="1300000" table:style-name="ce2">
            <text:p>1300000</text:p>
          </table:table-cell>
          <table:table-cell office:value-type="float" office:value="5869.6" table:style-name="ce2">
            <text:p>5869.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16-8921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16-11-29T00:00:00" table:style-name="ce3">
            <text:p>29/11/2016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0" table:style-name="ce2">
            <text:p>230</text:p>
          </table:table-cell>
          <table:table-cell office:value-type="string" table:style-name="ce2">
            <text:p>Ø§Ø¨Ùˆ Ù‡ÙŠÙ„</text:p>
          </table:table-cell>
          <table:table-cell office:value-type="string" table:style-name="ce2">
            <text:p>Abu Hail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office:value-type="float" office:value="281.02999999999997" table:style-name="ce2">
            <text:p>281.03</text:p>
          </table:table-cell>
          <table:table-cell office:value-type="float" office:value="1522500" table:style-name="ce2">
            <text:p>1522500</text:p>
          </table:table-cell>
          <table:table-cell office:value-type="float" office:value="5417.57" table:style-name="ce2">
            <text:p>5417.5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7-702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7-05-14T00:00:00" table:style-name="ce3">
            <text:p>14/05/200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0" table:style-name="ce2">
            <text:p>230</text:p>
          </table:table-cell>
          <table:table-cell office:value-type="string" table:style-name="ce2">
            <text:p>Ø§Ø¨Ùˆ Ù‡ÙŠÙ„</text:p>
          </table:table-cell>
          <table:table-cell office:value-type="string" table:style-name="ce2">
            <text:p>Abu Hail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office:value-type="float" office:value="232.26" table:style-name="ce2">
            <text:p>232.26</text:p>
          </table:table-cell>
          <table:table-cell office:value-type="float" office:value="1500000" table:style-name="ce2">
            <text:p>1500000</text:p>
          </table:table-cell>
          <table:table-cell office:value-type="float" office:value="6458.28" table:style-name="ce2">
            <text:p>6458.2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13-553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13-02-25T00:00:00" table:style-name="ce3">
            <text:p>25/02/201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0" table:style-name="ce2">
            <text:p>230</text:p>
          </table:table-cell>
          <table:table-cell office:value-type="string" table:style-name="ce2">
            <text:p>Ø§Ø¨Ùˆ Ù‡ÙŠÙ„</text:p>
          </table:table-cell>
          <table:table-cell office:value-type="string" table:style-name="ce2">
            <text:p>Abu Hail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office:value-type="float" office:value="232.26" table:style-name="ce2">
            <text:p>232.26</text:p>
          </table:table-cell>
          <table:table-cell office:value-type="float" office:value="1000000" table:style-name="ce2">
            <text:p>1000000</text:p>
          </table:table-cell>
          <table:table-cell office:value-type="float" office:value="4305.5200000000004" table:style-name="ce2">
            <text:p>4305.5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3-9-2022-3480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Ù‡Ø¨Ø§Øª</text:p>
          </table:table-cell>
          <table:table-cell office:value-type="string" table:style-name="ce2">
            <text:p>Gifts</text:p>
          </table:table-cell>
          <table:table-cell office:value-type="string" table:style-name="ce2">
            <text:p>Ù‡Ø¨Ù‡</text:p>
          </table:table-cell>
          <table:table-cell office:value-type="string" table:style-name="ce2">
            <text:p>Grant</text:p>
          </table:table-cell>
          <table:table-cell office:value-type="date" office:date-value="2022-12-07T00:00:00" table:style-name="ce3">
            <text:p>07/12/202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0" table:style-name="ce2">
            <text:p>230</text:p>
          </table:table-cell>
          <table:table-cell office:value-type="string" table:style-name="ce2">
            <text:p>Ø§Ø¨Ùˆ Ù‡ÙŠÙ„</text:p>
          </table:table-cell>
          <table:table-cell office:value-type="string" table:style-name="ce2">
            <text:p>Abu Hail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office:value-type="float" office:value="781.81" table:style-name="ce2">
            <text:p>781.81</text:p>
          </table:table-cell>
          <table:table-cell office:value-type="float" office:value="1764011" table:style-name="ce2">
            <text:p>1764011</text:p>
          </table:table-cell>
          <table:table-cell office:value-type="float" office:value="2256.3200000000002" table:style-name="ce2">
            <text:p>2256.3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3-9-2017-2515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Ù‡Ø¨Ø§Øª</text:p>
          </table:table-cell>
          <table:table-cell office:value-type="string" table:style-name="ce2">
            <text:p>Gifts</text:p>
          </table:table-cell>
          <table:table-cell office:value-type="string" table:style-name="ce2">
            <text:p>Ù‡Ø¨Ù‡</text:p>
          </table:table-cell>
          <table:table-cell office:value-type="string" table:style-name="ce2">
            <text:p>Grant</text:p>
          </table:table-cell>
          <table:table-cell office:value-type="date" office:date-value="2017-12-26T00:00:00" table:style-name="ce3">
            <text:p>26/12/201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0" table:style-name="ce2">
            <text:p>230</text:p>
          </table:table-cell>
          <table:table-cell office:value-type="string" table:style-name="ce2">
            <text:p>Ø§Ø¨Ùˆ Ù‡ÙŠÙ„</text:p>
          </table:table-cell>
          <table:table-cell office:value-type="string" table:style-name="ce2">
            <text:p>Abu Hail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office:value-type="float" office:value="797.76" table:style-name="ce2">
            <text:p>797.76</text:p>
          </table:table-cell>
          <table:table-cell office:value-type="float" office:value="1800000" table:style-name="ce2">
            <text:p>1800000</text:p>
          </table:table-cell>
          <table:table-cell office:value-type="float" office:value="2256.3200000000002" table:style-name="ce2">
            <text:p>2256.3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1998-752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1998-07-20T00:00:00" table:style-name="ce3">
            <text:p>20/07/1998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0" table:style-name="ce2">
            <text:p>230</text:p>
          </table:table-cell>
          <table:table-cell office:value-type="string" table:style-name="ce2">
            <text:p>Ø§Ø¨Ùˆ Ù‡ÙŠÙ„</text:p>
          </table:table-cell>
          <table:table-cell office:value-type="string" table:style-name="ce2">
            <text:p>Abu Hail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office:value-type="float" office:value="334.45" table:style-name="ce2">
            <text:p>334.45</text:p>
          </table:table-cell>
          <table:table-cell office:value-type="float" office:value="600000" table:style-name="ce2">
            <text:p>600000</text:p>
          </table:table-cell>
          <table:table-cell office:value-type="float" office:value="1793.99" table:style-name="ce2">
            <text:p>1793.9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11-11698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11-07-18T00:00:00" table:style-name="ce3">
            <text:p>18/07/201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0" table:style-name="ce2">
            <text:p>230</text:p>
          </table:table-cell>
          <table:table-cell office:value-type="string" table:style-name="ce2">
            <text:p>Ø§Ø¨Ùˆ Ù‡ÙŠÙ„</text:p>
          </table:table-cell>
          <table:table-cell office:value-type="string" table:style-name="ce2">
            <text:p>Abu Hail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µÙ„Ø§Ø­ Ø§Ù„Ø¯ÙŠÙ†</text:p>
          </table:table-cell>
          <table:table-cell office:value-type="string" table:style-name="ce2">
            <text:p>Salah Al Din Metro Station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office:value-type="float" office:value="134.52000000000001" table:style-name="ce2">
            <text:p>134.52</text:p>
          </table:table-cell>
          <table:table-cell office:value-type="float" office:value="390000" table:style-name="ce2">
            <text:p>390000</text:p>
          </table:table-cell>
          <table:table-cell office:value-type="float" office:value="2899.2" table:style-name="ce2">
            <text:p>2899.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0-405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0-05-31T00:00:00" table:style-name="ce3">
            <text:p>31/05/2000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0" table:style-name="ce2">
            <text:p>230</text:p>
          </table:table-cell>
          <table:table-cell office:value-type="string" table:style-name="ce2">
            <text:p>Ø§Ø¨Ùˆ Ù‡ÙŠÙ„</text:p>
          </table:table-cell>
          <table:table-cell office:value-type="string" table:style-name="ce2">
            <text:p>Abu Hail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office:value-type="float" office:value="280.47000000000003" table:style-name="ce2">
            <text:p>280.47</text:p>
          </table:table-cell>
          <table:table-cell office:value-type="float" office:value="1045309" table:style-name="ce2">
            <text:p>1045309</text:p>
          </table:table-cell>
          <table:table-cell office:value-type="float" office:value="3726.99" table:style-name="ce2">
            <text:p>3726.9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12-8615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12-05-14T00:00:00" table:style-name="ce3">
            <text:p>14/05/201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0" table:style-name="ce2">
            <text:p>230</text:p>
          </table:table-cell>
          <table:table-cell office:value-type="string" table:style-name="ce2">
            <text:p>Ø§Ø¨Ùˆ Ù‡ÙŠÙ„</text:p>
          </table:table-cell>
          <table:table-cell office:value-type="string" table:style-name="ce2">
            <text:p>Abu Hail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office:value-type="float" office:value="473.34" table:style-name="ce2">
            <text:p>473.34</text:p>
          </table:table-cell>
          <table:table-cell office:value-type="float" office:value="500000" table:style-name="ce2">
            <text:p>500000</text:p>
          </table:table-cell>
          <table:table-cell office:value-type="float" office:value="1056.32" table:style-name="ce2">
            <text:p>1056.3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8-2979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8-12-22T00:00:00" table:style-name="ce3">
            <text:p>22/12/2008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98" table:style-name="ce2">
            <text:p>298</text:p>
          </table:table-cell>
          <table:table-cell office:value-type="string" table:style-name="ce2">
            <text:p>Ø§Ù„ÙˆØ±Ù‚Ø§Ø¡ Ø§Ù„Ø«Ø§Ù„Ø«Ù‡</text:p>
          </table:table-cell>
          <table:table-cell office:value-type="string" table:style-name="ce2">
            <text:p>Al Warqa Thir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88.44" table:style-name="ce2">
            <text:p>1388.44</text:p>
          </table:table-cell>
          <table:table-cell office:value-type="float" office:value="750000" table:style-name="ce2">
            <text:p>750000</text:p>
          </table:table-cell>
          <table:table-cell office:value-type="float" office:value="540.16999999999996" table:style-name="ce2">
            <text:p>540.1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1-300016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1-02-26T00:00:00" table:style-name="ce3">
            <text:p>26/02/200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9" table:style-name="ce2">
            <text:p>239</text:p>
          </table:table-cell>
          <table:table-cell office:value-type="string" table:style-name="ce2">
            <text:p>Ø§Ù„Ø¨Ø±Ø§Ø­Ù‡</text:p>
          </table:table-cell>
          <table:table-cell office:value-type="string" table:style-name="ce2">
            <text:p>Al Barah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§Øª Ù…ØªØ±Ùˆ Ù†Ø®Ù„Ø© Ø¯ÙŠØ±Ø©</text:p>
          </table:table-cell>
          <table:table-cell office:value-type="string" table:style-name="ce2">
            <text:p>Palm Deira Metro Stations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3.89" table:style-name="ce2">
            <text:p>23.89</text:p>
          </table:table-cell>
          <table:table-cell office:value-type="float" office:value="128555" table:style-name="ce2">
            <text:p>128555</text:p>
          </table:table-cell>
          <table:table-cell office:value-type="float" office:value="5381.12" table:style-name="ce2">
            <text:p>5381.1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5-552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5-06-13T00:00:00" table:style-name="ce3">
            <text:p>13/06/200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98" table:style-name="ce2">
            <text:p>298</text:p>
          </table:table-cell>
          <table:table-cell office:value-type="string" table:style-name="ce2">
            <text:p>Ø§Ù„ÙˆØ±Ù‚Ø§Ø¡ Ø§Ù„Ø«Ø§Ù„Ø«Ù‡</text:p>
          </table:table-cell>
          <table:table-cell office:value-type="string" table:style-name="ce2">
            <text:p>Al Warqa Thir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070.3399999999999" table:style-name="ce2">
            <text:p>1070.34</text:p>
          </table:table-cell>
          <table:table-cell office:value-type="float" office:value="500000" table:style-name="ce2">
            <text:p>500000</text:p>
          </table:table-cell>
          <table:table-cell office:value-type="float" office:value="467.14" table:style-name="ce2">
            <text:p>467.1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5-279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5-01-26T00:00:00" table:style-name="ce3">
            <text:p>26/01/200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64" table:style-name="ce2">
            <text:p>264</text:p>
          </table:table-cell>
          <table:table-cell office:value-type="string" table:style-name="ce2">
            <text:p>Ù†Ø¯ Ø§Ù„Ø­Ù…Ø±</text:p>
          </table:table-cell>
          <table:table-cell office:value-type="string" table:style-name="ce2">
            <text:p>Nad Al Hamar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1425000" table:style-name="ce2">
            <text:p>1425000</text:p>
          </table:table-cell>
          <table:table-cell office:value-type="float" office:value="1022.57" table:style-name="ce2">
            <text:p>1022.5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4-2024-1220</text:p>
          </table:table-cell>
          <table:table-cell office:value-type="float" office:value="14" table:style-name="ce2">
            <text:p>1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¹Ø¯ÙŠÙ„ Ø±Ù‡Ù†</text:p>
          </table:table-cell>
          <table:table-cell office:value-type="string" table:style-name="ce2">
            <text:p>Modify Mortgage</text:p>
          </table:table-cell>
          <table:table-cell office:value-type="date" office:date-value="2024-10-10T00:00:00" table:style-name="ce3">
            <text:p>10/10/202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 / ØªØ¬Ø§Ø±ÙŠ</text:p>
          </table:table-cell>
          <table:table-cell office:value-type="string" table:style-name="ce2">
            <text:p>Residential / 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4" table:style-name="ce2">
            <text:p>234</text:p>
          </table:table-cell>
          <table:table-cell office:value-type="string" table:style-name="ce2">
            <text:p>Ù‡ÙˆØ± Ø§Ù„Ø¹Ù†Ø² Ø´Ø±Ù‚</text:p>
          </table:table-cell>
          <table:table-cell office:value-type="string" table:style-name="ce2">
            <text:p>Hor Al Anz East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Ù‚ÙŠØ§Ø¯Ø©</text:p>
          </table:table-cell>
          <table:table-cell office:value-type="string" table:style-name="ce2">
            <text:p>Al Qiyadah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4707.0200000000004" table:style-name="ce2">
            <text:p>4707.02</text:p>
          </table:table-cell>
          <table:table-cell office:value-type="float" office:value="94875000" table:style-name="ce2">
            <text:p>94875000</text:p>
          </table:table-cell>
          <table:table-cell office:value-type="float" office:value="20156.060000000001" table:style-name="ce2">
            <text:p>20156.0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7-779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7-03-20T00:00:00" table:style-name="ce3">
            <text:p>20/03/200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98" table:style-name="ce2">
            <text:p>298</text:p>
          </table:table-cell>
          <table:table-cell office:value-type="string" table:style-name="ce2">
            <text:p>Ø§Ù„ÙˆØ±Ù‚Ø§Ø¡ Ø§Ù„Ø«Ø§Ù„Ø«Ù‡</text:p>
          </table:table-cell>
          <table:table-cell office:value-type="string" table:style-name="ce2">
            <text:p>Al Warqa Thir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133.04" table:style-name="ce2">
            <text:p>1133.04</text:p>
          </table:table-cell>
          <table:table-cell office:value-type="float" office:value="1524500" table:style-name="ce2">
            <text:p>1524500</text:p>
          </table:table-cell>
          <table:table-cell office:value-type="float" office:value="1345.5" table:style-name="ce2">
            <text:p>1345.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6-922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6-07-24T00:00:00" table:style-name="ce3">
            <text:p>24/07/2006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98" table:style-name="ce2">
            <text:p>298</text:p>
          </table:table-cell>
          <table:table-cell office:value-type="string" table:style-name="ce2">
            <text:p>Ø§Ù„ÙˆØ±Ù‚Ø§Ø¡ Ø§Ù„Ø«Ø§Ù„Ø«Ù‡</text:p>
          </table:table-cell>
          <table:table-cell office:value-type="string" table:style-name="ce2">
            <text:p>Al Warqa Thir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107.8699999999999" table:style-name="ce2">
            <text:p>1107.87</text:p>
          </table:table-cell>
          <table:table-cell office:value-type="float" office:value="750000" table:style-name="ce2">
            <text:p>750000</text:p>
          </table:table-cell>
          <table:table-cell office:value-type="float" office:value="676.97" table:style-name="ce2">
            <text:p>676.9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14-16962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14-07-02T00:00:00" table:style-name="ce3">
            <text:p>02/07/201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98" table:style-name="ce2">
            <text:p>298</text:p>
          </table:table-cell>
          <table:table-cell office:value-type="string" table:style-name="ce2">
            <text:p>Ø§Ù„ÙˆØ±Ù‚Ø§Ø¡ Ø§Ù„Ø«Ø§Ù„Ø«Ù‡</text:p>
          </table:table-cell>
          <table:table-cell office:value-type="string" table:style-name="ce2">
            <text:p>Al Warqa Thir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05.57" table:style-name="ce2">
            <text:p>1305.57</text:p>
          </table:table-cell>
          <table:table-cell office:value-type="float" office:value="3067155" table:style-name="ce2">
            <text:p>3067155</text:p>
          </table:table-cell>
          <table:table-cell office:value-type="float" office:value="2349.2800000000002" table:style-name="ce2">
            <text:p>2349.2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6-852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6-07-18T00:00:00" table:style-name="ce3">
            <text:p>18/07/200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ªØ¬Ø§Ø±ÙŠ</text:p>
          </table:table-cell>
          <table:table-cell office:value-type="string" table:style-name="ce2">
            <text:p>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Ø¨ÙˆØ± Ø³Ø¹ÙŠØ¯</text:p>
          </table:table-cell>
          <table:table-cell office:value-type="string" table:style-name="ce2">
            <text:p>Port Saee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Ø¯ÙŠØ±Ø© Ø³ÙŠØªÙŠ Ø³Ù†ØªØ±</text:p>
          </table:table-cell>
          <table:table-cell office:value-type="string" table:style-name="ce2">
            <text:p>Deira City Centre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3387.24" table:style-name="ce2">
            <text:p>3387.24</text:p>
          </table:table-cell>
          <table:table-cell office:value-type="float" office:value="49000000" table:style-name="ce2">
            <text:p>49000000</text:p>
          </table:table-cell>
          <table:table-cell office:value-type="float" office:value="14466.05" table:style-name="ce2">
            <text:p>14466.0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4-2011-405</text:p>
          </table:table-cell>
          <table:table-cell office:value-type="float" office:value="14" table:style-name="ce2">
            <text:p>1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¹Ø¯ÙŠÙ„ Ø±Ù‡Ù†</text:p>
          </table:table-cell>
          <table:table-cell office:value-type="string" table:style-name="ce2">
            <text:p>Modify Mortgage</text:p>
          </table:table-cell>
          <table:table-cell office:value-type="date" office:date-value="2011-09-12T00:00:00" table:style-name="ce3">
            <text:p>12/09/201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ªØ¬Ø§Ø±ÙŠ</text:p>
          </table:table-cell>
          <table:table-cell office:value-type="string" table:style-name="ce2">
            <text:p>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Ø¨ÙˆØ± Ø³Ø¹ÙŠØ¯</text:p>
          </table:table-cell>
          <table:table-cell office:value-type="string" table:style-name="ce2">
            <text:p>Port Saee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Ø¯ÙŠØ±Ø© Ø³ÙŠØªÙŠ Ø³Ù†ØªØ±</text:p>
          </table:table-cell>
          <table:table-cell office:value-type="string" table:style-name="ce2">
            <text:p>Deira City Centre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3387.24" table:style-name="ce2">
            <text:p>3387.24</text:p>
          </table:table-cell>
          <table:table-cell office:value-type="float" office:value="76000000" table:style-name="ce2">
            <text:p>76000000</text:p>
          </table:table-cell>
          <table:table-cell office:value-type="float" office:value="22437.15" table:style-name="ce2">
            <text:p>22437.1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3-9-2002-300067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Ù‡Ø¨Ø§Øª</text:p>
          </table:table-cell>
          <table:table-cell office:value-type="string" table:style-name="ce2">
            <text:p>Gifts</text:p>
          </table:table-cell>
          <table:table-cell office:value-type="string" table:style-name="ce2">
            <text:p>Ù‡Ø¨Ù‡</text:p>
          </table:table-cell>
          <table:table-cell office:value-type="string" table:style-name="ce2">
            <text:p>Grant</text:p>
          </table:table-cell>
          <table:table-cell office:value-type="date" office:date-value="2002-07-23T00:00:00" table:style-name="ce3">
            <text:p>23/07/200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ªØ¬Ø§Ø±ÙŠ</text:p>
          </table:table-cell>
          <table:table-cell office:value-type="string" table:style-name="ce2">
            <text:p>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47" table:style-name="ce2">
            <text:p>247</text:p>
          </table:table-cell>
          <table:table-cell office:value-type="string" table:style-name="ce2">
            <text:p>Ø§Ù„Ø®Ø¨ÙŠØµÙ‰</text:p>
          </table:table-cell>
          <table:table-cell office:value-type="string" table:style-name="ce2">
            <text:p>Al Khabeesi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835.33" table:style-name="ce2">
            <text:p>1835.33</text:p>
          </table:table-cell>
          <table:table-cell office:value-type="float" office:value="5660002" table:style-name="ce2">
            <text:p>5660002</text:p>
          </table:table-cell>
          <table:table-cell office:value-type="float" office:value="3083.92" table:style-name="ce2">
            <text:p>3083.9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18-6733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18-08-16T00:00:00" table:style-name="ce3">
            <text:p>16/08/201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44" table:style-name="ce2">
            <text:p>244</text:p>
          </table:table-cell>
          <table:table-cell office:value-type="string" table:style-name="ce2">
            <text:p>Ø§Ù„Ù…Ø±Ù‚Ø¨Ø§Øª</text:p>
          </table:table-cell>
          <table:table-cell office:value-type="string" table:style-name="ce2">
            <text:p>Al Murqabat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µÙ„Ø§Ø­ Ø§Ù„Ø¯ÙŠÙ†</text:p>
          </table:table-cell>
          <table:table-cell office:value-type="string" table:style-name="ce2">
            <text:p>Salah Al Din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635.74" table:style-name="ce2">
            <text:p>635.74</text:p>
          </table:table-cell>
          <table:table-cell office:value-type="float" office:value="6001079" table:style-name="ce2">
            <text:p>6001079</text:p>
          </table:table-cell>
          <table:table-cell office:value-type="float" office:value="9439.52" table:style-name="ce2">
            <text:p>9439.5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5-1905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5-09-19T00:00:00" table:style-name="ce3">
            <text:p>19/09/200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£Ø±Ø¶</text:p>
          </table:table-cell>
          <table:table-cell office:value-type="string" table:style-name="ce2">
            <text:p>Land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69" table:style-name="ce2">
            <text:p>369</text:p>
          </table:table-cell>
          <table:table-cell office:value-type="string" table:style-name="ce2">
            <text:p>Ø§Ù„Ø¨Ø±Ø´Ø§Ø¡ Ø§Ù„Ø«Ø§Ù„Ø«Ù‡</text:p>
          </table:table-cell>
          <table:table-cell office:value-type="string" table:style-name="ce2">
            <text:p>Al Barsha Thir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§Ù„Ø¹Ø±Ø¨</text:p>
          </table:table-cell>
          <table:table-cell office:value-type="string" table:style-name="ce2">
            <text:p>Burj Al Arab</text:p>
          </table:table-cell>
          <table:table-cell office:value-type="string" table:style-name="ce2">
            <text:p>Ù…Ø¯ÙŠÙ†Ø© Ø¯Ø¨ÙŠ Ù„Ù„Ø¥Ù†ØªØ±Ù†Øª</text:p>
          </table:table-cell>
          <table:table-cell office:value-type="string" table:style-name="ce2">
            <text:p>Dubai Internet City</text:p>
          </table:table-cell>
          <table:table-cell office:value-type="string" table:style-name="ce2">
            <text:p>Ù…ÙˆÙ„ Ø§Ù„Ø¥Ù…Ø§Ø±Ø§Øª</text:p>
          </table:table-cell>
          <table:table-cell office:value-type="string" table:style-name="ce2">
            <text:p>Mall of the Emirates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2100000" table:style-name="ce2">
            <text:p>2100000</text:p>
          </table:table-cell>
          <table:table-cell office:value-type="float" office:value="1506.94" table:style-name="ce2">
            <text:p>1506.9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19-8812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19-09-30T00:00:00" table:style-name="ce3">
            <text:p>30/09/2019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 / ØªØ¬Ø§Ø±ÙŠ</text:p>
          </table:table-cell>
          <table:table-cell office:value-type="string" table:style-name="ce2">
            <text:p>Residential / 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04" table:style-name="ce2">
            <text:p>304</text:p>
          </table:table-cell>
          <table:table-cell office:value-type="string" table:style-name="ce2">
            <text:p>Ø§Ù… Ø³Ù‚ÙŠÙ… Ø§Ù„Ø«Ø§Ù†ÙŠÙ‡</text:p>
          </table:table-cell>
          <table:table-cell office:value-type="string" table:style-name="ce2">
            <text:p>Um Suqaim Secon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§Ù„Ø¹Ø±Ø¨</text:p>
          </table:table-cell>
          <table:table-cell office:value-type="string" table:style-name="ce2">
            <text:p>Burj Al Arab</text:p>
          </table:table-cell>
          <table:table-cell office:value-type="string" table:style-name="ce2">
            <text:p>Ù…Ø­Ø·Ø© Ù…ØªØ±Ùˆ Ø¨Ù†Ùƒ Ø£Ø¨ÙˆØ¸Ø¨ÙŠ Ø§Ù„Ø£ÙˆÙ„</text:p>
          </table:table-cell>
          <table:table-cell office:value-type="string" table:style-name="ce2">
            <text:p>First Abu Dhabi Bank Metro Station</text:p>
          </table:table-cell>
          <table:table-cell office:value-type="string" table:style-name="ce2">
            <text:p>Ù…ÙˆÙ„ Ø§Ù„Ø¥Ù…Ø§Ø±Ø§Øª</text:p>
          </table:table-cell>
          <table:table-cell office:value-type="string" table:style-name="ce2">
            <text:p>Mall of the Emirates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728.45" table:style-name="ce2">
            <text:p>728.45</text:p>
          </table:table-cell>
          <table:table-cell office:value-type="float" office:value="3150000" table:style-name="ce2">
            <text:p>3150000</text:p>
          </table:table-cell>
          <table:table-cell office:value-type="float" office:value="4324.25" table:style-name="ce2">
            <text:p>4324.2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24-13938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24-04-24T00:00:00" table:style-name="ce3">
            <text:p>24/04/202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16" table:style-name="ce2">
            <text:p>316</text:p>
          </table:table-cell>
          <table:table-cell office:value-type="string" table:style-name="ce2">
            <text:p>Ø§Ù„Ù…Ø²Ù‡Ø± Ø§Ù„Ø§ÙˆÙ„Ù‰</text:p>
          </table:table-cell>
          <table:table-cell office:value-type="string" table:style-name="ce2">
            <text:p>Al Mizhar First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ØªØµØ§Ù„Ø§Øª</text:p>
          </table:table-cell>
          <table:table-cell office:value-type="string" table:style-name="ce2">
            <text:p>Etisalat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5700000" table:style-name="ce2">
            <text:p>5700000</text:p>
          </table:table-cell>
          <table:table-cell office:value-type="float" office:value="4090.27" table:style-name="ce2">
            <text:p>4090.2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10-812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10-03-03T00:00:00" table:style-name="ce3">
            <text:p>03/03/2010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54" table:style-name="ce2">
            <text:p>354</text:p>
          </table:table-cell>
          <table:table-cell office:value-type="string" table:style-name="ce2">
            <text:p>Ø§Ù„ÙˆØ±Ù‚Ø§Ø¡ Ø§Ù„Ø«Ø§Ù†ÙŠÙ‡</text:p>
          </table:table-cell>
          <table:table-cell office:value-type="string" table:style-name="ce2">
            <text:p>Al Warqa Secon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098.67" table:style-name="ce2">
            <text:p>1098.67</text:p>
          </table:table-cell>
          <table:table-cell office:value-type="float" office:value="750000" table:style-name="ce2">
            <text:p>750000</text:p>
          </table:table-cell>
          <table:table-cell office:value-type="float" office:value="682.64" table:style-name="ce2">
            <text:p>682.6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5-918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5-04-06T00:00:00" table:style-name="ce3">
            <text:p>06/04/200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16" table:style-name="ce2">
            <text:p>316</text:p>
          </table:table-cell>
          <table:table-cell office:value-type="string" table:style-name="ce2">
            <text:p>Ø§Ù„Ù…Ø²Ù‡Ø± Ø§Ù„Ø§ÙˆÙ„Ù‰</text:p>
          </table:table-cell>
          <table:table-cell office:value-type="string" table:style-name="ce2">
            <text:p>Al Mizhar First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ØªØµØ§Ù„Ø§Øª</text:p>
          </table:table-cell>
          <table:table-cell office:value-type="string" table:style-name="ce2">
            <text:p>Etisalat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3623.22" table:style-name="ce2">
            <text:p>3623.22</text:p>
          </table:table-cell>
          <table:table-cell office:value-type="float" office:value="4875000" table:style-name="ce2">
            <text:p>4875000</text:p>
          </table:table-cell>
          <table:table-cell office:value-type="float" office:value="1345.49" table:style-name="ce2">
            <text:p>1345.4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5-372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5-02-07T00:00:00" table:style-name="ce3">
            <text:p>07/02/200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£Ø±Ø¶</text:p>
          </table:table-cell>
          <table:table-cell office:value-type="string" table:style-name="ce2">
            <text:p>Land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696.77" table:style-name="ce2">
            <text:p>696.77</text:p>
          </table:table-cell>
          <table:table-cell office:value-type="float" office:value="937500" table:style-name="ce2">
            <text:p>937500</text:p>
          </table:table-cell>
          <table:table-cell office:value-type="float" office:value="1345.49" table:style-name="ce2">
            <text:p>1345.4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7-1714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7-09-05T00:00:00" table:style-name="ce3">
            <text:p>05/09/200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54" table:style-name="ce2">
            <text:p>354</text:p>
          </table:table-cell>
          <table:table-cell office:value-type="string" table:style-name="ce2">
            <text:p>Ø§Ù„ÙˆØ±Ù‚Ø§Ø¡ Ø§Ù„Ø«Ø§Ù†ÙŠÙ‡</text:p>
          </table:table-cell>
          <table:table-cell office:value-type="string" table:style-name="ce2">
            <text:p>Al Warqa Secon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113.44" table:style-name="ce2">
            <text:p>1113.44</text:p>
          </table:table-cell>
          <table:table-cell office:value-type="float" office:value="750000" table:style-name="ce2">
            <text:p>750000</text:p>
          </table:table-cell>
          <table:table-cell office:value-type="float" office:value="673.59" table:style-name="ce2">
            <text:p>673.5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1-277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1-05-07T00:00:00" table:style-name="ce3">
            <text:p>07/05/200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12" table:style-name="ce2">
            <text:p>312</text:p>
          </table:table-cell>
          <table:table-cell office:value-type="string" table:style-name="ce2">
            <text:p>Ù…Ø­ÙŠØµÙ†Ù‡ Ø§Ù„Ø§ÙˆÙ„Ù‰</text:p>
          </table:table-cell>
          <table:table-cell office:value-type="string" table:style-name="ce2">
            <text:p>Muhaisanah First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ØªØµØ§Ù„Ø§Øª</text:p>
          </table:table-cell>
          <table:table-cell office:value-type="string" table:style-name="ce2">
            <text:p>Etisalat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80.26" table:style-name="ce2">
            <text:p>1380.26</text:p>
          </table:table-cell>
          <table:table-cell office:value-type="float" office:value="500000" table:style-name="ce2">
            <text:p>500000</text:p>
          </table:table-cell>
          <table:table-cell office:value-type="float" office:value="362.25" table:style-name="ce2">
            <text:p>362.2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4-2012-380</text:p>
          </table:table-cell>
          <table:table-cell office:value-type="float" office:value="14" table:style-name="ce2">
            <text:p>1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¹Ø¯ÙŠÙ„ Ø±Ù‡Ù†</text:p>
          </table:table-cell>
          <table:table-cell office:value-type="string" table:style-name="ce2">
            <text:p>Modify Mortgage</text:p>
          </table:table-cell>
          <table:table-cell office:value-type="date" office:date-value="2012-06-18T00:00:00" table:style-name="ce3">
            <text:p>18/06/201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ªØ¬Ø§Ø±ÙŠ</text:p>
          </table:table-cell>
          <table:table-cell office:value-type="string" table:style-name="ce2">
            <text:p>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68" table:style-name="ce2">
            <text:p>368</text:p>
          </table:table-cell>
          <table:table-cell office:value-type="string" table:style-name="ce2">
            <text:p>Ø§Ù„Ø¨Ø±Ø´Ø§Ø¡ Ø§Ù„Ø§ÙˆÙ„Ù‰</text:p>
          </table:table-cell>
          <table:table-cell office:value-type="string" table:style-name="ce2">
            <text:p>Al Barsha First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§Ù„Ø¹Ø±Ø¨</text:p>
          </table:table-cell>
          <table:table-cell office:value-type="string" table:style-name="ce2">
            <text:p>Burj Al Arab</text:p>
          </table:table-cell>
          <table:table-cell office:value-type="string" table:style-name="ce2">
            <text:p>Ù…Ø­Ø·Ø© Ù…ØªØ±Ùˆ Ø´Ø±Ù Ø¯ÙŠ Ø¬ÙŠ</text:p>
          </table:table-cell>
          <table:table-cell office:value-type="string" table:style-name="ce2">
            <text:p>Sharaf Dg Metro Station</text:p>
          </table:table-cell>
          <table:table-cell office:value-type="string" table:style-name="ce2">
            <text:p>Ù…ÙˆÙ„ Ø§Ù„Ø¥Ù…Ø§Ø±Ø§Øª</text:p>
          </table:table-cell>
          <table:table-cell office:value-type="string" table:style-name="ce2">
            <text:p>Mall of the Emirates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931.46" table:style-name="ce2">
            <text:p>2931.46</text:p>
          </table:table-cell>
          <table:table-cell office:value-type="float" office:value="52500000" table:style-name="ce2">
            <text:p>52500000</text:p>
          </table:table-cell>
          <table:table-cell office:value-type="float" office:value="17909.16" table:style-name="ce2">
            <text:p>17909.1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4-1999-21</text:p>
          </table:table-cell>
          <table:table-cell office:value-type="float" office:value="14" table:style-name="ce2">
            <text:p>1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¹Ø¯ÙŠÙ„ Ø±Ù‡Ù†</text:p>
          </table:table-cell>
          <table:table-cell office:value-type="string" table:style-name="ce2">
            <text:p>Modify Mortgage</text:p>
          </table:table-cell>
          <table:table-cell office:value-type="date" office:date-value="1999-03-15T00:00:00" table:style-name="ce3">
            <text:p>15/03/1999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 / ØªØ¬Ø§Ø±ÙŠ</text:p>
          </table:table-cell>
          <table:table-cell office:value-type="string" table:style-name="ce2">
            <text:p>Residential / 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67" table:style-name="ce2">
            <text:p>367</text:p>
          </table:table-cell>
          <table:table-cell office:value-type="string" table:style-name="ce2">
            <text:p>Ø§Ù„Ø³ÙˆÙ‚ Ø§Ù„ÙƒØ¨ÙŠØ±</text:p>
          </table:table-cell>
          <table:table-cell office:value-type="string" table:style-name="ce2">
            <text:p>Al Suq Al Kabeer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ÙÙ‡ÙŠØ¯ÙŠ</text:p>
          </table:table-cell>
          <table:table-cell office:value-type="string" table:style-name="ce2">
            <text:p>Al Fahidi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53.1" table:style-name="ce2">
            <text:p>153.1</text:p>
          </table:table-cell>
          <table:table-cell office:value-type="float" office:value="1500000" table:style-name="ce2">
            <text:p>1500000</text:p>
          </table:table-cell>
          <table:table-cell office:value-type="float" office:value="9797.52" table:style-name="ce2">
            <text:p>9797.5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3-9-2021-2214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Ù‡Ø¨Ø§Øª</text:p>
          </table:table-cell>
          <table:table-cell office:value-type="string" table:style-name="ce2">
            <text:p>Gifts</text:p>
          </table:table-cell>
          <table:table-cell office:value-type="string" table:style-name="ce2">
            <text:p>Ù‡Ø¨Ù‡</text:p>
          </table:table-cell>
          <table:table-cell office:value-type="string" table:style-name="ce2">
            <text:p>Grant</text:p>
          </table:table-cell>
          <table:table-cell office:value-type="date" office:date-value="2021-09-13T00:00:00" table:style-name="ce3">
            <text:p>13/09/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£Ø±Ø¶</text:p>
          </table:table-cell>
          <table:table-cell office:value-type="string" table:style-name="ce2">
            <text:p>Land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75" table:style-name="ce2">
            <text:p>375</text:p>
          </table:table-cell>
          <table:table-cell office:value-type="string" table:style-name="ce2">
            <text:p>Ø¬Ù…ÙŠØ±Ø§ Ø§Ù„Ø«Ø§Ù†ÙŠÙ‡</text:p>
          </table:table-cell>
          <table:table-cell office:value-type="string" table:style-name="ce2">
            <text:p>Jumeirah Secon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®Ù„ÙŠÙØ©</text:p>
          </table:table-cell>
          <table:table-cell office:value-type="string" table:style-name="ce2">
            <text:p>Burj Khalifa</text:p>
          </table:table-cell>
          <table:table-cell office:value-type="string" table:style-name="ce2">
            <text:p>Ù…Ø­Ø·Ø© Ù…ØªØ±Ùˆ Ø§Ù„Ø®Ù„ÙŠØ¬ Ø§Ù„ØªØ¬Ø§Ø±ÙŠ</text:p>
          </table:table-cell>
          <table:table-cell office:value-type="string" table:style-name="ce2">
            <text:p>Business Bay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858.06" table:style-name="ce2">
            <text:p>1858.06</text:p>
          </table:table-cell>
          <table:table-cell office:value-type="float" office:value="8000000" table:style-name="ce2">
            <text:p>8000000</text:p>
          </table:table-cell>
          <table:table-cell office:value-type="float" office:value="4305.57" table:style-name="ce2">
            <text:p>4305.5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4-1068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4-11-29T00:00:00" table:style-name="ce3">
            <text:p>29/11/200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93" table:style-name="ce2">
            <text:p>393</text:p>
          </table:table-cell>
          <table:table-cell office:value-type="string" table:style-name="ce2">
            <text:p>Ø§Ù„Ø¨Ø±Ø´Ø§Ø¡ Ø§Ù„Ø«Ø§Ù†ÙŠÙ‡</text:p>
          </table:table-cell>
          <table:table-cell office:value-type="string" table:style-name="ce2">
            <text:p>Al Barsha Secon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§Ù„Ø¹Ø±Ø¨</text:p>
          </table:table-cell>
          <table:table-cell office:value-type="string" table:style-name="ce2">
            <text:p>Burj Al Arab</text:p>
          </table:table-cell>
          <table:table-cell office:value-type="string" table:style-name="ce2">
            <text:p>Ù…Ø­Ø·Ø© Ù…ØªØ±Ùˆ Ø¨Ù†Ùƒ Ø£Ø¨ÙˆØ¸Ø¨ÙŠ Ø§Ù„Ø£ÙˆÙ„</text:p>
          </table:table-cell>
          <table:table-cell office:value-type="string" table:style-name="ce2">
            <text:p>First Abu Dhabi Bank Metro Station</text:p>
          </table:table-cell>
          <table:table-cell office:value-type="string" table:style-name="ce2">
            <text:p>Ù…ÙˆÙ„ Ø§Ù„Ø¥Ù…Ø§Ø±Ø§Øª</text:p>
          </table:table-cell>
          <table:table-cell office:value-type="string" table:style-name="ce2">
            <text:p>Mall of the Emirates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74.96" table:style-name="ce2">
            <text:p>1374.96</text:p>
          </table:table-cell>
          <table:table-cell office:value-type="float" office:value="250000" table:style-name="ce2">
            <text:p>250000</text:p>
          </table:table-cell>
          <table:table-cell office:value-type="float" office:value="181.82" table:style-name="ce2">
            <text:p>181.8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0-434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0-06-12T00:00:00" table:style-name="ce3">
            <text:p>12/06/200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£Ø±Ø¶</text:p>
          </table:table-cell>
          <table:table-cell office:value-type="string" table:style-name="ce2">
            <text:p>Land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59" table:style-name="ce2">
            <text:p>359</text:p>
          </table:table-cell>
          <table:table-cell office:value-type="string" table:style-name="ce2">
            <text:p>Ø§Ù„Ø·ÙˆØ§Ø± Ø§Ù„Ø«Ø§Ù„Ø«Ù‡</text:p>
          </table:table-cell>
          <table:table-cell office:value-type="string" table:style-name="ce2">
            <text:p>Al Twar Thir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ØªØµØ§Ù„Ø§Øª</text:p>
          </table:table-cell>
          <table:table-cell office:value-type="string" table:style-name="ce2">
            <text:p>Etisalat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500000" table:style-name="ce2">
            <text:p>500000</text:p>
          </table:table-cell>
          <table:table-cell office:value-type="float" office:value="358.8" table:style-name="ce2">
            <text:p>358.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6-1643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6-10-09T00:00:00" table:style-name="ce3">
            <text:p>09/10/200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 / ØªØ¬Ø§Ø±ÙŠ</text:p>
          </table:table-cell>
          <table:table-cell office:value-type="string" table:style-name="ce2">
            <text:p>Residential / 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78" table:style-name="ce2">
            <text:p>278</text:p>
          </table:table-cell>
          <table:table-cell office:value-type="string" table:style-name="ce2">
            <text:p>Ù…Ù†Ø®ÙˆÙ„</text:p>
          </table:table-cell>
          <table:table-cell office:value-type="string" table:style-name="ce2">
            <text:p>Mankhool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ÙÙ‡ÙŠØ¯ÙŠ</text:p>
          </table:table-cell>
          <table:table-cell office:value-type="string" table:style-name="ce2">
            <text:p>Al Fahidi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836.13" table:style-name="ce2">
            <text:p>836.13</text:p>
          </table:table-cell>
          <table:table-cell office:value-type="float" office:value="20000000" table:style-name="ce2">
            <text:p>20000000</text:p>
          </table:table-cell>
          <table:table-cell office:value-type="float" office:value="23919.73" table:style-name="ce2">
            <text:p>23919.7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5-674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5-03-07T00:00:00" table:style-name="ce3">
            <text:p>07/03/200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06" table:style-name="ce2">
            <text:p>306</text:p>
          </table:table-cell>
          <table:table-cell office:value-type="string" table:style-name="ce2">
            <text:p>Ø§Ù„Ø·ÙˆØ§Ø± Ø§Ù„Ø±Ø§Ø¨Ø¹Ø©</text:p>
          </table:table-cell>
          <table:table-cell office:value-type="string" table:style-name="ce2">
            <text:p>Al Twar Fourth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Ù‚ØµÙŠØµ</text:p>
          </table:table-cell>
          <table:table-cell office:value-type="string" table:style-name="ce2">
            <text:p>Al Qusais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696.77" table:style-name="ce2">
            <text:p>696.77</text:p>
          </table:table-cell>
          <table:table-cell office:value-type="float" office:value="2400000" table:style-name="ce2">
            <text:p>2400000</text:p>
          </table:table-cell>
          <table:table-cell office:value-type="float" office:value="3444.47" table:style-name="ce2">
            <text:p>3444.4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43-2016-25</text:p>
          </table:table-cell>
          <table:table-cell office:value-type="float" office:value="43" table:style-name="ce2">
            <text:p>4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 Ù…Ø­Ø§ÙØ¸</text:p>
          </table:table-cell>
          <table:table-cell office:value-type="string" table:style-name="ce2">
            <text:p>Portfolio Mortgage Registration</text:p>
          </table:table-cell>
          <table:table-cell office:value-type="date" office:date-value="2016-04-06T00:00:00" table:style-name="ce3">
            <text:p>06/04/201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£Ø±Ø¶</text:p>
          </table:table-cell>
          <table:table-cell office:value-type="string" table:style-name="ce2">
            <text:p>Land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 / ØªØ¬Ø§Ø±ÙŠ</text:p>
          </table:table-cell>
          <table:table-cell office:value-type="string" table:style-name="ce2">
            <text:p>Residential / 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3" table:style-name="ce2">
            <text:p>233</text:p>
          </table:table-cell>
          <table:table-cell office:value-type="string" table:style-name="ce2">
            <text:p>Ù‡ÙˆØ± Ø§Ù„Ø¹Ù†Ø²</text:p>
          </table:table-cell>
          <table:table-cell office:value-type="string" table:style-name="ce2">
            <text:p>Hor Al Anz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Ø¨ÙƒØ± Ø§Ù„ØµØ¯ÙŠÙ‚</text:p>
          </table:table-cell>
          <table:table-cell office:value-type="string" table:style-name="ce2">
            <text:p>Abu Baker Al Siddique Metro Station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office:value-type="float" office:value="2244.44" table:style-name="ce2">
            <text:p>2244.44</text:p>
          </table:table-cell>
          <table:table-cell office:value-type="float" office:value="1500000000" table:style-name="ce2">
            <text:p>1500000000</text:p>
          </table:table-cell>
          <table:table-cell office:value-type="float" office:value="668318.16" table:style-name="ce2">
            <text:p>668318.1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5-1139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5-12-12T00:00:00" table:style-name="ce3">
            <text:p>12/12/200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93" table:style-name="ce2">
            <text:p>393</text:p>
          </table:table-cell>
          <table:table-cell office:value-type="string" table:style-name="ce2">
            <text:p>Ø§Ù„Ø¨Ø±Ø´Ø§Ø¡ Ø§Ù„Ø«Ø§Ù†ÙŠÙ‡</text:p>
          </table:table-cell>
          <table:table-cell office:value-type="string" table:style-name="ce2">
            <text:p>Al Barsha Secon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§Ù„Ø¹Ø±Ø¨</text:p>
          </table:table-cell>
          <table:table-cell office:value-type="string" table:style-name="ce2">
            <text:p>Burj Al Arab</text:p>
          </table:table-cell>
          <table:table-cell office:value-type="string" table:style-name="ce2">
            <text:p>Ù…Ø­Ø·Ø© Ù…ØªØ±Ùˆ Ø´Ø±Ù Ø¯ÙŠ Ø¬ÙŠ</text:p>
          </table:table-cell>
          <table:table-cell office:value-type="string" table:style-name="ce2">
            <text:p>Sharaf Dg Metro Station</text:p>
          </table:table-cell>
          <table:table-cell office:value-type="string" table:style-name="ce2">
            <text:p>Ù…ÙˆÙ„ Ø§Ù„Ø¥Ù…Ø§Ø±Ø§Øª</text:p>
          </table:table-cell>
          <table:table-cell office:value-type="string" table:style-name="ce2">
            <text:p>Mall of the Emirates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500000" table:style-name="ce2">
            <text:p>500000</text:p>
          </table:table-cell>
          <table:table-cell office:value-type="float" office:value="358.8" table:style-name="ce2">
            <text:p>358.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3-9-2024-1315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Ù‡Ø¨Ø§Øª</text:p>
          </table:table-cell>
          <table:table-cell office:value-type="string" table:style-name="ce2">
            <text:p>Gifts</text:p>
          </table:table-cell>
          <table:table-cell office:value-type="string" table:style-name="ce2">
            <text:p>Ù‡Ø¨Ù‡</text:p>
          </table:table-cell>
          <table:table-cell office:value-type="string" table:style-name="ce2">
            <text:p>Grant</text:p>
          </table:table-cell>
          <table:table-cell office:value-type="date" office:date-value="2024-03-19T00:00:00" table:style-name="ce3">
            <text:p>19/03/202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04" table:style-name="ce2">
            <text:p>304</text:p>
          </table:table-cell>
          <table:table-cell office:value-type="string" table:style-name="ce2">
            <text:p>Ø§Ù… Ø³Ù‚ÙŠÙ… Ø§Ù„Ø«Ø§Ù†ÙŠÙ‡</text:p>
          </table:table-cell>
          <table:table-cell office:value-type="string" table:style-name="ce2">
            <text:p>Um Suqaim Secon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§Ù„Ø¹Ø±Ø¨</text:p>
          </table:table-cell>
          <table:table-cell office:value-type="string" table:style-name="ce2">
            <text:p>Burj Al Arab</text:p>
          </table:table-cell>
          <table:table-cell office:value-type="string" table:style-name="ce2">
            <text:p>Ù…Ø­Ø·Ø© Ù…ØªØ±Ùˆ Ù†ÙˆØ± Ø¨Ù†Ùƒ</text:p>
          </table:table-cell>
          <table:table-cell office:value-type="string" table:style-name="ce2">
            <text:p>Noor Bank Metro Station</text:p>
          </table:table-cell>
          <table:table-cell office:value-type="string" table:style-name="ce2">
            <text:p>Ù…ÙˆÙ„ Ø§Ù„Ø¥Ù…Ø§Ø±Ø§Øª</text:p>
          </table:table-cell>
          <table:table-cell office:value-type="string" table:style-name="ce2">
            <text:p>Mall of the Emirates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479.03" table:style-name="ce2">
            <text:p>479.03</text:p>
          </table:table-cell>
          <table:table-cell office:value-type="float" office:value="5121846" table:style-name="ce2">
            <text:p>5121846</text:p>
          </table:table-cell>
          <table:table-cell office:value-type="float" office:value="10692.12" table:style-name="ce2">
            <text:p>10692.1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5-144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5-02-23T00:00:00" table:style-name="ce3">
            <text:p>23/02/200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12" table:style-name="ce2">
            <text:p>312</text:p>
          </table:table-cell>
          <table:table-cell office:value-type="string" table:style-name="ce2">
            <text:p>Ù…Ø­ÙŠØµÙ†Ù‡ Ø§Ù„Ø§ÙˆÙ„Ù‰</text:p>
          </table:table-cell>
          <table:table-cell office:value-type="string" table:style-name="ce2">
            <text:p>Muhaisanah First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ØªØµØ§Ù„Ø§Øª</text:p>
          </table:table-cell>
          <table:table-cell office:value-type="string" table:style-name="ce2">
            <text:p>Etisalat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498900" table:style-name="ce2">
            <text:p>498900</text:p>
          </table:table-cell>
          <table:table-cell office:value-type="float" office:value="358.01" table:style-name="ce2">
            <text:p>358.0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3-213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3-03-24T00:00:00" table:style-name="ce3">
            <text:p>24/03/200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03" table:style-name="ce2">
            <text:p>303</text:p>
          </table:table-cell>
          <table:table-cell office:value-type="string" table:style-name="ce2">
            <text:p>Ø§Ù… Ø³Ù‚ÙŠÙ… Ø§Ù„Ø§ÙˆÙ„Ù‰</text:p>
          </table:table-cell>
          <table:table-cell office:value-type="string" table:style-name="ce2">
            <text:p>Um Suqaim First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§Ù„Ø¹Ø±Ø¨</text:p>
          </table:table-cell>
          <table:table-cell office:value-type="string" table:style-name="ce2">
            <text:p>Burj Al Arab</text:p>
          </table:table-cell>
          <table:table-cell office:value-type="string" table:style-name="ce2">
            <text:p>Ù…Ø­Ø·Ø© Ù…ØªØ±Ùˆ Ù†ÙˆØ± Ø¨Ù†Ùƒ</text:p>
          </table:table-cell>
          <table:table-cell office:value-type="string" table:style-name="ce2">
            <text:p>Noor Bank Metro Station</text:p>
          </table:table-cell>
          <table:table-cell office:value-type="string" table:style-name="ce2">
            <text:p>Ù…ÙˆÙ„ Ø§Ù„Ø¥Ù…Ø§Ø±Ø§Øª</text:p>
          </table:table-cell>
          <table:table-cell office:value-type="string" table:style-name="ce2">
            <text:p>Mall of the Emirates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29.03" table:style-name="ce2">
            <text:p>929.03</text:p>
          </table:table-cell>
          <table:table-cell office:value-type="float" office:value="2915804" table:style-name="ce2">
            <text:p>2915804</text:p>
          </table:table-cell>
          <table:table-cell office:value-type="float" office:value="3138.55" table:style-name="ce2">
            <text:p>3138.5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19-371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19-04-16T00:00:00" table:style-name="ce3">
            <text:p>16/04/201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£Ø±Ø¶</text:p>
          </table:table-cell>
          <table:table-cell office:value-type="string" table:style-name="ce2">
            <text:p>Land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75" table:style-name="ce2">
            <text:p>375</text:p>
          </table:table-cell>
          <table:table-cell office:value-type="string" table:style-name="ce2">
            <text:p>Ø¬Ù…ÙŠØ±Ø§ Ø§Ù„Ø«Ø§Ù†ÙŠÙ‡</text:p>
          </table:table-cell>
          <table:table-cell office:value-type="string" table:style-name="ce2">
            <text:p>Jumeirah Secon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®Ù„ÙŠÙØ©</text:p>
          </table:table-cell>
          <table:table-cell office:value-type="string" table:style-name="ce2">
            <text:p>Burj Khalifa</text:p>
          </table:table-cell>
          <table:table-cell office:value-type="string" table:style-name="ce2">
            <text:p>Ù…Ø­Ø·Ø© Ù…ØªØ±Ùˆ Ø§Ù„Ø®Ù„ÙŠØ¬ Ø§Ù„ØªØ¬Ø§Ø±ÙŠ</text:p>
          </table:table-cell>
          <table:table-cell office:value-type="string" table:style-name="ce2">
            <text:p>Business Bay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282.06" table:style-name="ce2">
            <text:p>1282.06</text:p>
          </table:table-cell>
          <table:table-cell office:value-type="float" office:value="6500000" table:style-name="ce2">
            <text:p>6500000</text:p>
          </table:table-cell>
          <table:table-cell office:value-type="float" office:value="5069.97" table:style-name="ce2">
            <text:p>5069.9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1999-1022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1999-07-05T00:00:00" table:style-name="ce3">
            <text:p>05/07/199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64" table:style-name="ce2">
            <text:p>264</text:p>
          </table:table-cell>
          <table:table-cell office:value-type="string" table:style-name="ce2">
            <text:p>Ù†Ø¯ Ø§Ù„Ø­Ù…Ø±</text:p>
          </table:table-cell>
          <table:table-cell office:value-type="string" table:style-name="ce2">
            <text:p>Nad Al Hamar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456.72" table:style-name="ce2">
            <text:p>1456.72</text:p>
          </table:table-cell>
          <table:table-cell office:value-type="float" office:value="500000" table:style-name="ce2">
            <text:p>500000</text:p>
          </table:table-cell>
          <table:table-cell office:value-type="float" office:value="343.24" table:style-name="ce2">
            <text:p>343.2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1995-3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1995-07-03T00:00:00" table:style-name="ce3">
            <text:p>03/07/199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75" table:style-name="ce2">
            <text:p>375</text:p>
          </table:table-cell>
          <table:table-cell office:value-type="string" table:style-name="ce2">
            <text:p>Ø¬Ù…ÙŠØ±Ø§ Ø§Ù„Ø«Ø§Ù†ÙŠÙ‡</text:p>
          </table:table-cell>
          <table:table-cell office:value-type="string" table:style-name="ce2">
            <text:p>Jumeirah Secon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®Ù„ÙŠÙØ©</text:p>
          </table:table-cell>
          <table:table-cell office:value-type="string" table:style-name="ce2">
            <text:p>Burj Khalifa</text:p>
          </table:table-cell>
          <table:table-cell office:value-type="string" table:style-name="ce2">
            <text:p>Ù…Ø­Ø·Ø© Ù…ØªØ±Ùˆ Ø§Ù„Ø®Ù„ÙŠØ¬ Ø§Ù„ØªØ¬Ø§Ø±ÙŠ</text:p>
          </table:table-cell>
          <table:table-cell office:value-type="string" table:style-name="ce2">
            <text:p>Business Bay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532.16" table:style-name="ce2">
            <text:p>1532.16</text:p>
          </table:table-cell>
          <table:table-cell office:value-type="float" office:value="1200000" table:style-name="ce2">
            <text:p>1200000</text:p>
          </table:table-cell>
          <table:table-cell office:value-type="float" office:value="783.21" table:style-name="ce2">
            <text:p>783.2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0-705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0-08-07T00:00:00" table:style-name="ce3">
            <text:p>07/08/2000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54" table:style-name="ce2">
            <text:p>354</text:p>
          </table:table-cell>
          <table:table-cell office:value-type="string" table:style-name="ce2">
            <text:p>Ø§Ù„ÙˆØ±Ù‚Ø§Ø¡ Ø§Ù„Ø«Ø§Ù†ÙŠÙ‡</text:p>
          </table:table-cell>
          <table:table-cell office:value-type="string" table:style-name="ce2">
            <text:p>Al Warqa Secon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113.44" table:style-name="ce2">
            <text:p>1113.44</text:p>
          </table:table-cell>
          <table:table-cell office:value-type="float" office:value="500000" table:style-name="ce2">
            <text:p>500000</text:p>
          </table:table-cell>
          <table:table-cell office:value-type="float" office:value="449.06" table:style-name="ce2">
            <text:p>449.0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4-2008-247</text:p>
          </table:table-cell>
          <table:table-cell office:value-type="float" office:value="14" table:style-name="ce2">
            <text:p>1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¹Ø¯ÙŠÙ„ Ø±Ù‡Ù†</text:p>
          </table:table-cell>
          <table:table-cell office:value-type="string" table:style-name="ce2">
            <text:p>Modify Mortgage</text:p>
          </table:table-cell>
          <table:table-cell office:value-type="date" office:date-value="2008-05-26T00:00:00" table:style-name="ce3">
            <text:p>26/05/2008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 / ØªØ¬Ø§Ø±ÙŠ</text:p>
          </table:table-cell>
          <table:table-cell office:value-type="string" table:style-name="ce2">
            <text:p>Residential / Commerc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17" table:style-name="ce2">
            <text:p>317</text:p>
          </table:table-cell>
          <table:table-cell office:value-type="string" table:style-name="ce2">
            <text:p>Ø¬Ù…ÙŠØ±Ø§ Ø§Ù„Ø§ÙˆÙ„Ù‰</text:p>
          </table:table-cell>
          <table:table-cell office:value-type="string" table:style-name="ce2">
            <text:p>Jumeirah First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®Ù„ÙŠÙØ©</text:p>
          </table:table-cell>
          <table:table-cell office:value-type="string" table:style-name="ce2">
            <text:p>Burj Khalifa</text:p>
          </table:table-cell>
          <table:table-cell office:value-type="string" table:style-name="ce2">
            <text:p>Ù…Ø­Ø·Ø© Ù…ØªØ±Ùˆ Ø§Ù„Ù…Ø±ÙƒØ² Ø§Ù„ØªØ¬Ø§Ø±ÙŠ</text:p>
          </table:table-cell>
          <table:table-cell office:value-type="string" table:style-name="ce2">
            <text:p>Trade Centre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858.06" table:style-name="ce2">
            <text:p>1858.06</text:p>
          </table:table-cell>
          <table:table-cell office:value-type="float" office:value="9500000" table:style-name="ce2">
            <text:p>9500000</text:p>
          </table:table-cell>
          <table:table-cell office:value-type="float" office:value="5112.8599999999997" table:style-name="ce2">
            <text:p>5112.8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8-907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8-05-08T00:00:00" table:style-name="ce3">
            <text:p>08/05/2008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16" table:style-name="ce2">
            <text:p>316</text:p>
          </table:table-cell>
          <table:table-cell office:value-type="string" table:style-name="ce2">
            <text:p>Ø§Ù„Ù…Ø²Ù‡Ø± Ø§Ù„Ø§ÙˆÙ„Ù‰</text:p>
          </table:table-cell>
          <table:table-cell office:value-type="string" table:style-name="ce2">
            <text:p>Al Mizhar First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ØªØµØ§Ù„Ø§Øª</text:p>
          </table:table-cell>
          <table:table-cell office:value-type="string" table:style-name="ce2">
            <text:p>Etisalat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854.16" table:style-name="ce2">
            <text:p>1854.16</text:p>
          </table:table-cell>
          <table:table-cell office:value-type="float" office:value="750000" table:style-name="ce2">
            <text:p>750000</text:p>
          </table:table-cell>
          <table:table-cell office:value-type="float" office:value="404.5" table:style-name="ce2">
            <text:p>404.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1-185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1-02-27T00:00:00" table:style-name="ce3">
            <text:p>27/02/200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69" table:style-name="ce2">
            <text:p>369</text:p>
          </table:table-cell>
          <table:table-cell office:value-type="string" table:style-name="ce2">
            <text:p>Ø§Ù„Ø¨Ø±Ø´Ø§Ø¡ Ø§Ù„Ø«Ø§Ù„Ø«Ù‡</text:p>
          </table:table-cell>
          <table:table-cell office:value-type="string" table:style-name="ce2">
            <text:p>Al Barsha Thir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§Ù„Ø¹Ø±Ø¨</text:p>
          </table:table-cell>
          <table:table-cell office:value-type="string" table:style-name="ce2">
            <text:p>Burj Al Arab</text:p>
          </table:table-cell>
          <table:table-cell office:value-type="string" table:style-name="ce2">
            <text:p>Ù…Ø¯ÙŠÙ†Ø© Ø¯Ø¨ÙŠ Ù„Ù„Ø¥Ù†ØªØ±Ù†Øª</text:p>
          </table:table-cell>
          <table:table-cell office:value-type="string" table:style-name="ce2">
            <text:p>Dubai Internet City</text:p>
          </table:table-cell>
          <table:table-cell office:value-type="string" table:style-name="ce2">
            <text:p>Ù…ÙˆÙ„ Ø§Ù„Ø¥Ù…Ø§Ø±Ø§Øª</text:p>
          </table:table-cell>
          <table:table-cell office:value-type="string" table:style-name="ce2">
            <text:p>Mall of the Emirates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463.22" table:style-name="ce2">
            <text:p>1463.22</text:p>
          </table:table-cell>
          <table:table-cell office:value-type="float" office:value="567000" table:style-name="ce2">
            <text:p>567000</text:p>
          </table:table-cell>
          <table:table-cell office:value-type="float" office:value="387.5" table:style-name="ce2">
            <text:p>387.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15-8658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15-05-27T00:00:00" table:style-name="ce3">
            <text:p>27/05/201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16" table:style-name="ce2">
            <text:p>316</text:p>
          </table:table-cell>
          <table:table-cell office:value-type="string" table:style-name="ce2">
            <text:p>Ø§Ù„Ù…Ø²Ù‡Ø± Ø§Ù„Ø§ÙˆÙ„Ù‰</text:p>
          </table:table-cell>
          <table:table-cell office:value-type="string" table:style-name="ce2">
            <text:p>Al Mizhar First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ØªØµØ§Ù„Ø§Øª</text:p>
          </table:table-cell>
          <table:table-cell office:value-type="string" table:style-name="ce2">
            <text:p>Etisalat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975.86" table:style-name="ce2">
            <text:p>1975.86</text:p>
          </table:table-cell>
          <table:table-cell office:value-type="float" office:value="7500000" table:style-name="ce2">
            <text:p>7500000</text:p>
          </table:table-cell>
          <table:table-cell office:value-type="float" office:value="3795.82" table:style-name="ce2">
            <text:p>3795.8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1-354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1-04-16T00:00:00" table:style-name="ce3">
            <text:p>16/04/200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15" table:style-name="ce2">
            <text:p>315</text:p>
          </table:table-cell>
          <table:table-cell office:value-type="string" table:style-name="ce2">
            <text:p>Ø§Ù„Ù…Ù†Ø§Ø±Ù‡</text:p>
          </table:table-cell>
          <table:table-cell office:value-type="string" table:style-name="ce2">
            <text:p>Al Manar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§Ù„Ø¹Ø±Ø¨</text:p>
          </table:table-cell>
          <table:table-cell office:value-type="string" table:style-name="ce2">
            <text:p>Burj Al Arab</text:p>
          </table:table-cell>
          <table:table-cell office:value-type="string" table:style-name="ce2">
            <text:p>Ù…Ø­Ø·Ø© Ù…ØªØ±Ùˆ Ù†ÙˆØ± Ø¨Ù†Ùƒ</text:p>
          </table:table-cell>
          <table:table-cell office:value-type="string" table:style-name="ce2">
            <text:p>Noor Bank Metro Station</text:p>
          </table:table-cell>
          <table:table-cell office:value-type="string" table:style-name="ce2">
            <text:p>Ù…ÙˆÙ„ Ø§Ù„Ø¥Ù…Ø§Ø±Ø§Øª</text:p>
          </table:table-cell>
          <table:table-cell office:value-type="string" table:style-name="ce2">
            <text:p>Mall of the Emirates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858.06" table:style-name="ce2">
            <text:p>1858.06</text:p>
          </table:table-cell>
          <table:table-cell office:value-type="float" office:value="1100000" table:style-name="ce2">
            <text:p>1100000</text:p>
          </table:table-cell>
          <table:table-cell office:value-type="float" office:value="592.02" table:style-name="ce2">
            <text:p>592.0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14-10616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14-04-16T00:00:00" table:style-name="ce3">
            <text:p>16/04/201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54" table:style-name="ce2">
            <text:p>354</text:p>
          </table:table-cell>
          <table:table-cell office:value-type="string" table:style-name="ce2">
            <text:p>Ø§Ù„ÙˆØ±Ù‚Ø§Ø¡ Ø§Ù„Ø«Ø§Ù†ÙŠÙ‡</text:p>
          </table:table-cell>
          <table:table-cell office:value-type="string" table:style-name="ce2">
            <text:p>Al Warqa Secon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277.69" table:style-name="ce2">
            <text:p>1277.69</text:p>
          </table:table-cell>
          <table:table-cell office:value-type="float" office:value="2750588" table:style-name="ce2">
            <text:p>2750588</text:p>
          </table:table-cell>
          <table:table-cell office:value-type="float" office:value="2152.7800000000002" table:style-name="ce2">
            <text:p>2152.7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14-4023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14-05-19T00:00:00" table:style-name="ce3">
            <text:p>19/05/201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93" table:style-name="ce2">
            <text:p>393</text:p>
          </table:table-cell>
          <table:table-cell office:value-type="string" table:style-name="ce2">
            <text:p>Ø§Ù„Ø¨Ø±Ø´Ø§Ø¡ Ø§Ù„Ø«Ø§Ù†ÙŠÙ‡</text:p>
          </table:table-cell>
          <table:table-cell office:value-type="string" table:style-name="ce2">
            <text:p>Al Barsha Secon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§Ù„Ø¹Ø±Ø¨</text:p>
          </table:table-cell>
          <table:table-cell office:value-type="string" table:style-name="ce2">
            <text:p>Burj Al Arab</text:p>
          </table:table-cell>
          <table:table-cell office:value-type="string" table:style-name="ce2">
            <text:p>Ù…Ø­Ø·Ø© Ù…ØªØ±Ùˆ Ø´Ø±Ù Ø¯ÙŠ Ø¬ÙŠ</text:p>
          </table:table-cell>
          <table:table-cell office:value-type="string" table:style-name="ce2">
            <text:p>Sharaf Dg Metro Station</text:p>
          </table:table-cell>
          <table:table-cell office:value-type="string" table:style-name="ce2">
            <text:p>Ù…ÙˆÙ„ Ø§Ù„Ø¥Ù…Ø§Ø±Ø§Øª</text:p>
          </table:table-cell>
          <table:table-cell office:value-type="string" table:style-name="ce2">
            <text:p>Mall of the Emirates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750000" table:style-name="ce2">
            <text:p>750000</text:p>
          </table:table-cell>
          <table:table-cell office:value-type="float" office:value="538.19000000000005" table:style-name="ce2">
            <text:p>538.1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1999-288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1999-05-17T00:00:00" table:style-name="ce3">
            <text:p>17/05/199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Ù…Ø±Ø¯Ù</text:p>
          </table:table-cell>
          <table:table-cell office:value-type="string" table:style-name="ce2">
            <text:p>Mirdif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05.8" table:style-name="ce2">
            <text:p>905.8</text:p>
          </table:table-cell>
          <table:table-cell office:value-type="float" office:value="1000000" table:style-name="ce2">
            <text:p>1000000</text:p>
          </table:table-cell>
          <table:table-cell office:value-type="float" office:value="1104" table:style-name="ce2">
            <text:p>110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3-9-2019-440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Ù‡Ø¨Ø§Øª</text:p>
          </table:table-cell>
          <table:table-cell office:value-type="string" table:style-name="ce2">
            <text:p>Gifts</text:p>
          </table:table-cell>
          <table:table-cell office:value-type="string" table:style-name="ce2">
            <text:p>Ù‡Ø¨Ù‡</text:p>
          </table:table-cell>
          <table:table-cell office:value-type="string" table:style-name="ce2">
            <text:p>Grant</text:p>
          </table:table-cell>
          <table:table-cell office:value-type="date" office:date-value="2019-02-18T00:00:00" table:style-name="ce3">
            <text:p>18/02/201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04" table:style-name="ce2">
            <text:p>304</text:p>
          </table:table-cell>
          <table:table-cell office:value-type="string" table:style-name="ce2">
            <text:p>Ø§Ù… Ø³Ù‚ÙŠÙ… Ø§Ù„Ø«Ø§Ù†ÙŠÙ‡</text:p>
          </table:table-cell>
          <table:table-cell office:value-type="string" table:style-name="ce2">
            <text:p>Um Suqaim Secon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§Ù„Ø¹Ø±Ø¨</text:p>
          </table:table-cell>
          <table:table-cell office:value-type="string" table:style-name="ce2">
            <text:p>Burj Al Arab</text:p>
          </table:table-cell>
          <table:table-cell office:value-type="string" table:style-name="ce2">
            <text:p>Ù…Ø­Ø·Ø© Ù…ØªØ±Ùˆ Ø¨Ù†Ùƒ Ø£Ø¨ÙˆØ¸Ø¨ÙŠ Ø§Ù„Ø£ÙˆÙ„</text:p>
          </table:table-cell>
          <table:table-cell office:value-type="string" table:style-name="ce2">
            <text:p>First Abu Dhabi Bank Metro Station</text:p>
          </table:table-cell>
          <table:table-cell office:value-type="string" table:style-name="ce2">
            <text:p>Ù…ÙˆÙ„ Ø§Ù„Ø¥Ù…Ø§Ø±Ø§Øª</text:p>
          </table:table-cell>
          <table:table-cell office:value-type="string" table:style-name="ce2">
            <text:p>Mall of the Emirates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594.58000000000004" table:style-name="ce2">
            <text:p>594.58</text:p>
          </table:table-cell>
          <table:table-cell office:value-type="float" office:value="5000000" table:style-name="ce2">
            <text:p>5000000</text:p>
          </table:table-cell>
          <table:table-cell office:value-type="float" office:value="8409.2999999999993" table:style-name="ce2">
            <text:p>8409.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3-9-2006-162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Ù‡Ø¨Ø§Øª</text:p>
          </table:table-cell>
          <table:table-cell office:value-type="string" table:style-name="ce2">
            <text:p>Gifts</text:p>
          </table:table-cell>
          <table:table-cell office:value-type="string" table:style-name="ce2">
            <text:p>Ù‡Ø¨Ù‡</text:p>
          </table:table-cell>
          <table:table-cell office:value-type="string" table:style-name="ce2">
            <text:p>Grant</text:p>
          </table:table-cell>
          <table:table-cell office:value-type="date" office:date-value="2006-11-06T00:00:00" table:style-name="ce3">
            <text:p>06/11/200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£Ø±Ø¶</text:p>
          </table:table-cell>
          <table:table-cell office:value-type="string" table:style-name="ce2">
            <text:p>Land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69" table:style-name="ce2">
            <text:p>369</text:p>
          </table:table-cell>
          <table:table-cell office:value-type="string" table:style-name="ce2">
            <text:p>Ø§Ù„Ø¨Ø±Ø´Ø§Ø¡ Ø§Ù„Ø«Ø§Ù„Ø«Ù‡</text:p>
          </table:table-cell>
          <table:table-cell office:value-type="string" table:style-name="ce2">
            <text:p>Al Barsha Thir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£ÙƒØ§Ø¯ÙŠÙ…ÙŠØ© Ø§Ù„Ù…Ø¯ÙŠÙ†Ø© Ø§Ù„Ø±ÙŠØ§Ø¶ÙŠØ© Ù„Ù„Ø³Ø¨Ø§Ø­Ø©</text:p>
          </table:table-cell>
          <table:table-cell office:value-type="string" table:style-name="ce2">
            <text:p>Sports City Swimming Academy</text:p>
          </table:table-cell>
          <table:table-cell office:value-type="string" table:style-name="ce2">
            <text:p>Ù…Ø¯ÙŠÙ†Ø© Ø¯Ø¨ÙŠ Ù„Ù„Ø¥Ù†ØªØ±Ù†Øª</text:p>
          </table:table-cell>
          <table:table-cell office:value-type="string" table:style-name="ce2">
            <text:p>Dubai Internet City</text:p>
          </table:table-cell>
          <table:table-cell office:value-type="string" table:style-name="ce2">
            <text:p>Ù…ÙˆÙ„ Ø§Ù„Ø¥Ù…Ø§Ø±Ø§Øª</text:p>
          </table:table-cell>
          <table:table-cell office:value-type="string" table:style-name="ce2">
            <text:p>Mall of the Emirates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2700000" table:style-name="ce2">
            <text:p>2700000</text:p>
          </table:table-cell>
          <table:table-cell office:value-type="float" office:value="1937.5" table:style-name="ce2">
            <text:p>1937.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20-316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20-03-24T00:00:00" table:style-name="ce3">
            <text:p>24/03/202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£Ø±Ø¶</text:p>
          </table:table-cell>
          <table:table-cell office:value-type="string" table:style-name="ce2">
            <text:p>Land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57" table:style-name="ce2">
            <text:p>357</text:p>
          </table:table-cell>
          <table:table-cell office:value-type="string" table:style-name="ce2">
            <text:p>Ø§Ù„Ø·ÙˆØ§Ø± Ø§Ù„Ø®Ø§Ù…Ø³Ø©</text:p>
          </table:table-cell>
          <table:table-cell office:value-type="string" table:style-name="ce2">
            <text:p>AL TWAR FIFTH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Ù‚ØµÙŠØµ</text:p>
          </table:table-cell>
          <table:table-cell office:value-type="string" table:style-name="ce2">
            <text:p>Al Qusais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532.9" table:style-name="ce2">
            <text:p>1532.9</text:p>
          </table:table-cell>
          <table:table-cell office:value-type="float" office:value="2800000" table:style-name="ce2">
            <text:p>2800000</text:p>
          </table:table-cell>
          <table:table-cell office:value-type="float" office:value="1826.6" table:style-name="ce2">
            <text:p>1826.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1999-1738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1999-09-15T00:00:00" table:style-name="ce3">
            <text:p>15/09/199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11" table:style-name="ce2">
            <text:p>311</text:p>
          </table:table-cell>
          <table:table-cell office:value-type="string" table:style-name="ce2">
            <text:p>Ù…Ø­ÙŠØµÙ†Ù‡ Ø§Ù„Ø«Ø§Ù„Ø«Ù‡</text:p>
          </table:table-cell>
          <table:table-cell office:value-type="string" table:style-name="ce2">
            <text:p>Muhaisanah Thir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Ù‚ØµÙŠØµ</text:p>
          </table:table-cell>
          <table:table-cell office:value-type="string" table:style-name="ce2">
            <text:p>Al Qusais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29.03" table:style-name="ce2">
            <text:p>929.03</text:p>
          </table:table-cell>
          <table:table-cell office:value-type="float" office:value="500000" table:style-name="ce2">
            <text:p>500000</text:p>
          </table:table-cell>
          <table:table-cell office:value-type="float" office:value="538.20000000000005" table:style-name="ce2">
            <text:p>538.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1999-806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1999-06-07T00:00:00" table:style-name="ce3">
            <text:p>07/06/199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93" table:style-name="ce2">
            <text:p>393</text:p>
          </table:table-cell>
          <table:table-cell office:value-type="string" table:style-name="ce2">
            <text:p>Ø§Ù„Ø¨Ø±Ø´Ø§Ø¡ Ø§Ù„Ø«Ø§Ù†ÙŠÙ‡</text:p>
          </table:table-cell>
          <table:table-cell office:value-type="string" table:style-name="ce2">
            <text:p>Al Barsha Secon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§Ù„Ø¹Ø±Ø¨</text:p>
          </table:table-cell>
          <table:table-cell office:value-type="string" table:style-name="ce2">
            <text:p>Burj Al Arab</text:p>
          </table:table-cell>
          <table:table-cell office:value-type="string" table:style-name="ce2">
            <text:p>Ù…Ø­Ø·Ø© Ù…ØªØ±Ùˆ Ø´Ø±Ù Ø¯ÙŠ Ø¬ÙŠ</text:p>
          </table:table-cell>
          <table:table-cell office:value-type="string" table:style-name="ce2">
            <text:p>Sharaf Dg Metro Station</text:p>
          </table:table-cell>
          <table:table-cell office:value-type="string" table:style-name="ce2">
            <text:p>Ù…ÙˆÙ„ Ø§Ù„Ø¥Ù…Ø§Ø±Ø§Øª</text:p>
          </table:table-cell>
          <table:table-cell office:value-type="string" table:style-name="ce2">
            <text:p>Mall of the Emirates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500000" table:style-name="ce2">
            <text:p>500000</text:p>
          </table:table-cell>
          <table:table-cell office:value-type="float" office:value="358.8" table:style-name="ce2">
            <text:p>358.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1999-997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1999-06-28T00:00:00" table:style-name="ce3">
            <text:p>28/06/199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93" table:style-name="ce2">
            <text:p>393</text:p>
          </table:table-cell>
          <table:table-cell office:value-type="string" table:style-name="ce2">
            <text:p>Ø§Ù„Ø¨Ø±Ø´Ø§Ø¡ Ø§Ù„Ø«Ø§Ù†ÙŠÙ‡</text:p>
          </table:table-cell>
          <table:table-cell office:value-type="string" table:style-name="ce2">
            <text:p>Al Barsha Secon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§Ù„Ø¹Ø±Ø¨</text:p>
          </table:table-cell>
          <table:table-cell office:value-type="string" table:style-name="ce2">
            <text:p>Burj Al Arab</text:p>
          </table:table-cell>
          <table:table-cell office:value-type="string" table:style-name="ce2">
            <text:p>Ù…Ø­Ø·Ø© Ù…ØªØ±Ùˆ Ø¨Ù†Ùƒ Ø£Ø¨ÙˆØ¸Ø¨ÙŠ Ø§Ù„Ø£ÙˆÙ„</text:p>
          </table:table-cell>
          <table:table-cell office:value-type="string" table:style-name="ce2">
            <text:p>First Abu Dhabi Bank Metro Station</text:p>
          </table:table-cell>
          <table:table-cell office:value-type="string" table:style-name="ce2">
            <text:p>Ù…ÙˆÙ„ Ø§Ù„Ø¥Ù…Ø§Ø±Ø§Øª</text:p>
          </table:table-cell>
          <table:table-cell office:value-type="string" table:style-name="ce2">
            <text:p>Mall of the Emirates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500000" table:style-name="ce2">
            <text:p>500000</text:p>
          </table:table-cell>
          <table:table-cell office:value-type="float" office:value="358.8" table:style-name="ce2">
            <text:p>358.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1-284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1-05-07T00:00:00" table:style-name="ce3">
            <text:p>07/05/200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11" table:style-name="ce2">
            <text:p>311</text:p>
          </table:table-cell>
          <table:table-cell office:value-type="string" table:style-name="ce2">
            <text:p>Ù…Ø­ÙŠØµÙ†Ù‡ Ø§Ù„Ø«Ø§Ù„Ø«Ù‡</text:p>
          </table:table-cell>
          <table:table-cell office:value-type="string" table:style-name="ce2">
            <text:p>Muhaisanah Thir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Ù‚ØµÙŠØµ</text:p>
          </table:table-cell>
          <table:table-cell office:value-type="string" table:style-name="ce2">
            <text:p>Al Qusais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500000" table:style-name="ce2">
            <text:p>500000</text:p>
          </table:table-cell>
          <table:table-cell office:value-type="float" office:value="358.8" table:style-name="ce2">
            <text:p>358.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1999-969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1999-06-21T00:00:00" table:style-name="ce3">
            <text:p>21/06/199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14" table:style-name="ce2">
            <text:p>314</text:p>
          </table:table-cell>
          <table:table-cell office:value-type="string" table:style-name="ce2">
            <text:p>Ø§Ù„ØµÙØ§ Ø§Ù„Ø«Ø§Ù†ÙŠÙ‡</text:p>
          </table:table-cell>
          <table:table-cell office:value-type="string" table:style-name="ce2">
            <text:p>Al Saffa Secon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§Ù„Ø¹Ø±Ø¨</text:p>
          </table:table-cell>
          <table:table-cell office:value-type="string" table:style-name="ce2">
            <text:p>Burj Al Arab</text:p>
          </table:table-cell>
          <table:table-cell office:value-type="string" table:style-name="ce2">
            <text:p>Ù…Ø­Ø·Ø© Ù…ØªØ±Ùˆ Ù†ÙˆØ± Ø¨Ù†Ùƒ</text:p>
          </table:table-cell>
          <table:table-cell office:value-type="string" table:style-name="ce2">
            <text:p>Noor Bank Metro Station</text:p>
          </table:table-cell>
          <table:table-cell office:value-type="string" table:style-name="ce2">
            <text:p>Ù…ÙˆÙ„ Ø§Ù„Ø¥Ù…Ø§Ø±Ø§Øª</text:p>
          </table:table-cell>
          <table:table-cell office:value-type="string" table:style-name="ce2">
            <text:p>Mall of the Emirates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500000" table:style-name="ce2">
            <text:p>500000</text:p>
          </table:table-cell>
          <table:table-cell office:value-type="float" office:value="358.8" table:style-name="ce2">
            <text:p>358.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1999-967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1999-06-21T00:00:00" table:style-name="ce3">
            <text:p>21/06/199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14" table:style-name="ce2">
            <text:p>314</text:p>
          </table:table-cell>
          <table:table-cell office:value-type="string" table:style-name="ce2">
            <text:p>Ø§Ù„ØµÙØ§ Ø§Ù„Ø«Ø§Ù†ÙŠÙ‡</text:p>
          </table:table-cell>
          <table:table-cell office:value-type="string" table:style-name="ce2">
            <text:p>Al Saffa Secon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§Ù„Ø¹Ø±Ø¨</text:p>
          </table:table-cell>
          <table:table-cell office:value-type="string" table:style-name="ce2">
            <text:p>Burj Al Arab</text:p>
          </table:table-cell>
          <table:table-cell office:value-type="string" table:style-name="ce2">
            <text:p>Ù…Ø­Ø·Ø© Ù…ØªØ±Ùˆ Ù†ÙˆØ± Ø¨Ù†Ùƒ</text:p>
          </table:table-cell>
          <table:table-cell office:value-type="string" table:style-name="ce2">
            <text:p>Noor Bank Metro Station</text:p>
          </table:table-cell>
          <table:table-cell office:value-type="string" table:style-name="ce2">
            <text:p>Ù…ÙˆÙ„ Ø§Ù„Ø¥Ù…Ø§Ø±Ø§Øª</text:p>
          </table:table-cell>
          <table:table-cell office:value-type="string" table:style-name="ce2">
            <text:p>Mall of the Emirates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500000" table:style-name="ce2">
            <text:p>500000</text:p>
          </table:table-cell>
          <table:table-cell office:value-type="float" office:value="358.8" table:style-name="ce2">
            <text:p>358.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9-2586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9-11-18T00:00:00" table:style-name="ce3">
            <text:p>18/11/200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98" table:style-name="ce2">
            <text:p>298</text:p>
          </table:table-cell>
          <table:table-cell office:value-type="string" table:style-name="ce2">
            <text:p>Ø§Ù„ÙˆØ±Ù‚Ø§Ø¡ Ø§Ù„Ø«Ø§Ù„Ø«Ù‡</text:p>
          </table:table-cell>
          <table:table-cell office:value-type="string" table:style-name="ce2">
            <text:p>Al Warqa Thir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126.6300000000001" table:style-name="ce2">
            <text:p>1126.63</text:p>
          </table:table-cell>
          <table:table-cell office:value-type="float" office:value="750000" table:style-name="ce2">
            <text:p>750000</text:p>
          </table:table-cell>
          <table:table-cell office:value-type="float" office:value="665.7" table:style-name="ce2">
            <text:p>665.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6-137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6-02-22T00:00:00" table:style-name="ce3">
            <text:p>22/02/2006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98" table:style-name="ce2">
            <text:p>298</text:p>
          </table:table-cell>
          <table:table-cell office:value-type="string" table:style-name="ce2">
            <text:p>Ø§Ù„ÙˆØ±Ù‚Ø§Ø¡ Ø§Ù„Ø«Ø§Ù„Ø«Ù‡</text:p>
          </table:table-cell>
          <table:table-cell office:value-type="string" table:style-name="ce2">
            <text:p>Al Warqa Thir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149.02" table:style-name="ce2">
            <text:p>1149.02</text:p>
          </table:table-cell>
          <table:table-cell office:value-type="float" office:value="750000" table:style-name="ce2">
            <text:p>750000</text:p>
          </table:table-cell>
          <table:table-cell office:value-type="float" office:value="652.73" table:style-name="ce2">
            <text:p>652.7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12-6326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12-04-16T00:00:00" table:style-name="ce3">
            <text:p>16/04/201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33" table:style-name="ce2">
            <text:p>233</text:p>
          </table:table-cell>
          <table:table-cell office:value-type="string" table:style-name="ce2">
            <text:p>Ù‡ÙˆØ± Ø§Ù„Ø¹Ù†Ø²</text:p>
          </table:table-cell>
          <table:table-cell office:value-type="string" table:style-name="ce2">
            <text:p>Hor Al Anz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£Ø¨Ùˆ Ù‡ÙŠÙ„</text:p>
          </table:table-cell>
          <table:table-cell office:value-type="string" table:style-name="ce2">
            <text:p>Abu Hail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232.26" table:style-name="ce2">
            <text:p>232.26</text:p>
          </table:table-cell>
          <table:table-cell office:value-type="float" office:value="1250000" table:style-name="ce2">
            <text:p>1250000</text:p>
          </table:table-cell>
          <table:table-cell office:value-type="float" office:value="5381.9" table:style-name="ce2">
            <text:p>5381.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44-2021-1559</text:p>
          </table:table-cell>
          <table:table-cell office:value-type="float" office:value="44" table:style-name="ce2">
            <text:p>4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­ÙˆÙŠÙ„ Ø±Ù‡Ù†</text:p>
          </table:table-cell>
          <table:table-cell office:value-type="string" table:style-name="ce2">
            <text:p>Mortgage Transfer</text:p>
          </table:table-cell>
          <table:table-cell office:value-type="date" office:date-value="2021-03-09T00:00:00" table:style-name="ce3">
            <text:p>09/03/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38" table:style-name="ce2">
            <text:p>338</text:p>
          </table:table-cell>
          <table:table-cell office:value-type="string" table:style-name="ce2">
            <text:p>Ø§Ù„Ù‚ÙˆØ² Ø§Ù„Ø§ÙˆÙ„Ù‰</text:p>
          </table:table-cell>
          <table:table-cell office:value-type="string" table:style-name="ce2">
            <text:p>Al Goze First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ˆØ³Ø· Ù…Ø¯ÙŠÙ†Ø© Ø¯Ø¨ÙŠ</text:p>
          </table:table-cell>
          <table:table-cell office:value-type="string" table:style-name="ce2">
            <text:p>Downtown Dubai</text:p>
          </table:table-cell>
          <table:table-cell office:value-type="string" table:style-name="ce2">
            <text:p>Ù…Ø­Ø·Ø© Ù…ØªØ±Ùˆ Ù†ÙˆØ± Ø¨Ù†Ùƒ</text:p>
          </table:table-cell>
          <table:table-cell office:value-type="string" table:style-name="ce2">
            <text:p>Noor Bank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929.03" table:style-name="ce2">
            <text:p>929.03</text:p>
          </table:table-cell>
          <table:table-cell office:value-type="float" office:value="2750000" table:style-name="ce2">
            <text:p>2750000</text:p>
          </table:table-cell>
          <table:table-cell office:value-type="float" office:value="2960.08" table:style-name="ce2">
            <text:p>2960.0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22-423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22-01-19T00:00:00" table:style-name="ce3">
            <text:p>19/01/202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98" table:style-name="ce2">
            <text:p>298</text:p>
          </table:table-cell>
          <table:table-cell office:value-type="string" table:style-name="ce2">
            <text:p>Ø§Ù„ÙˆØ±Ù‚Ø§Ø¡ Ø§Ù„Ø«Ø§Ù„Ø«Ù‡</text:p>
          </table:table-cell>
          <table:table-cell office:value-type="string" table:style-name="ce2">
            <text:p>Al Warqa Thir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259.3900000000001" table:style-name="ce2">
            <text:p>1259.39</text:p>
          </table:table-cell>
          <table:table-cell office:value-type="float" office:value="2800000" table:style-name="ce2">
            <text:p>2800000</text:p>
          </table:table-cell>
          <table:table-cell office:value-type="float" office:value="2223.3000000000002" table:style-name="ce2">
            <text:p>2223.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6-958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6-07-24T00:00:00" table:style-name="ce3">
            <text:p>24/07/2006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16" table:style-name="ce2">
            <text:p>316</text:p>
          </table:table-cell>
          <table:table-cell office:value-type="string" table:style-name="ce2">
            <text:p>Ø§Ù„Ù…Ø²Ù‡Ø± Ø§Ù„Ø§ÙˆÙ„Ù‰</text:p>
          </table:table-cell>
          <table:table-cell office:value-type="string" table:style-name="ce2">
            <text:p>Al Mizhar First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ØªØµØ§Ù„Ø§Øª</text:p>
          </table:table-cell>
          <table:table-cell office:value-type="string" table:style-name="ce2">
            <text:p>Etisalat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5.03" table:style-name="ce2">
            <text:p>1395.03</text:p>
          </table:table-cell>
          <table:table-cell office:value-type="float" office:value="620000" table:style-name="ce2">
            <text:p>620000</text:p>
          </table:table-cell>
          <table:table-cell office:value-type="float" office:value="444.43" table:style-name="ce2">
            <text:p>444.4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3-641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3-08-18T00:00:00" table:style-name="ce3">
            <text:p>18/08/200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93" table:style-name="ce2">
            <text:p>393</text:p>
          </table:table-cell>
          <table:table-cell office:value-type="string" table:style-name="ce2">
            <text:p>Ø§Ù„Ø¨Ø±Ø´Ø§Ø¡ Ø§Ù„Ø«Ø§Ù†ÙŠÙ‡</text:p>
          </table:table-cell>
          <table:table-cell office:value-type="string" table:style-name="ce2">
            <text:p>Al Barsha Secon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§Ù„Ø¹Ø±Ø¨</text:p>
          </table:table-cell>
          <table:table-cell office:value-type="string" table:style-name="ce2">
            <text:p>Burj Al Arab</text:p>
          </table:table-cell>
          <table:table-cell office:value-type="string" table:style-name="ce2">
            <text:p>Ù…Ø­Ø·Ø© Ù…ØªØ±Ùˆ Ø´Ø±Ù Ø¯ÙŠ Ø¬ÙŠ</text:p>
          </table:table-cell>
          <table:table-cell office:value-type="string" table:style-name="ce2">
            <text:p>Sharaf Dg Metro Station</text:p>
          </table:table-cell>
          <table:table-cell office:value-type="string" table:style-name="ce2">
            <text:p>Ù…ÙˆÙ„ Ø§Ù„Ø¥Ù…Ø§Ø±Ø§Øª</text:p>
          </table:table-cell>
          <table:table-cell office:value-type="string" table:style-name="ce2">
            <text:p>Mall of the Emirates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56.38" table:style-name="ce2">
            <text:p>1356.38</text:p>
          </table:table-cell>
          <table:table-cell office:value-type="float" office:value="1500000" table:style-name="ce2">
            <text:p>1500000</text:p>
          </table:table-cell>
          <table:table-cell office:value-type="float" office:value="1105.8800000000001" table:style-name="ce2">
            <text:p>1105.8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7-2146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7-08-06T00:00:00" table:style-name="ce3">
            <text:p>06/08/200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£Ø±Ø¶</text:p>
          </table:table-cell>
          <table:table-cell office:value-type="string" table:style-name="ce2">
            <text:p>Land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94" table:style-name="ce2">
            <text:p>394</text:p>
          </table:table-cell>
          <table:table-cell office:value-type="string" table:style-name="ce2">
            <text:p>Ø§Ù„Ù…Ø²Ù‡Ø± Ø§Ù„Ø«Ø§Ù†ÙŠÙ‡</text:p>
          </table:table-cell>
          <table:table-cell office:value-type="string" table:style-name="ce2">
            <text:p>Al Mizhar Secon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ØªØµØ§Ù„Ø§Øª</text:p>
          </table:table-cell>
          <table:table-cell office:value-type="string" table:style-name="ce2">
            <text:p>Etisalat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858.06" table:style-name="ce2">
            <text:p>1858.06</text:p>
          </table:table-cell>
          <table:table-cell office:value-type="float" office:value="3000000" table:style-name="ce2">
            <text:p>3000000</text:p>
          </table:table-cell>
          <table:table-cell office:value-type="float" office:value="1614.59" table:style-name="ce2">
            <text:p>1614.5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25-8736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25-03-03T00:00:00" table:style-name="ce3">
            <text:p>03/03/202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28" table:style-name="ce2">
            <text:p>328</text:p>
          </table:table-cell>
          <table:table-cell office:value-type="string" table:style-name="ce2">
            <text:p>Ø§Ù„Ø¬Ø§ÙÙ„ÙŠÙ‡</text:p>
          </table:table-cell>
          <table:table-cell office:value-type="string" table:style-name="ce2">
            <text:p>Al Jafliy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®Ù„ÙŠÙØ©</text:p>
          </table:table-cell>
          <table:table-cell office:value-type="string" table:style-name="ce2">
            <text:p>Burj Khalifa</text:p>
          </table:table-cell>
          <table:table-cell office:value-type="string" table:style-name="ce2">
            <text:p>Ù…Ø­Ø·Ø© Ù…ØªØ±Ùˆ Ø§Ù„Ø¬Ø§ÙÙ„ÙŠØ©</text:p>
          </table:table-cell>
          <table:table-cell office:value-type="string" table:style-name="ce2">
            <text:p>Al Jafiliya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34.729999999999997" table:style-name="ce2">
            <text:p>34.73</text:p>
          </table:table-cell>
          <table:table-cell office:value-type="float" office:value="338498" table:style-name="ce2">
            <text:p>338498</text:p>
          </table:table-cell>
          <table:table-cell office:value-type="float" office:value="9746.59" table:style-name="ce2">
            <text:p>9746.5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10-6228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10-11-29T00:00:00" table:style-name="ce3">
            <text:p>29/11/201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98" table:style-name="ce2">
            <text:p>298</text:p>
          </table:table-cell>
          <table:table-cell office:value-type="string" table:style-name="ce2">
            <text:p>Ø§Ù„ÙˆØ±Ù‚Ø§Ø¡ Ø§Ù„Ø«Ø§Ù„Ø«Ù‡</text:p>
          </table:table-cell>
          <table:table-cell office:value-type="string" table:style-name="ce2">
            <text:p>Al Warqa Thir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169" table:style-name="ce2">
            <text:p>1169</text:p>
          </table:table-cell>
          <table:table-cell office:value-type="float" office:value="750000" table:style-name="ce2">
            <text:p>750000</text:p>
          </table:table-cell>
          <table:table-cell office:value-type="float" office:value="641.57000000000005" table:style-name="ce2">
            <text:p>641.5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10-576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10-02-15T00:00:00" table:style-name="ce3">
            <text:p>15/02/2010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54" table:style-name="ce2">
            <text:p>354</text:p>
          </table:table-cell>
          <table:table-cell office:value-type="string" table:style-name="ce2">
            <text:p>Ø§Ù„ÙˆØ±Ù‚Ø§Ø¡ Ø§Ù„Ø«Ø§Ù†ÙŠÙ‡</text:p>
          </table:table-cell>
          <table:table-cell office:value-type="string" table:style-name="ce2">
            <text:p>Al Warqa Secon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102.67" table:style-name="ce2">
            <text:p>1102.67</text:p>
          </table:table-cell>
          <table:table-cell office:value-type="float" office:value="750000" table:style-name="ce2">
            <text:p>750000</text:p>
          </table:table-cell>
          <table:table-cell office:value-type="float" office:value="680.17" table:style-name="ce2">
            <text:p>680.1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03-1537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03-10-15T00:00:00" table:style-name="ce3">
            <text:p>15/10/200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£Ø±Ø¶</text:p>
          </table:table-cell>
          <table:table-cell office:value-type="string" table:style-name="ce2">
            <text:p>Land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98" table:style-name="ce2">
            <text:p>298</text:p>
          </table:table-cell>
          <table:table-cell office:value-type="string" table:style-name="ce2">
            <text:p>Ø§Ù„ÙˆØ±Ù‚Ø§Ø¡ Ø§Ù„Ø«Ø§Ù„Ø«Ù‡</text:p>
          </table:table-cell>
          <table:table-cell office:value-type="string" table:style-name="ce2">
            <text:p>Al Warqa Thir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6" table:style-name="ce2"/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114.74" table:style-name="ce2">
            <text:p>1114.74</text:p>
          </table:table-cell>
          <table:table-cell office:value-type="float" office:value="443963" table:style-name="ce2">
            <text:p>443963</text:p>
          </table:table-cell>
          <table:table-cell office:value-type="float" office:value="398.27" table:style-name="ce2">
            <text:p>398.2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1999-1452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1999-08-16T00:00:00" table:style-name="ce3">
            <text:p>16/08/199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58" table:style-name="ce2">
            <text:p>358</text:p>
          </table:table-cell>
          <table:table-cell office:value-type="string" table:style-name="ce2">
            <text:p>Ø§Ù„Ø·ÙˆØ§Ø± Ø§Ù„Ø§ÙˆÙ„Ù‰</text:p>
          </table:table-cell>
          <table:table-cell office:value-type="string" table:style-name="ce2">
            <text:p>Al Twar First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§Ø³ØªØ§Ø¯</text:p>
          </table:table-cell>
          <table:table-cell office:value-type="string" table:style-name="ce2">
            <text:p>STADIUM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514.32" table:style-name="ce2">
            <text:p>1514.32</text:p>
          </table:table-cell>
          <table:table-cell office:value-type="float" office:value="500000" table:style-name="ce2">
            <text:p>500000</text:p>
          </table:table-cell>
          <table:table-cell office:value-type="float" office:value="330.18" table:style-name="ce2">
            <text:p>330.1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4-114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4-03-01T00:00:00" table:style-name="ce3">
            <text:p>01/03/200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12" table:style-name="ce2">
            <text:p>312</text:p>
          </table:table-cell>
          <table:table-cell office:value-type="string" table:style-name="ce2">
            <text:p>Ù…Ø­ÙŠØµÙ†Ù‡ Ø§Ù„Ø§ÙˆÙ„Ù‰</text:p>
          </table:table-cell>
          <table:table-cell office:value-type="string" table:style-name="ce2">
            <text:p>Muhaisanah First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ØªØµØ§Ù„Ø§Øª</text:p>
          </table:table-cell>
          <table:table-cell office:value-type="string" table:style-name="ce2">
            <text:p>Etisalat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500000" table:style-name="ce2">
            <text:p>500000</text:p>
          </table:table-cell>
          <table:table-cell office:value-type="float" office:value="358.8" table:style-name="ce2">
            <text:p>358.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24-15485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24-05-06T00:00:00" table:style-name="ce3">
            <text:p>06/05/202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67" table:style-name="ce2">
            <text:p>267</text:p>
          </table:table-cell>
          <table:table-cell office:value-type="string" table:style-name="ce2">
            <text:p>Ø§Ù„Ø±ÙØ§Ø¹Ù‡</text:p>
          </table:table-cell>
          <table:table-cell office:value-type="string" table:style-name="ce2">
            <text:p>Al Raff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®Ù„ÙŠÙØ©</text:p>
          </table:table-cell>
          <table:table-cell office:value-type="string" table:style-name="ce2">
            <text:p>Burj Khalifa</text:p>
          </table:table-cell>
          <table:table-cell office:value-type="string" table:style-name="ce2">
            <text:p>Ù…Ø­Ø·Ø© Ù…ØªØ±Ùˆ Ø¨Ù†Ùƒ Ø£Ø¨ÙˆØ¸Ø¨ÙŠ Ø§Ù„ØªØ¬Ø§Ø±ÙŠ</text:p>
          </table:table-cell>
          <table:table-cell office:value-type="string" table:style-name="ce2">
            <text:p>ADCB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29.16" table:style-name="ce2">
            <text:p>1329.16</text:p>
          </table:table-cell>
          <table:table-cell office:value-type="float" office:value="28000000" table:style-name="ce2">
            <text:p>28000000</text:p>
          </table:table-cell>
          <table:table-cell office:value-type="float" office:value="21065.94" table:style-name="ce2">
            <text:p>21065.9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16-9324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16-12-15T00:00:00" table:style-name="ce3">
            <text:p>15/12/201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Ù…Ø¨Ù†Ù‰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01" table:style-name="ce2">
            <text:p>301</text:p>
          </table:table-cell>
          <table:table-cell office:value-type="string" table:style-name="ce2">
            <text:p>Ø§Ù„Ù†Ù‡Ø¯Ù‡ Ø§Ù„Ø«Ø§Ù†ÙŠÙ‡</text:p>
          </table:table-cell>
          <table:table-cell office:value-type="string" table:style-name="ce2">
            <text:p>Al Nahda Secon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§Ø³ØªØ§Ø¯</text:p>
          </table:table-cell>
          <table:table-cell office:value-type="string" table:style-name="ce2">
            <text:p>STADIUM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535.04" table:style-name="ce2">
            <text:p>1535.04</text:p>
          </table:table-cell>
          <table:table-cell office:value-type="float" office:value="31000000" table:style-name="ce2">
            <text:p>31000000</text:p>
          </table:table-cell>
          <table:table-cell office:value-type="float" office:value="20194.91" table:style-name="ce2">
            <text:p>20194.9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1999-1625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1999-09-07T00:00:00" table:style-name="ce3">
            <text:p>07/09/199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70" table:style-name="ce2">
            <text:p>370</text:p>
          </table:table-cell>
          <table:table-cell office:value-type="string" table:style-name="ce2">
            <text:p>Ø§Ù… Ø³Ù‚ÙŠÙ… Ø§Ù„Ø«Ø§Ù„Ø«Ù‡</text:p>
          </table:table-cell>
          <table:table-cell office:value-type="string" table:style-name="ce2">
            <text:p>Um Suqaim Thir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§Ù„Ø¹Ø±Ø¨</text:p>
          </table:table-cell>
          <table:table-cell office:value-type="string" table:style-name="ce2">
            <text:p>Burj Al Arab</text:p>
          </table:table-cell>
          <table:table-cell office:value-type="string" table:style-name="ce2">
            <text:p>Ù…Ø­Ø·Ø© Ù…ØªØ±Ùˆ Ø¨Ù†Ùƒ Ø£Ø¨ÙˆØ¸Ø¨ÙŠ Ø§Ù„Ø£ÙˆÙ„</text:p>
          </table:table-cell>
          <table:table-cell office:value-type="string" table:style-name="ce2">
            <text:p>First Abu Dhabi Bank Metro Station</text:p>
          </table:table-cell>
          <table:table-cell office:value-type="string" table:style-name="ce2">
            <text:p>Ù…ÙˆÙ„ Ø§Ù„Ø¥Ù…Ø§Ø±Ø§Øª</text:p>
          </table:table-cell>
          <table:table-cell office:value-type="string" table:style-name="ce2">
            <text:p>Mall of the Emirates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93.55" table:style-name="ce2">
            <text:p>1393.55</text:p>
          </table:table-cell>
          <table:table-cell office:value-type="float" office:value="500000" table:style-name="ce2">
            <text:p>500000</text:p>
          </table:table-cell>
          <table:table-cell office:value-type="float" office:value="358.8" table:style-name="ce2">
            <text:p>358.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4-2006-258</text:p>
          </table:table-cell>
          <table:table-cell office:value-type="float" office:value="14" table:style-name="ce2">
            <text:p>1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¹Ø¯ÙŠÙ„ Ø±Ù‡Ù†</text:p>
          </table:table-cell>
          <table:table-cell office:value-type="string" table:style-name="ce2">
            <text:p>Modify Mortgage</text:p>
          </table:table-cell>
          <table:table-cell office:value-type="date" office:date-value="2006-07-24T00:00:00" table:style-name="ce3">
            <text:p>24/07/2006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15" table:style-name="ce2">
            <text:p>315</text:p>
          </table:table-cell>
          <table:table-cell office:value-type="string" table:style-name="ce2">
            <text:p>Ø§Ù„Ù…Ù†Ø§Ø±Ù‡</text:p>
          </table:table-cell>
          <table:table-cell office:value-type="string" table:style-name="ce2">
            <text:p>Al Manar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§Ù„Ø¹Ø±Ø¨</text:p>
          </table:table-cell>
          <table:table-cell office:value-type="string" table:style-name="ce2">
            <text:p>Burj Al Arab</text:p>
          </table:table-cell>
          <table:table-cell office:value-type="string" table:style-name="ce2">
            <text:p>Ù…Ø­Ø·Ø© Ù…ØªØ±Ùˆ Ù†ÙˆØ± Ø¨Ù†Ùƒ</text:p>
          </table:table-cell>
          <table:table-cell office:value-type="string" table:style-name="ce2">
            <text:p>Noor Bank Metro Station</text:p>
          </table:table-cell>
          <table:table-cell office:value-type="string" table:style-name="ce2">
            <text:p>Ù…ÙˆÙ„ Ø§Ù„Ø¥Ù…Ø§Ø±Ø§Øª</text:p>
          </table:table-cell>
          <table:table-cell office:value-type="string" table:style-name="ce2">
            <text:p>Mall of the Emirates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625.8" table:style-name="ce2">
            <text:p>1625.8</text:p>
          </table:table-cell>
          <table:table-cell office:value-type="float" office:value="500000" table:style-name="ce2">
            <text:p>500000</text:p>
          </table:table-cell>
          <table:table-cell office:value-type="float" office:value="307.54000000000002" table:style-name="ce2">
            <text:p>307.5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1-161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1-03-21T00:00:00" table:style-name="ce3">
            <text:p>21/03/200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15" table:style-name="ce2">
            <text:p>315</text:p>
          </table:table-cell>
          <table:table-cell office:value-type="string" table:style-name="ce2">
            <text:p>Ø§Ù„Ù…Ù†Ø§Ø±Ù‡</text:p>
          </table:table-cell>
          <table:table-cell office:value-type="string" table:style-name="ce2">
            <text:p>Al Manara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§Ù„Ø¹Ø±Ø¨</text:p>
          </table:table-cell>
          <table:table-cell office:value-type="string" table:style-name="ce2">
            <text:p>Burj Al Arab</text:p>
          </table:table-cell>
          <table:table-cell office:value-type="string" table:style-name="ce2">
            <text:p>Ù…Ø­Ø·Ø© Ù…ØªØ±Ùˆ Ù†ÙˆØ± Ø¨Ù†Ùƒ</text:p>
          </table:table-cell>
          <table:table-cell office:value-type="string" table:style-name="ce2">
            <text:p>Noor Bank Metro Station</text:p>
          </table:table-cell>
          <table:table-cell office:value-type="string" table:style-name="ce2">
            <text:p>Ù…ÙˆÙ„ Ø§Ù„Ø¥Ù…Ø§Ø±Ø§Øª</text:p>
          </table:table-cell>
          <table:table-cell office:value-type="string" table:style-name="ce2">
            <text:p>Mall of the Emirates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74.96" table:style-name="ce2">
            <text:p>1374.96</text:p>
          </table:table-cell>
          <table:table-cell office:value-type="float" office:value="500000" table:style-name="ce2">
            <text:p>500000</text:p>
          </table:table-cell>
          <table:table-cell office:value-type="float" office:value="363.65" table:style-name="ce2">
            <text:p>363.6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0-775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0-08-28T00:00:00" table:style-name="ce3">
            <text:p>28/08/2000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69" table:style-name="ce2">
            <text:p>369</text:p>
          </table:table-cell>
          <table:table-cell office:value-type="string" table:style-name="ce2">
            <text:p>Ø§Ù„Ø¨Ø±Ø´Ø§Ø¡ Ø§Ù„Ø«Ø§Ù„Ø«Ù‡</text:p>
          </table:table-cell>
          <table:table-cell office:value-type="string" table:style-name="ce2">
            <text:p>Al Barsha Thir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§Ù„Ø¹Ø±Ø¨</text:p>
          </table:table-cell>
          <table:table-cell office:value-type="string" table:style-name="ce2">
            <text:p>Burj Al Arab</text:p>
          </table:table-cell>
          <table:table-cell office:value-type="string" table:style-name="ce2">
            <text:p>Ù…Ø¯ÙŠÙ†Ø© Ø¯Ø¨ÙŠ Ù„Ù„Ø¥Ù†ØªØ±Ù†Øª</text:p>
          </table:table-cell>
          <table:table-cell office:value-type="string" table:style-name="ce2">
            <text:p>Dubai Internet City</text:p>
          </table:table-cell>
          <table:table-cell office:value-type="string" table:style-name="ce2">
            <text:p>Ù…ÙˆÙ„ Ø§Ù„Ø¥Ù…Ø§Ø±Ø§Øª</text:p>
          </table:table-cell>
          <table:table-cell office:value-type="string" table:style-name="ce2">
            <text:p>Mall of the Emirates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470.65" table:style-name="ce2">
            <text:p>1470.65</text:p>
          </table:table-cell>
          <table:table-cell office:value-type="float" office:value="500000" table:style-name="ce2">
            <text:p>500000</text:p>
          </table:table-cell>
          <table:table-cell office:value-type="float" office:value="339.99" table:style-name="ce2">
            <text:p>339.9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1-11-2021-14588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Ù…Ø¨Ø§ÙŠØ¹Ø§Øª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Ø¨ÙŠØ¹</text:p>
          </table:table-cell>
          <table:table-cell office:value-type="string" table:style-name="ce2">
            <text:p>Sell</text:p>
          </table:table-cell>
          <table:table-cell office:value-type="date" office:date-value="2021-08-23T00:00:00" table:style-name="ce3">
            <text:p>23/08/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318" table:style-name="ce2">
            <text:p>318</text:p>
          </table:table-cell>
          <table:table-cell office:value-type="string" table:style-name="ce2">
            <text:p>Ø¬Ù…ÙŠØ±Ø§ Ø§Ù„Ø«Ø§Ù„Ø«Ù‡</text:p>
          </table:table-cell>
          <table:table-cell office:value-type="string" table:style-name="ce2">
            <text:p>Jumeirah Thir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Ø¨Ø±Ø¬ Ø®Ù„ÙŠÙØ©</text:p>
          </table:table-cell>
          <table:table-cell office:value-type="string" table:style-name="ce2">
            <text:p>Burj Khalifa</text:p>
          </table:table-cell>
          <table:table-cell office:value-type="string" table:style-name="ce2">
            <text:p>Ù…Ø­Ø·Ø© Ù…ØªØ±Ùˆ Ù†ÙˆØ± Ø¨Ù†Ùƒ</text:p>
          </table:table-cell>
          <table:table-cell office:value-type="string" table:style-name="ce2">
            <text:p>Noor Bank Metro Station</text:p>
          </table:table-cell>
          <table:table-cell office:value-type="string" table:style-name="ce2">
            <text:p>Ù…ÙˆÙ„ Ø¯Ø¨ÙŠ</text:p>
          </table:table-cell>
          <table:table-cell office:value-type="string" table:style-name="ce2">
            <text:p>Dubai M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464.52" table:style-name="ce2">
            <text:p>464.52</text:p>
          </table:table-cell>
          <table:table-cell office:value-type="float" office:value="4800000" table:style-name="ce2">
            <text:p>4800000</text:p>
          </table:table-cell>
          <table:table-cell office:value-type="float" office:value="10333.25" table:style-name="ce2">
            <text:p>10333.2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style-name="ro1">
          <table:table-cell office:value-type="string" table:style-name="ce2">
            <text:p>2-13-2004-557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Ø±Ù‡ÙˆÙ†</text:p>
          </table:table-cell>
          <table:table-cell office:value-type="string" table:style-name="ce2">
            <text:p>Mortgages</text:p>
          </table:table-cell>
          <table:table-cell office:value-type="string" table:style-name="ce2">
            <text:p>ØªØ³Ø¬ÙŠÙ„ Ø±Ù‡Ù†</text:p>
          </table:table-cell>
          <table:table-cell office:value-type="string" table:style-name="ce2">
            <text:p>Mortgage Registration</text:p>
          </table:table-cell>
          <table:table-cell office:value-type="date" office:date-value="2004-06-07T00:00:00" table:style-name="ce3">
            <text:p>07/06/200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ÙÙŠÙ„Ø§</text:p>
          </table:table-cell>
          <table:table-cell office:value-type="string" table:style-name="ce2">
            <text:p>Villa</text:p>
          </table:table-cell>
          <table:table-cell office:value-type="string" table:style-name="ce2">
            <text:p>null</text:p>
          </table:table-cell>
          <table:table-cell table:number-columns-repeated="2" table:style-name="ce2"/>
          <table:table-cell office:value-type="string" table:style-name="ce2">
            <text:p>Ø³ÙƒÙ†ÙŠ</text:p>
          </table:table-cell>
          <table:table-cell office:value-type="string" table:style-name="ce2">
            <text:p>Residentia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Ø§Ù„Ø¹Ù‚Ø§Ø±Ø§Øª Ø§Ù„Ù‚Ø§Ø¦Ù…Ø©</text:p>
          </table:table-cell>
          <table:table-cell office:value-type="string" table:style-name="ce2">
            <text:p>Existing Properties</text:p>
          </table:table-cell>
          <table:table-cell office:value-type="float" office:value="298" table:style-name="ce2">
            <text:p>298</text:p>
          </table:table-cell>
          <table:table-cell office:value-type="string" table:style-name="ce2">
            <text:p>Ø§Ù„ÙˆØ±Ù‚Ø§Ø¡ Ø§Ù„Ø«Ø§Ù„Ø«Ù‡</text:p>
          </table:table-cell>
          <table:table-cell office:value-type="string" table:style-name="ce2">
            <text:p>Al Warqa Third</text:p>
          </table:table-cell>
          <table:table-cell table:number-columns-repeated="2" table:style-name="ce2"/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Ù…Ø·Ø§Ø± Ø¯Ø¨ÙŠ Ø§Ù„Ø¯ÙˆÙ„ÙŠ</text:p>
          </table:table-cell>
          <table:table-cell office:value-type="string" table:style-name="ce2">
            <text:p>Dubai International Airport</text:p>
          </table:table-cell>
          <table:table-cell office:value-type="string" table:style-name="ce2">
            <text:p>Ù…Ø­Ø·Ø© Ù…ØªØ±Ùˆ Ø§Ù„Ø±Ø§Ø´Ø¯ÙŠØ©</text:p>
          </table:table-cell>
          <table:table-cell office:value-type="string" table:style-name="ce2">
            <text:p>Rashidiya Metro Station</text:p>
          </table:table-cell>
          <table:table-cell office:value-type="string" table:style-name="ce2">
            <text:p>Ø³ÙŠØªÙŠ Ø³Ù†ØªØ± Ù…Ø±Ø¯Ù</text:p>
          </table:table-cell>
          <table:table-cell office:value-type="string" table:style-name="ce2">
            <text:p>City Centre Mirdif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151.53" table:style-name="ce2">
            <text:p>1151.53</text:p>
          </table:table-cell>
          <table:table-cell office:value-type="float" office:value="650000" table:style-name="ce2">
            <text:p>650000</text:p>
          </table:table-cell>
          <table:table-cell office:value-type="float" office:value="564.47" table:style-name="ce2">
            <text:p>564.4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36"/>
        </table:table-row>
        <table:table-row table:number-rows-repeated="10483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Mohit Harpalani</meta:initial-creator>
    <dc:creator>Mohit Harpalani</dc:creator>
    <meta:creation-date>2025-12-11T16:16:54Z</meta:creation-date>
    <dc:date>2025-12-11T16:18:40Z</dc:date>
  </office:meta>
</office:document-meta>
</file>